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d428" draw:textarea-horizontal-align="justify" draw:textarea-vertical-align="middle" draw:auto-grow-height="false" fo:min-height="1.15cm" fo:min-width="3.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9.0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3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29cm"/>
      <style:paragraph-properties style:writing-mode="lr-tb"/>
    </style:style>
    <style:style style:name="gr13" style:family="graphic" style:parent-style-name="standard">
      <style:graphic-properties draw:fill-color="#ffd428" draw:textarea-horizontal-align="justify" draw:textarea-vertical-align="middle" draw:auto-grow-height="false" fo:min-height="1.15cm" fo:min-width="8.8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4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9.4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75cm" fo:min-width="5.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32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7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00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08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649cm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546cm" fo:min-width="4.9cm"/>
    </style:style>
    <style:style style:name="gr25" style:family="graphic" style:parent-style-name="standard">
      <style:graphic-properties draw:fill-color="#eeeeee" draw:textarea-horizontal-align="justify" draw:textarea-vertical-align="middle" draw:auto-grow-height="false" fo:min-height="5.15cm" fo:min-width="0.3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74cm"/>
      <style:paragraph-properties style:writing-mode="lr-tb"/>
    </style:style>
    <style:style style:name="gr28" style:family="graphic" style:parent-style-name="standard">
      <style:graphic-properties draw:fill-color="#eeeeee" draw:textarea-horizontal-align="justify" draw:textarea-vertical-align="middle" draw:auto-grow-height="false" fo:min-height="7.55cm" fo:min-width="0.3cm"/>
    </style:style>
    <style:style style:name="gr29" style:family="graphic" style:parent-style-name="objectwithoutfill">
      <style:graphic-properties svg:stroke-color="#000000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10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1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17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546cm" fo:min-width="7.5cm"/>
    </style:style>
    <style:style style:name="gr35" style:family="graphic" style:parent-style-name="objectwithoutfill">
      <style:graphic-properties draw:marker-end="Arrow_20_concave" draw:marker-end-width="0.3cm" draw:fill="none" draw:textarea-vertical-align="middle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546cm" fo:min-width="9.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99cm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546cm" fo:min-width="4.443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546cm" fo:min-width="5.04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252cm"/>
      <style:paragraph-properties style:writing-mode="lr-tb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546cm" fo:min-width="5.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6.85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7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4.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2.4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9.124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3.465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d428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style:font-name="OpenSans"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OpenSans" fo:font-size="18pt" style:font-size-asian="18pt" style:font-size-complex="18pt"/>
    </style:style>
    <style:style style:name="P13" style:family="paragraph">
      <loext:graphic-properties draw:fill-color="#ffd428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OpenSans" fo:font-size="14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style:font-name="OpenSans" fo:font-size="14pt" fo:font-weight="normal" style:font-size-asian="18pt" style:font-weight-asian="normal" style:font-size-complex="18pt" style:font-weight-complex="normal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4pt"/>
    </style:style>
    <style:style style:name="P19" style:family="paragraph">
      <loext:graphic-properties draw:fill="none" draw:fill-color="#ffffff"/>
      <style:paragraph-properties style:writing-mode="lr-tb"/>
      <style:text-properties style:font-name="OpenSans" fo:font-size="18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 fo:font-size="18pt" style:font-size-asian="18pt" style:font-size-complex="18pt"/>
    </style:style>
    <style:style style:name="T7" style:family="text">
      <style:text-properties style:font-name="OpenSans" fo:font-size="14pt" style:font-size-asian="14pt" style:font-size-complex="14pt"/>
    </style:style>
    <style:style style:name="T8" style:family="text">
      <style:text-properties style:font-name="OpenSans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OpenSans" fo:font-size="14pt" style:font-size-asian="18pt" style:font-size-complex="18pt"/>
    </style:style>
    <style:style style:name="T10" style:family="text">
      <style:text-properties style:font-name="OpenSans" fo:font-size="14pt" fo:font-weight="normal" style:font-size-asian="18pt" style:font-weight-asian="normal" style:font-size-complex="18pt" style:font-weight-complex="normal"/>
    </style:style>
    <style:style style:name="T11" style:family="text">
      <style:text-properties style:font-name="OpenSans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OpenSans" fo:font-size="18pt"/>
    </style:style>
    <style:style style:name="T13" style:family="text">
      <style:text-properties fo:color="#111111" loext:opacity="100%" style:font-name="OpenSans" fo:font-size="18pt" style:font-size-asian="18pt" style:font-size-complex="18pt"/>
    </style:style>
    <style:style style:name="T14" style:family="text">
      <style:text-properties style:font-name="OpenSans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tack</text:span><text:span text:style-name="T1"> – Applic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Evaluation -Infix to Prefi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 xml:id="id1" text:id="id1"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g xml:id="id2" draw:id="id2">
          <draw:custom-shape draw:style-name="gr3" draw:text-style-name="P7" draw:layer="layout" svg:width="3.6cm" svg:height="1.4cm" svg:x="4.5cm" svg:y="3.6cm">
            <text:p text:style-name="P6">Conversion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3.6cm" svg:height="1.4cm" svg:x="11.1cm" svg:y="3.6cm">
            <text:p text:style-name="P6">Evaluation</text:p>
            <draw:enhanced-geometry svg:viewBox="0 0 21600 21600" draw:type="rectangle" draw:enhanced-path="M 0 0 L 21600 0 21600 21600 0 21600 0 0 Z N"/>
          </draw:custom-shape>
          <draw:line draw:style-name="gr4" draw:text-style-name="P8" draw:layer="layout" svg:x1="2.1cm" svg:y1="4.3cm" svg:x2="4.5cm" svg:y2="4.3cm">
            <text:p/>
          </draw:line>
          <draw:line draw:style-name="gr4" draw:text-style-name="P8" draw:layer="layout" svg:x1="8.1cm" svg:y1="4.3cm" svg:x2="11.1cm" svg:y2="4.3cm">
            <text:p/>
          </draw:line>
          <draw:frame draw:style-name="gr5" draw:text-style-name="P9" draw:layer="layout" svg:width="1.666cm" svg:height="0.962cm" svg:x="1.834cm" svg:y="3.438cm">
            <draw:text-box>
              <text:p>Infix</text:p>
            </draw:text-box>
          </draw:frame>
          <draw:frame draw:style-name="gr6" draw:text-style-name="P9" draw:layer="layout" svg:width="2.407cm" svg:height="0.962cm" svg:x="8.4cm" svg:y="3.338cm">
            <draw:text-box>
              <text:p>Prefix</text:p>
            </draw:text-box>
          </draw:frame>
          <draw:frame draw:style-name="gr7" draw:text-style-name="P9" draw:layer="layout" svg:width="2.297cm" svg:height="0.962cm" svg:x="14.993cm" svg:y="3.4cm">
            <draw:text-box>
              <text:p>Result</text:p>
            </draw:text-box>
          </draw:frame>
          <draw:line draw:style-name="gr4" draw:text-style-name="P8" draw:layer="layout" svg:x1="14.7cm" svg:y1="4.362cm" svg:x2="17.1cm" svg:y2="4.362cm">
            <text:p/>
          </draw:line>
        </draw:g>
        <draw:g xml:id="id3" draw:id="id3">
          <draw:frame draw:style-name="gr8" draw:text-style-name="P10" draw:layer="layout" svg:width="10cm" svg:height="1cm" svg:x="1.2cm" svg:y="8.301cm">
            <draw:text-box>
              <text:list text:style-name="L1">
                <text:list-item>
                  <text:p><text:span text:style-name="T6">{*23} -3 + {/84} / { +11}</text:span><text:span text:style-name="T7"> </text:span></text:p>
                </text:list-item>
              </text:list>
            </draw:text-box>
          </draw:frame>
          <draw:frame draw:style-name="gr9" draw:text-style-name="P11" draw:layer="layout" svg:width="9.509cm" svg:height="1cm" svg:x="1.2cm" svg:y="6.101cm">
            <draw:text-box>
              <text:list text:style-name="L1">
                <text:list-item>
                  <text:p><text:span text:style-name="T8">2 * 3 - 3 + 8 / 4 / ( 1 + 1 ) </text:span></text:p>
                </text:list-item>
              </text:list>
            </draw:text-box>
          </draw:frame>
          <draw:frame draw:style-name="gr8" draw:text-style-name="P12" draw:layer="layout" svg:width="9.7cm" svg:height="1cm" svg:x="1.2cm" svg:y="9.501cm">
            <draw:text-box>
              <text:list text:style-name="L1">
                <text:list-item>
                  <text:p><text:span text:style-name="T6">{*23} -3 + {/ /84 +11}</text:span></text:p>
                </text:list-item>
              </text:list>
            </draw:text-box>
          </draw:frame>
          <draw:frame draw:style-name="gr10" draw:text-style-name="P12" draw:layer="layout" svg:width="12.8cm" svg:height="0.988cm" svg:x="1.2cm" svg:y="11.89cm">
            <draw:text-box>
              <text:list text:style-name="L1">
                <text:list-item>
                  <text:p><text:span text:style-name="T6">+ - *233 / /84 +11 <text:s text:c="25"/>Prefix </text:span></text:p>
                </text:list-item>
              </text:list>
            </draw:text-box>
          </draw:frame>
          <draw:frame draw:style-name="gr11" draw:text-style-name="P11" draw:layer="layout" svg:width="8.887cm" svg:height="1cm" svg:x="1.2cm" svg:y="7.201cm">
            <draw:text-box>
              <text:list text:style-name="L1">
                <text:list-item>
                  <text:p><text:span text:style-name="T8">2 * 3 – 3 + 8 / 4 / {+11}</text:span></text:p>
                </text:list-item>
              </text:list>
            </draw:text-box>
          </draw:frame>
          <draw:frame draw:style-name="gr12" draw:text-style-name="P11" draw:layer="layout" svg:width="8.79cm" svg:height="1cm" svg:x="1.2cm" svg:y="10.701cm">
            <draw:text-box>
              <text:list text:style-name="L1">
                <text:list-item>
                  <text:p><text:span text:style-name="T8">{- *23 3} + {/ /84 +11}</text:span></text:p>
                </text:list-item>
              </text:list>
            </draw:text-box>
          </draw:frame>
          <draw:line draw:style-name="gr4" draw:text-style-name="P8" draw:layer="layout" svg:x1="8.6cm" svg:y1="12.401cm" svg:x2="11.2cm" svg:y2="12.401cm">
            <text:p/>
          </draw:line>
        </draw:g>
        <draw:g xml:id="id4" draw:id="id4">
          <draw:custom-shape draw:style-name="gr13" draw:text-style-name="P13" draw:layer="layout" svg:width="9.312cm" svg:height="1.4cm" svg:x="15.288cm" svg:y="11.6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1" draw:layer="layout" svg:width="8.912cm" svg:height="1cm" svg:x="15.288cm" svg:y="11.8cm">
            <draw:text-box>
              <text:list text:style-name="L1">
                <text:list-item>
                  <text:p><text:span text:style-name="T8">1 1 + 4 8 / / 3 3 2 * - + <text:s/>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5" draw:text-style-name="P11" xml:id="id15" draw:id="id15" draw:layer="layout" svg:width="9.912cm" svg:height="1cm" svg:x="13.4cm" svg:y="2.8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 xml:id="id10" text:id="id10"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 xml:id="id8" text:id="id8"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xml:id="id11" draw:id="id11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xml:id="id9" draw:id="id9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xml:id="id12" draw:id="id12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xml:id="id13" draw:id="id13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xml:id="id6" draw:id="id6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 xml:id="id7" text:id="id7"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 xml:id="id14" text:id="id14"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 xml:id="id5" text:id="id5"><text:span text:style-name="T10">Create a Stac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custom-shape draw:style-name="gr24" draw:text-style-name="P16" xml:id="id17" draw:id="id17" draw:layer="layout" svg:width="5.4cm" svg:height="0.796cm" svg:x="0.8cm" svg:y="3.404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 xml:id="id18" draw:id="id18"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xml:id="id19" draw:id="id19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15" draw:text-style-name="P11" draw:layer="layout" svg:width="9.912cm" svg:height="1cm" svg:x="13.4cm" svg:y="2.8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g xml:id="id16" draw:id="id16">
          <draw:custom-shape draw:style-name="gr28" draw:text-style-name="P17" draw:layer="layout" svg:width="0.8cm" svg:height="7.8cm" draw:transform="rotate (1.5707963267949) translate (17.703cm 7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3cm" svg:y1="7.571cm" svg:x2="18.903cm" svg:y2="6.771cm">
            <text:p/>
          </draw:line>
          <draw:line draw:style-name="gr26" draw:text-style-name="P8" draw:layer="layout" svg:x1="21.903cm" svg:y1="7.571cm" svg:x2="21.903cm" svg:y2="6.771cm">
            <text:p/>
          </draw:line>
          <draw:line draw:style-name="gr26" draw:text-style-name="P8" draw:layer="layout" svg:x1="21.303cm" svg:y1="7.571cm" svg:x2="21.303cm" svg:y2="6.771cm">
            <text:p/>
          </draw:line>
          <draw:line draw:style-name="gr26" draw:text-style-name="P8" draw:layer="layout" svg:x1="20.703cm" svg:y1="7.571cm" svg:x2="20.703cm" svg:y2="6.771cm">
            <text:p/>
          </draw:line>
          <draw:line draw:style-name="gr26" draw:text-style-name="P8" draw:layer="layout" svg:x1="20.103cm" svg:y1="7.571cm" svg:x2="20.103cm" svg:y2="6.771cm">
            <text:p/>
          </draw:line>
          <draw:line draw:style-name="gr26" draw:text-style-name="P8" draw:layer="layout" svg:x1="19.503cm" svg:y1="7.571cm" svg:x2="19.503cm" svg:y2="6.771cm">
            <text:p/>
          </draw:line>
          <draw:line draw:style-name="gr26" draw:text-style-name="P8" draw:layer="layout" svg:x1="22.503cm" svg:y1="7.571cm" svg:x2="22.503cm" svg:y2="6.771cm">
            <text:p/>
          </draw:line>
          <draw:line draw:style-name="gr26" draw:text-style-name="P8" draw:layer="layout" svg:x1="18.303cm" svg:y1="7.571cm" svg:x2="18.303cm" svg:y2="6.771cm">
            <text:p/>
          </draw:line>
          <draw:line draw:style-name="gr29" draw:text-style-name="P8" draw:layer="layout" svg:x1="23.103cm" svg:y1="7.571cm" svg:x2="23.103cm" svg:y2="6.771cm">
            <text:p/>
          </draw:line>
          <draw:line draw:style-name="gr26" draw:text-style-name="P8" draw:layer="layout" svg:x1="23.703cm" svg:y1="7.571cm" svg:x2="23.703cm" svg:y2="6.771cm">
            <text:p/>
          </draw:line>
          <draw:line draw:style-name="gr26" draw:text-style-name="P8" draw:layer="layout" svg:x1="24.303cm" svg:y1="7.571cm" svg:x2="24.303cm" svg:y2="6.771cm">
            <text:p/>
          </draw:line>
          <draw:frame draw:style-name="gr30" draw:text-style-name="P10" draw:layer="layout" svg:width="3.601cm" svg:height="0.831cm" svg:x="18.601cm" svg:y="5.771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8cm" svg:y="6.871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4cm" svg:y="6.872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5cm" svg:y="6.873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4cm" svg:y="6.872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1cm" svg:y="6.875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9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4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8cm" svg:y="6.872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3cm" svg:y="6.872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6cm" svg:y="6.873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1cm" svg:y="6.873cm">
            <draw:text-box>
              <text:p><text:span text:style-name="T7">3</text:span></text:p>
            </draw:text-box>
          </draw:frame>
          <draw:line draw:style-name="gr26" draw:text-style-name="P8" draw:layer="layout" svg:x1="24.903cm" svg:y1="6.771cm" svg:x2="24.903cm" svg:y2="7.571cm">
            <text:p/>
          </draw:line>
          <draw:frame draw:style-name="gr32" draw:text-style-name="P10" draw:layer="layout" svg:width="0.68cm" svg:height="0.831cm" svg:x="24.236cm" svg:y="6.871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6cm" svg:y="6.802cm">
            <draw:text-box>
              <text:p><text:span text:style-name="T7">+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preset-property="Direction">
                  <anim:set smil:begin="0s" smil:dur="0.002s" smil:fill="hold" smil:targetElement="id18" smil:attributeName="visibility" smil:to="visible"/>
                  <anim:transitionFilter smil:dur="1s" smil:targetElement="id18" smil:type="slideWipe" smil:subtype="from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4" draw:text-style-name="P16" xml:id="id20" draw:id="id20" draw:layer="layout" svg:width="8cm" svg:height="0.796cm" svg:x="0.9cm" svg:y="4.404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5" draw:text-style-name="P18" xml:id="id21" draw:id="id21" draw:layer="layout" svg:width="0cm" svg:height="0.787cm" svg:x="18cm" svg:y="7.812cm" svg:viewBox="0 0 0 788" draw:points="0,788 0,0">
          <text:p/>
        </draw:polyline>
        <draw:g>
          <draw:custom-shape draw:style-name="gr28" draw:text-style-name="P17" draw:layer="layout" svg:width="0.8cm" svg:height="7.8cm" draw:transform="rotate (1.5707963267949) translate (17.702cm 7.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cm" svg:x2="18.902cm" svg:y2="6.77cm">
            <text:p/>
          </draw:line>
          <draw:line draw:style-name="gr26" draw:text-style-name="P8" draw:layer="layout" svg:x1="21.902cm" svg:y1="7.57cm" svg:x2="21.902cm" svg:y2="6.77cm">
            <text:p/>
          </draw:line>
          <draw:line draw:style-name="gr26" draw:text-style-name="P8" draw:layer="layout" svg:x1="21.302cm" svg:y1="7.57cm" svg:x2="21.302cm" svg:y2="6.77cm">
            <text:p/>
          </draw:line>
          <draw:line draw:style-name="gr26" draw:text-style-name="P8" draw:layer="layout" svg:x1="20.702cm" svg:y1="7.57cm" svg:x2="20.702cm" svg:y2="6.77cm">
            <text:p/>
          </draw:line>
          <draw:line draw:style-name="gr26" draw:text-style-name="P8" draw:layer="layout" svg:x1="20.102cm" svg:y1="7.57cm" svg:x2="20.102cm" svg:y2="6.77cm">
            <text:p/>
          </draw:line>
          <draw:line draw:style-name="gr26" draw:text-style-name="P8" draw:layer="layout" svg:x1="19.502cm" svg:y1="7.57cm" svg:x2="19.502cm" svg:y2="6.77cm">
            <text:p/>
          </draw:line>
          <draw:line draw:style-name="gr26" draw:text-style-name="P8" draw:layer="layout" svg:x1="22.502cm" svg:y1="7.57cm" svg:x2="22.502cm" svg:y2="6.77cm">
            <text:p/>
          </draw:line>
          <draw:line draw:style-name="gr26" draw:text-style-name="P8" draw:layer="layout" svg:x1="18.302cm" svg:y1="7.57cm" svg:x2="18.302cm" svg:y2="6.77cm">
            <text:p/>
          </draw:line>
          <draw:line draw:style-name="gr29" draw:text-style-name="P8" draw:layer="layout" svg:x1="23.102cm" svg:y1="7.57cm" svg:x2="23.102cm" svg:y2="6.77cm">
            <text:p/>
          </draw:line>
          <draw:line draw:style-name="gr26" draw:text-style-name="P8" draw:layer="layout" svg:x1="23.702cm" svg:y1="7.57cm" svg:x2="23.702cm" svg:y2="6.77cm">
            <text:p/>
          </draw:line>
          <draw:line draw:style-name="gr26" draw:text-style-name="P8" draw:layer="layout" svg:x1="24.302cm" svg:y1="7.57cm" svg:x2="24.302cm" svg:y2="6.77cm">
            <text:p/>
          </draw:line>
          <draw:frame draw:style-name="gr30" draw:text-style-name="P10" draw:layer="layout" svg:width="3.601cm" svg:height="0.831cm" svg:x="18.6cm" svg:y="5.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1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2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1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4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3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3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1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1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2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2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cm" svg:x2="24.902cm" svg:y2="7.57cm">
            <text:p/>
          </draw:line>
          <draw:frame draw:style-name="gr32" draw:text-style-name="P10" draw:layer="layout" svg:width="0.68cm" svg:height="0.831cm" svg:x="24.235cm" svg:y="6.8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1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bottom" presentation:preset-property="Direction">
                  <anim:set smil:begin="0s" smil:dur="0.002s" smil:fill="hold" smil:targetElement="id21" smil:attributeName="visibility" smil:to="visible"/>
                  <anim:transitionFilter smil:dur="1s" smil:targetElement="id21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4" draw:text-style-name="P16" xml:id="id22" draw:id="id22" draw:layer="layout" svg:width="8cm" svg:height="0.796cm" svg:x="0.9cm" svg:y="5.204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5" draw:text-style-name="P18" xml:id="id23" draw:id="id23" draw:layer="layout" svg:width="0cm" svg:height="0.787cm" svg:x="18cm" svg:y="7.812cm" svg:viewBox="0 0 0 788" draw:points="0,788 0,0">
          <text:p/>
        </draw:polyline>
        <draw:g>
          <draw:custom-shape draw:style-name="gr28" draw:text-style-name="P17" draw:layer="layout" svg:width="0.8cm" svg:height="7.8cm" draw:transform="rotate (1.5707963267949) translate (17.702cm 7.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cm" svg:x2="18.902cm" svg:y2="6.77cm">
            <text:p/>
          </draw:line>
          <draw:line draw:style-name="gr26" draw:text-style-name="P8" draw:layer="layout" svg:x1="21.902cm" svg:y1="7.57cm" svg:x2="21.902cm" svg:y2="6.77cm">
            <text:p/>
          </draw:line>
          <draw:line draw:style-name="gr26" draw:text-style-name="P8" draw:layer="layout" svg:x1="21.302cm" svg:y1="7.57cm" svg:x2="21.302cm" svg:y2="6.77cm">
            <text:p/>
          </draw:line>
          <draw:line draw:style-name="gr26" draw:text-style-name="P8" draw:layer="layout" svg:x1="20.702cm" svg:y1="7.57cm" svg:x2="20.702cm" svg:y2="6.77cm">
            <text:p/>
          </draw:line>
          <draw:line draw:style-name="gr26" draw:text-style-name="P8" draw:layer="layout" svg:x1="20.102cm" svg:y1="7.57cm" svg:x2="20.102cm" svg:y2="6.77cm">
            <text:p/>
          </draw:line>
          <draw:line draw:style-name="gr26" draw:text-style-name="P8" draw:layer="layout" svg:x1="19.502cm" svg:y1="7.57cm" svg:x2="19.502cm" svg:y2="6.77cm">
            <text:p/>
          </draw:line>
          <draw:line draw:style-name="gr26" draw:text-style-name="P8" draw:layer="layout" svg:x1="22.502cm" svg:y1="7.57cm" svg:x2="22.502cm" svg:y2="6.77cm">
            <text:p/>
          </draw:line>
          <draw:line draw:style-name="gr26" draw:text-style-name="P8" draw:layer="layout" svg:x1="18.302cm" svg:y1="7.57cm" svg:x2="18.302cm" svg:y2="6.77cm">
            <text:p/>
          </draw:line>
          <draw:line draw:style-name="gr29" draw:text-style-name="P8" draw:layer="layout" svg:x1="23.102cm" svg:y1="7.57cm" svg:x2="23.102cm" svg:y2="6.77cm">
            <text:p/>
          </draw:line>
          <draw:line draw:style-name="gr26" draw:text-style-name="P8" draw:layer="layout" svg:x1="23.702cm" svg:y1="7.57cm" svg:x2="23.702cm" svg:y2="6.77cm">
            <text:p/>
          </draw:line>
          <draw:line draw:style-name="gr26" draw:text-style-name="P8" draw:layer="layout" svg:x1="24.302cm" svg:y1="7.57cm" svg:x2="24.302cm" svg:y2="6.77cm">
            <text:p/>
          </draw:line>
          <draw:frame draw:style-name="gr30" draw:text-style-name="P10" draw:layer="layout" svg:width="3.601cm" svg:height="0.831cm" svg:x="18.6cm" svg:y="5.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1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2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1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4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3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3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1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1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2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2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cm" svg:x2="24.902cm" svg:y2="7.57cm">
            <text:p/>
          </draw:line>
          <draw:frame draw:style-name="gr32" draw:text-style-name="P10" draw:layer="layout" svg:width="0.68cm" svg:height="0.831cm" svg:x="24.235cm" svg:y="6.8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1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23" smil:attributeName="fill-color" smil:to="#333399" anim:color-interpolation="rgb" anim:color-interpolation-direction="clockwise"/>
                  <anim:set smil:dur="2s" smil:fill="hold" smil:targetElement="id23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24" draw:id="id24" draw:layer="layout" svg:width="8cm" svg:height="0.796cm" svg:x="0.9cm" svg:y="6.004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5" draw:text-style-name="P18" draw:layer="layout" svg:x1="18cm" svg:y1="8.6cm" svg:x2="18cm" svg:y2="7.812cm">
          <text:p/>
        </draw:line>
        <draw:frame draw:style-name="gr31" draw:text-style-name="P10" draw:layer="layout" svg:width="0.815cm" svg:height="0.831cm" svg:x="15.185cm" svg:y="9.2cm">
          <draw:text-box>
            <text:p xml:id="id25" text:id="id25"><text:span text:style-name="T7">1</text:span></text:p>
          </draw:text-box>
        </draw:frame>
        <draw:frame draw:style-name="gr15" draw:text-style-name="P11" draw:layer="layout" svg:width="9.912cm" svg:height="1cm" svg:x="13.4cm" svg:y="2.8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g>
          <draw:custom-shape draw:style-name="gr28" draw:text-style-name="P17" draw:layer="layout" svg:width="0.8cm" svg:height="7.8cm" draw:transform="rotate (1.5707963267949) translate (17.703cm 7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3cm" svg:y1="7.571cm" svg:x2="18.903cm" svg:y2="6.771cm">
            <text:p/>
          </draw:line>
          <draw:line draw:style-name="gr26" draw:text-style-name="P8" draw:layer="layout" svg:x1="21.903cm" svg:y1="7.571cm" svg:x2="21.903cm" svg:y2="6.771cm">
            <text:p/>
          </draw:line>
          <draw:line draw:style-name="gr26" draw:text-style-name="P8" draw:layer="layout" svg:x1="21.303cm" svg:y1="7.571cm" svg:x2="21.303cm" svg:y2="6.771cm">
            <text:p/>
          </draw:line>
          <draw:line draw:style-name="gr26" draw:text-style-name="P8" draw:layer="layout" svg:x1="20.703cm" svg:y1="7.571cm" svg:x2="20.703cm" svg:y2="6.771cm">
            <text:p/>
          </draw:line>
          <draw:line draw:style-name="gr26" draw:text-style-name="P8" draw:layer="layout" svg:x1="20.103cm" svg:y1="7.571cm" svg:x2="20.103cm" svg:y2="6.771cm">
            <text:p/>
          </draw:line>
          <draw:line draw:style-name="gr26" draw:text-style-name="P8" draw:layer="layout" svg:x1="19.503cm" svg:y1="7.571cm" svg:x2="19.503cm" svg:y2="6.771cm">
            <text:p/>
          </draw:line>
          <draw:line draw:style-name="gr26" draw:text-style-name="P8" draw:layer="layout" svg:x1="22.503cm" svg:y1="7.571cm" svg:x2="22.503cm" svg:y2="6.771cm">
            <text:p/>
          </draw:line>
          <draw:line draw:style-name="gr26" draw:text-style-name="P8" draw:layer="layout" svg:x1="18.303cm" svg:y1="7.571cm" svg:x2="18.303cm" svg:y2="6.771cm">
            <text:p/>
          </draw:line>
          <draw:line draw:style-name="gr29" draw:text-style-name="P8" draw:layer="layout" svg:x1="23.103cm" svg:y1="7.571cm" svg:x2="23.103cm" svg:y2="6.771cm">
            <text:p/>
          </draw:line>
          <draw:line draw:style-name="gr26" draw:text-style-name="P8" draw:layer="layout" svg:x1="23.703cm" svg:y1="7.571cm" svg:x2="23.703cm" svg:y2="6.771cm">
            <text:p/>
          </draw:line>
          <draw:line draw:style-name="gr26" draw:text-style-name="P8" draw:layer="layout" svg:x1="24.303cm" svg:y1="7.571cm" svg:x2="24.303cm" svg:y2="6.771cm">
            <text:p/>
          </draw:line>
          <draw:frame draw:style-name="gr30" draw:text-style-name="P10" draw:layer="layout" svg:width="3.601cm" svg:height="0.831cm" svg:x="18.601cm" svg:y="5.771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8cm" svg:y="6.871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4cm" svg:y="6.872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5cm" svg:y="6.873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4cm" svg:y="6.872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1cm" svg:y="6.875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9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4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8cm" svg:y="6.872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3cm" svg:y="6.872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6cm" svg:y="6.873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1cm" svg:y="6.873cm">
            <draw:text-box>
              <text:p><text:span text:style-name="T7">3</text:span></text:p>
            </draw:text-box>
          </draw:frame>
          <draw:line draw:style-name="gr26" draw:text-style-name="P8" draw:layer="layout" svg:x1="24.903cm" svg:y1="6.771cm" svg:x2="24.903cm" svg:y2="7.571cm">
            <text:p/>
          </draw:line>
          <draw:frame draw:style-name="gr32" draw:text-style-name="P10" draw:layer="layout" svg:width="0.68cm" svg:height="0.831cm" svg:x="24.236cm" svg:y="6.871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6cm" svg:y="6.802cm">
            <draw:text-box>
              <text:p><text:span text:style-name="T7">+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-right" presentation:preset-property="Direction;Accelerate;Decelerate">
                  <anim:set smil:begin="0s" smil:dur="0.002s" smil:fill="hold" smil:targetElement="id25" anim:sub-item="text" smil:attributeName="visibility" smil:to="visible"/>
                  <anim:animate smil:dur="1s" smil:fill="hold" smil:targetElement="id25" anim:sub-item="text" smil:attributeName="x" smil:values="1+width/2;x" smil:keyTimes="0;1"/>
                  <anim:animate smil:dur="1s" smil:fill="hold" smil:targetElement="id25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26" draw:id="id26" draw:layer="layout" svg:width="8cm" svg:height="0.796cm" svg:x="0.735cm" svg:y="9.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5" draw:text-style-name="P18" xml:id="id27" draw:id="id27" draw:layer="layout" svg:width="0cm" svg:height="0.787cm" svg:x="18cm" svg:y="7.812cm" svg:viewBox="0 0 0 788" draw:points="0,788 0,0">
          <text:p/>
        </draw:polyline>
        <draw:frame draw:style-name="gr31" draw:text-style-name="P10" draw:layer="layout" svg:width="0.815cm" svg:height="0.831cm" svg:x="15.185cm" svg:y="9.2cm">
          <draw:text-box>
            <text:p><text:span text:style-name="T7">1</text:span></text:p>
          </draw:text-box>
        </draw:frame>
        <draw:polyline draw:style-name="gr35" draw:text-style-name="P18" xml:id="id28" draw:id="id28" draw:layer="layout" svg:width="0cm" svg:height="0.787cm" svg:x="18.6cm" svg:y="7.804cm" svg:viewBox="0 0 0 788" draw:points="0,788 0,0">
          <text:p/>
        </draw:polyline>
        <draw:frame draw:style-name="gr15" draw:text-style-name="P11" draw:layer="layout" svg:width="9.912cm" svg:height="1cm" svg:x="13.4cm" svg:y="2.8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g>
          <draw:custom-shape draw:style-name="gr28" draw:text-style-name="P17" draw:layer="layout" svg:width="0.8cm" svg:height="7.8cm" draw:transform="rotate (1.5707963267949) translate (17.703cm 7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3cm" svg:y1="7.571cm" svg:x2="18.903cm" svg:y2="6.771cm">
            <text:p/>
          </draw:line>
          <draw:line draw:style-name="gr26" draw:text-style-name="P8" draw:layer="layout" svg:x1="21.903cm" svg:y1="7.571cm" svg:x2="21.903cm" svg:y2="6.771cm">
            <text:p/>
          </draw:line>
          <draw:line draw:style-name="gr26" draw:text-style-name="P8" draw:layer="layout" svg:x1="21.303cm" svg:y1="7.571cm" svg:x2="21.303cm" svg:y2="6.771cm">
            <text:p/>
          </draw:line>
          <draw:line draw:style-name="gr26" draw:text-style-name="P8" draw:layer="layout" svg:x1="20.703cm" svg:y1="7.571cm" svg:x2="20.703cm" svg:y2="6.771cm">
            <text:p/>
          </draw:line>
          <draw:line draw:style-name="gr26" draw:text-style-name="P8" draw:layer="layout" svg:x1="20.103cm" svg:y1="7.571cm" svg:x2="20.103cm" svg:y2="6.771cm">
            <text:p/>
          </draw:line>
          <draw:line draw:style-name="gr26" draw:text-style-name="P8" draw:layer="layout" svg:x1="19.503cm" svg:y1="7.571cm" svg:x2="19.503cm" svg:y2="6.771cm">
            <text:p/>
          </draw:line>
          <draw:line draw:style-name="gr26" draw:text-style-name="P8" draw:layer="layout" svg:x1="22.503cm" svg:y1="7.571cm" svg:x2="22.503cm" svg:y2="6.771cm">
            <text:p/>
          </draw:line>
          <draw:line draw:style-name="gr26" draw:text-style-name="P8" draw:layer="layout" svg:x1="18.303cm" svg:y1="7.571cm" svg:x2="18.303cm" svg:y2="6.771cm">
            <text:p/>
          </draw:line>
          <draw:line draw:style-name="gr29" draw:text-style-name="P8" draw:layer="layout" svg:x1="23.103cm" svg:y1="7.571cm" svg:x2="23.103cm" svg:y2="6.771cm">
            <text:p/>
          </draw:line>
          <draw:line draw:style-name="gr26" draw:text-style-name="P8" draw:layer="layout" svg:x1="23.703cm" svg:y1="7.571cm" svg:x2="23.703cm" svg:y2="6.771cm">
            <text:p/>
          </draw:line>
          <draw:line draw:style-name="gr26" draw:text-style-name="P8" draw:layer="layout" svg:x1="24.303cm" svg:y1="7.571cm" svg:x2="24.303cm" svg:y2="6.771cm">
            <text:p/>
          </draw:line>
          <draw:frame draw:style-name="gr30" draw:text-style-name="P10" draw:layer="layout" svg:width="3.601cm" svg:height="0.831cm" svg:x="18.601cm" svg:y="5.771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8cm" svg:y="6.871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4cm" svg:y="6.872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5cm" svg:y="6.873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4cm" svg:y="6.872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1cm" svg:y="6.875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9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4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8cm" svg:y="6.872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3cm" svg:y="6.872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6cm" svg:y="6.873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1cm" svg:y="6.873cm">
            <draw:text-box>
              <text:p><text:span text:style-name="T7">3</text:span></text:p>
            </draw:text-box>
          </draw:frame>
          <draw:line draw:style-name="gr26" draw:text-style-name="P8" draw:layer="layout" svg:x1="24.903cm" svg:y1="6.771cm" svg:x2="24.903cm" svg:y2="7.571cm">
            <text:p/>
          </draw:line>
          <draw:frame draw:style-name="gr32" draw:text-style-name="P10" draw:layer="layout" svg:width="0.68cm" svg:height="0.831cm" svg:x="24.236cm" svg:y="6.871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6cm" svg:y="6.802cm">
            <draw:text-box>
              <text:p><text:span text:style-name="T7">+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4" draw:text-style-name="P16" xml:id="id29" draw:id="id29" draw:layer="layout" svg:width="8cm" svg:height="0.796cm" svg:x="0.9cm" svg:y="5.204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5" draw:text-style-name="P18" xml:id="id30" draw:id="id30" draw:layer="layout" svg:width="0cm" svg:height="0.787cm" svg:x="18.6cm" svg:y="7.805cm" svg:viewBox="0 0 0 788" draw:points="0,788 0,0">
          <text:p/>
        </draw:polyline>
        <draw:frame draw:style-name="gr31" draw:text-style-name="P10" draw:layer="layout" svg:width="0.815cm" svg:height="0.831cm" svg:x="15.186cm" svg:y="9.201cm">
          <draw:text-box>
            <text:p><text:span text:style-name="T7">1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3cm 7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3cm" svg:y1="7.571cm" svg:x2="18.903cm" svg:y2="6.771cm">
            <text:p/>
          </draw:line>
          <draw:line draw:style-name="gr26" draw:text-style-name="P8" draw:layer="layout" svg:x1="21.903cm" svg:y1="7.571cm" svg:x2="21.903cm" svg:y2="6.771cm">
            <text:p/>
          </draw:line>
          <draw:line draw:style-name="gr26" draw:text-style-name="P8" draw:layer="layout" svg:x1="21.303cm" svg:y1="7.571cm" svg:x2="21.303cm" svg:y2="6.771cm">
            <text:p/>
          </draw:line>
          <draw:line draw:style-name="gr26" draw:text-style-name="P8" draw:layer="layout" svg:x1="20.703cm" svg:y1="7.571cm" svg:x2="20.703cm" svg:y2="6.771cm">
            <text:p/>
          </draw:line>
          <draw:line draw:style-name="gr26" draw:text-style-name="P8" draw:layer="layout" svg:x1="20.103cm" svg:y1="7.571cm" svg:x2="20.103cm" svg:y2="6.771cm">
            <text:p/>
          </draw:line>
          <draw:line draw:style-name="gr26" draw:text-style-name="P8" draw:layer="layout" svg:x1="19.503cm" svg:y1="7.571cm" svg:x2="19.503cm" svg:y2="6.771cm">
            <text:p/>
          </draw:line>
          <draw:line draw:style-name="gr26" draw:text-style-name="P8" draw:layer="layout" svg:x1="22.503cm" svg:y1="7.571cm" svg:x2="22.503cm" svg:y2="6.771cm">
            <text:p/>
          </draw:line>
          <draw:line draw:style-name="gr26" draw:text-style-name="P8" draw:layer="layout" svg:x1="18.303cm" svg:y1="7.571cm" svg:x2="18.303cm" svg:y2="6.771cm">
            <text:p/>
          </draw:line>
          <draw:line draw:style-name="gr29" draw:text-style-name="P8" draw:layer="layout" svg:x1="23.103cm" svg:y1="7.571cm" svg:x2="23.103cm" svg:y2="6.771cm">
            <text:p/>
          </draw:line>
          <draw:line draw:style-name="gr26" draw:text-style-name="P8" draw:layer="layout" svg:x1="23.703cm" svg:y1="7.571cm" svg:x2="23.703cm" svg:y2="6.771cm">
            <text:p/>
          </draw:line>
          <draw:line draw:style-name="gr26" draw:text-style-name="P8" draw:layer="layout" svg:x1="24.303cm" svg:y1="7.571cm" svg:x2="24.303cm" svg:y2="6.771cm">
            <text:p/>
          </draw:line>
          <draw:frame draw:style-name="gr30" draw:text-style-name="P10" draw:layer="layout" svg:width="3.601cm" svg:height="0.831cm" svg:x="18.601cm" svg:y="5.771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8cm" svg:y="6.871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4cm" svg:y="6.872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5cm" svg:y="6.873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4cm" svg:y="6.872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1cm" svg:y="6.875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9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4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8cm" svg:y="6.872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3cm" svg:y="6.872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6cm" svg:y="6.873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1cm" svg:y="6.873cm">
            <draw:text-box>
              <text:p><text:span text:style-name="T7">3</text:span></text:p>
            </draw:text-box>
          </draw:frame>
          <draw:line draw:style-name="gr26" draw:text-style-name="P8" draw:layer="layout" svg:x1="24.903cm" svg:y1="6.771cm" svg:x2="24.903cm" svg:y2="7.571cm">
            <text:p/>
          </draw:line>
          <draw:frame draw:style-name="gr32" draw:text-style-name="P10" draw:layer="layout" svg:width="0.68cm" svg:height="0.831cm" svg:x="24.236cm" svg:y="6.871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6cm" svg:y="6.802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30" smil:attributeName="fill-color" smil:to="#333399" anim:color-interpolation="rgb" anim:color-interpolation-direction="clockwise"/>
                  <anim:set smil:dur="2s" smil:fill="hold" smil:targetElement="id30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31" draw:id="id31" draw:layer="layout" svg:width="8cm" svg:height="0.796cm" svg:x="0.9cm" svg:y="6.004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31" draw:text-style-name="P10" draw:layer="layout" svg:width="0.815cm" svg:height="0.831cm" svg:x="15.191cm" svg:y="8.671cm">
          <draw:text-box>
            <text:p><text:span text:style-name="T7">1</text:span></text:p>
          </draw:text-box>
        </draw:frame>
        <draw:line draw:style-name="gr35" draw:text-style-name="P18" draw:layer="layout" svg:x1="18.6cm" svg:y1="8.593cm" svg:x2="18.6cm" svg:y2="7.805cm">
          <text:p/>
        </draw:line>
        <draw:frame draw:style-name="gr31" draw:text-style-name="P10" draw:layer="layout" svg:width="0.815cm" svg:height="0.831cm" svg:x="15.186cm" svg:y="9.201cm">
          <draw:text-box>
            <text:p><text:span text:style-name="T7">1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3cm 7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3cm" svg:y1="7.571cm" svg:x2="18.903cm" svg:y2="6.771cm">
            <text:p/>
          </draw:line>
          <draw:line draw:style-name="gr26" draw:text-style-name="P8" draw:layer="layout" svg:x1="21.903cm" svg:y1="7.571cm" svg:x2="21.903cm" svg:y2="6.771cm">
            <text:p/>
          </draw:line>
          <draw:line draw:style-name="gr26" draw:text-style-name="P8" draw:layer="layout" svg:x1="21.303cm" svg:y1="7.571cm" svg:x2="21.303cm" svg:y2="6.771cm">
            <text:p/>
          </draw:line>
          <draw:line draw:style-name="gr26" draw:text-style-name="P8" draw:layer="layout" svg:x1="20.703cm" svg:y1="7.571cm" svg:x2="20.703cm" svg:y2="6.771cm">
            <text:p/>
          </draw:line>
          <draw:line draw:style-name="gr26" draw:text-style-name="P8" draw:layer="layout" svg:x1="20.103cm" svg:y1="7.571cm" svg:x2="20.103cm" svg:y2="6.771cm">
            <text:p/>
          </draw:line>
          <draw:line draw:style-name="gr26" draw:text-style-name="P8" draw:layer="layout" svg:x1="19.503cm" svg:y1="7.571cm" svg:x2="19.503cm" svg:y2="6.771cm">
            <text:p/>
          </draw:line>
          <draw:line draw:style-name="gr26" draw:text-style-name="P8" draw:layer="layout" svg:x1="22.503cm" svg:y1="7.571cm" svg:x2="22.503cm" svg:y2="6.771cm">
            <text:p/>
          </draw:line>
          <draw:line draw:style-name="gr26" draw:text-style-name="P8" draw:layer="layout" svg:x1="18.303cm" svg:y1="7.571cm" svg:x2="18.303cm" svg:y2="6.771cm">
            <text:p/>
          </draw:line>
          <draw:line draw:style-name="gr29" draw:text-style-name="P8" draw:layer="layout" svg:x1="23.103cm" svg:y1="7.571cm" svg:x2="23.103cm" svg:y2="6.771cm">
            <text:p/>
          </draw:line>
          <draw:line draw:style-name="gr26" draw:text-style-name="P8" draw:layer="layout" svg:x1="23.703cm" svg:y1="7.571cm" svg:x2="23.703cm" svg:y2="6.771cm">
            <text:p/>
          </draw:line>
          <draw:line draw:style-name="gr26" draw:text-style-name="P8" draw:layer="layout" svg:x1="24.303cm" svg:y1="7.571cm" svg:x2="24.303cm" svg:y2="6.771cm">
            <text:p/>
          </draw:line>
          <draw:frame draw:style-name="gr30" draw:text-style-name="P10" draw:layer="layout" svg:width="3.601cm" svg:height="0.831cm" svg:x="18.601cm" svg:y="5.771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8cm" svg:y="6.871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4cm" svg:y="6.872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5cm" svg:y="6.873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4cm" svg:y="6.872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1cm" svg:y="6.875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9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4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8cm" svg:y="6.872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3cm" svg:y="6.872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6cm" svg:y="6.873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1cm" svg:y="6.873cm">
            <draw:text-box>
              <text:p><text:span text:style-name="T7">3</text:span></text:p>
            </draw:text-box>
          </draw:frame>
          <draw:line draw:style-name="gr26" draw:text-style-name="P8" draw:layer="layout" svg:x1="24.903cm" svg:y1="6.771cm" svg:x2="24.903cm" svg:y2="7.571cm">
            <text:p/>
          </draw:line>
          <draw:frame draw:style-name="gr32" draw:text-style-name="P10" draw:layer="layout" svg:width="0.68cm" svg:height="0.831cm" svg:x="24.236cm" svg:y="6.871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6cm" svg:y="6.802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-right" presentation:preset-property="Direction;Accelerate;Decelerate">
                  <anim:set smil:begin="0s" smil:dur="0.002s" smil:fill="hold" anim:sub-item="text" smil:attributeName="visibility" smil:to="visible"/>
                  <anim:animate smil:dur="1s" smil:fill="hold" anim:sub-item="text" smil:attributeName="x" smil:values="1+width/2;x" smil:keyTimes="0;1"/>
                  <anim:animate smil:dur="1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32" draw:id="id32" draw:layer="layout" svg:width="8cm" svg:height="0.796cm" svg:x="0.735cm" svg:y="9.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5" draw:text-style-name="P18" xml:id="id34" draw:id="id34" draw:layer="layout" svg:width="0cm" svg:height="0.787cm" svg:x="19.2cm" svg:y="7.804cm" svg:viewBox="0 0 0 788" draw:points="0,788 0,0">
          <text:p/>
        </draw:polyline>
        <draw:frame draw:style-name="gr31" draw:text-style-name="P10" draw:layer="layout" svg:width="0.815cm" svg:height="0.831cm" svg:x="15.185cm" svg:y="9.2cm">
          <draw:text-box>
            <text:p><text:span text:style-name="T7">1</text:span></text:p>
          </draw:text-box>
        </draw:frame>
        <draw:polyline draw:style-name="gr35" draw:text-style-name="P18" xml:id="id33" draw:id="id33" draw:layer="layout" svg:width="0cm" svg:height="0.787cm" svg:x="18.6cm" svg:y="7.804cm" svg:viewBox="0 0 0 788" draw:points="0,788 0,0">
          <text:p/>
        </draw:polyline>
        <draw:frame draw:style-name="gr31" draw:text-style-name="P10" draw:layer="layout" svg:width="0.815cm" svg:height="0.831cm" svg:x="15.192cm" svg:y="8.672cm">
          <draw:text-box>
            <text:p><text:span text:style-name="T7">1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1cm" svg:x2="18.902cm" svg:y2="6.771cm">
            <text:p/>
          </draw:line>
          <draw:line draw:style-name="gr26" draw:text-style-name="P8" draw:layer="layout" svg:x1="21.902cm" svg:y1="7.571cm" svg:x2="21.902cm" svg:y2="6.771cm">
            <text:p/>
          </draw:line>
          <draw:line draw:style-name="gr26" draw:text-style-name="P8" draw:layer="layout" svg:x1="21.302cm" svg:y1="7.571cm" svg:x2="21.302cm" svg:y2="6.771cm">
            <text:p/>
          </draw:line>
          <draw:line draw:style-name="gr26" draw:text-style-name="P8" draw:layer="layout" svg:x1="20.702cm" svg:y1="7.571cm" svg:x2="20.702cm" svg:y2="6.771cm">
            <text:p/>
          </draw:line>
          <draw:line draw:style-name="gr26" draw:text-style-name="P8" draw:layer="layout" svg:x1="20.102cm" svg:y1="7.571cm" svg:x2="20.102cm" svg:y2="6.771cm">
            <text:p/>
          </draw:line>
          <draw:line draw:style-name="gr26" draw:text-style-name="P8" draw:layer="layout" svg:x1="19.502cm" svg:y1="7.571cm" svg:x2="19.502cm" svg:y2="6.771cm">
            <text:p/>
          </draw:line>
          <draw:line draw:style-name="gr26" draw:text-style-name="P8" draw:layer="layout" svg:x1="22.502cm" svg:y1="7.571cm" svg:x2="22.502cm" svg:y2="6.771cm">
            <text:p/>
          </draw:line>
          <draw:line draw:style-name="gr26" draw:text-style-name="P8" draw:layer="layout" svg:x1="18.302cm" svg:y1="7.571cm" svg:x2="18.302cm" svg:y2="6.771cm">
            <text:p/>
          </draw:line>
          <draw:line draw:style-name="gr29" draw:text-style-name="P8" draw:layer="layout" svg:x1="23.102cm" svg:y1="7.571cm" svg:x2="23.102cm" svg:y2="6.771cm">
            <text:p/>
          </draw:line>
          <draw:line draw:style-name="gr26" draw:text-style-name="P8" draw:layer="layout" svg:x1="23.702cm" svg:y1="7.571cm" svg:x2="23.702cm" svg:y2="6.771cm">
            <text:p/>
          </draw:line>
          <draw:line draw:style-name="gr26" draw:text-style-name="P8" draw:layer="layout" svg:x1="24.302cm" svg:y1="7.571cm" svg:x2="24.302cm" svg:y2="6.771cm">
            <text:p/>
          </draw:line>
          <draw:frame draw:style-name="gr30" draw:text-style-name="P10" draw:layer="layout" svg:width="3.601cm" svg:height="0.831cm" svg:x="18.6cm" svg:y="5.771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1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2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3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2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5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2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2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3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3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1cm" svg:x2="24.902cm" svg:y2="7.571cm">
            <text:p/>
          </draw:line>
          <draw:frame draw:style-name="gr32" draw:text-style-name="P10" draw:layer="layout" svg:width="0.68cm" svg:height="0.831cm" svg:x="24.235cm" svg:y="6.871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2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1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36" draw:id="id36" draw:layer="layout" svg:width="8cm" svg:height="0.796cm" svg:x="0.8cm" svg:y="6.8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custom-shape draw:style-name="gr34" draw:text-style-name="P16" xml:id="id35" draw:id="id35" draw:layer="layout" svg:width="8cm" svg:height="0.796cm" svg:x="0.8cm" svg:y="5.2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5" draw:text-style-name="P18" draw:layer="layout" svg:x1="19.2cm" svg:y1="8.592cm" svg:x2="19.2cm" svg:y2="7.804cm">
          <text:p/>
        </draw:line>
        <draw:frame draw:style-name="gr31" draw:text-style-name="P10" draw:layer="layout" svg:width="0.815cm" svg:height="0.831cm" svg:x="15.185cm" svg:y="9.2cm">
          <draw:text-box>
            <text:p><text:span text:style-name="T7">1</text:span></text:p>
          </draw:text-box>
        </draw:frame>
        <draw:frame draw:style-name="gr31" draw:text-style-name="P10" draw:layer="layout" svg:width="0.815cm" svg:height="0.831cm" svg:x="15.192cm" svg:y="8.672cm">
          <draw:text-box>
            <text:p><text:span text:style-name="T7">1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1cm" svg:x2="18.902cm" svg:y2="6.771cm">
            <text:p/>
          </draw:line>
          <draw:line draw:style-name="gr26" draw:text-style-name="P8" draw:layer="layout" svg:x1="21.902cm" svg:y1="7.571cm" svg:x2="21.902cm" svg:y2="6.771cm">
            <text:p/>
          </draw:line>
          <draw:line draw:style-name="gr26" draw:text-style-name="P8" draw:layer="layout" svg:x1="21.302cm" svg:y1="7.571cm" svg:x2="21.302cm" svg:y2="6.771cm">
            <text:p/>
          </draw:line>
          <draw:line draw:style-name="gr26" draw:text-style-name="P8" draw:layer="layout" svg:x1="20.702cm" svg:y1="7.571cm" svg:x2="20.702cm" svg:y2="6.771cm">
            <text:p/>
          </draw:line>
          <draw:line draw:style-name="gr26" draw:text-style-name="P8" draw:layer="layout" svg:x1="20.102cm" svg:y1="7.571cm" svg:x2="20.102cm" svg:y2="6.771cm">
            <text:p/>
          </draw:line>
          <draw:line draw:style-name="gr26" draw:text-style-name="P8" draw:layer="layout" svg:x1="19.502cm" svg:y1="7.571cm" svg:x2="19.502cm" svg:y2="6.771cm">
            <text:p/>
          </draw:line>
          <draw:line draw:style-name="gr26" draw:text-style-name="P8" draw:layer="layout" svg:x1="22.502cm" svg:y1="7.571cm" svg:x2="22.502cm" svg:y2="6.771cm">
            <text:p/>
          </draw:line>
          <draw:line draw:style-name="gr26" draw:text-style-name="P8" draw:layer="layout" svg:x1="18.302cm" svg:y1="7.571cm" svg:x2="18.302cm" svg:y2="6.771cm">
            <text:p/>
          </draw:line>
          <draw:line draw:style-name="gr29" draw:text-style-name="P8" draw:layer="layout" svg:x1="23.102cm" svg:y1="7.571cm" svg:x2="23.102cm" svg:y2="6.771cm">
            <text:p/>
          </draw:line>
          <draw:line draw:style-name="gr26" draw:text-style-name="P8" draw:layer="layout" svg:x1="23.702cm" svg:y1="7.571cm" svg:x2="23.702cm" svg:y2="6.771cm">
            <text:p/>
          </draw:line>
          <draw:line draw:style-name="gr26" draw:text-style-name="P8" draw:layer="layout" svg:x1="24.302cm" svg:y1="7.571cm" svg:x2="24.302cm" svg:y2="6.771cm">
            <text:p/>
          </draw:line>
          <draw:frame draw:style-name="gr30" draw:text-style-name="P10" draw:layer="layout" svg:width="3.601cm" svg:height="0.831cm" svg:x="18.6cm" svg:y="5.771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1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2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3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2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5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2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2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3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3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1cm" svg:x2="24.902cm" svg:y2="7.571cm">
            <text:p/>
          </draw:line>
          <draw:frame draw:style-name="gr32" draw:text-style-name="P10" draw:layer="layout" svg:width="0.68cm" svg:height="0.831cm" svg:x="24.235cm" svg:y="6.871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2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1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6" draw:text-style-name="P16" xml:id="id38" draw:id="id38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5" draw:text-style-name="P18" draw:layer="layout" svg:x1="19.2cm" svg:y1="8.592cm" svg:x2="19.2cm" svg:y2="7.804cm">
          <text:p/>
        </draw:line>
        <draw:frame draw:style-name="gr31" draw:text-style-name="P10" draw:layer="layout" svg:width="0.815cm" svg:height="0.831cm" svg:x="15.185cm" svg:y="9.2cm">
          <draw:text-box>
            <text:p><text:span text:style-name="T7">1</text:span></text:p>
          </draw:text-box>
        </draw:frame>
        <draw:frame draw:style-name="gr31" draw:text-style-name="P10" draw:layer="layout" svg:width="0.815cm" svg:height="0.831cm" svg:x="15.192cm" svg:y="8.672cm">
          <draw:text-box>
            <text:p><text:span text:style-name="T7">1</text:span></text:p>
          </draw:text-box>
        </draw:frame>
        <draw:frame draw:style-name="gr33" draw:text-style-name="P10" draw:layer="layout" svg:width="0.917cm" svg:height="0.831cm" svg:x="20.6cm" svg:y="9.2cm">
          <draw:text-box>
            <text:p xml:id="id37" text:id="id37"><text:span text:style-name="T7">+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1cm" svg:x2="18.902cm" svg:y2="6.771cm">
            <text:p/>
          </draw:line>
          <draw:line draw:style-name="gr26" draw:text-style-name="P8" draw:layer="layout" svg:x1="21.902cm" svg:y1="7.571cm" svg:x2="21.902cm" svg:y2="6.771cm">
            <text:p/>
          </draw:line>
          <draw:line draw:style-name="gr26" draw:text-style-name="P8" draw:layer="layout" svg:x1="21.302cm" svg:y1="7.571cm" svg:x2="21.302cm" svg:y2="6.771cm">
            <text:p/>
          </draw:line>
          <draw:line draw:style-name="gr26" draw:text-style-name="P8" draw:layer="layout" svg:x1="20.702cm" svg:y1="7.571cm" svg:x2="20.702cm" svg:y2="6.771cm">
            <text:p/>
          </draw:line>
          <draw:line draw:style-name="gr26" draw:text-style-name="P8" draw:layer="layout" svg:x1="20.102cm" svg:y1="7.571cm" svg:x2="20.102cm" svg:y2="6.771cm">
            <text:p/>
          </draw:line>
          <draw:line draw:style-name="gr26" draw:text-style-name="P8" draw:layer="layout" svg:x1="19.502cm" svg:y1="7.571cm" svg:x2="19.502cm" svg:y2="6.771cm">
            <text:p/>
          </draw:line>
          <draw:line draw:style-name="gr26" draw:text-style-name="P8" draw:layer="layout" svg:x1="22.502cm" svg:y1="7.571cm" svg:x2="22.502cm" svg:y2="6.771cm">
            <text:p/>
          </draw:line>
          <draw:line draw:style-name="gr26" draw:text-style-name="P8" draw:layer="layout" svg:x1="18.302cm" svg:y1="7.571cm" svg:x2="18.302cm" svg:y2="6.771cm">
            <text:p/>
          </draw:line>
          <draw:line draw:style-name="gr29" draw:text-style-name="P8" draw:layer="layout" svg:x1="23.102cm" svg:y1="7.571cm" svg:x2="23.102cm" svg:y2="6.771cm">
            <text:p/>
          </draw:line>
          <draw:line draw:style-name="gr26" draw:text-style-name="P8" draw:layer="layout" svg:x1="23.702cm" svg:y1="7.571cm" svg:x2="23.702cm" svg:y2="6.771cm">
            <text:p/>
          </draw:line>
          <draw:line draw:style-name="gr26" draw:text-style-name="P8" draw:layer="layout" svg:x1="24.302cm" svg:y1="7.571cm" svg:x2="24.302cm" svg:y2="6.771cm">
            <text:p/>
          </draw:line>
          <draw:frame draw:style-name="gr30" draw:text-style-name="P10" draw:layer="layout" svg:width="3.601cm" svg:height="0.831cm" svg:x="18.6cm" svg:y="5.771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1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2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3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2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5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2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2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3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3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1cm" svg:x2="24.902cm" svg:y2="7.571cm">
            <text:p/>
          </draw:line>
          <draw:frame draw:style-name="gr32" draw:text-style-name="P10" draw:layer="layout" svg:width="0.68cm" svg:height="0.831cm" svg:x="24.235cm" svg:y="6.871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2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1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6" draw:text-style-name="P16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5" draw:text-style-name="P18" draw:layer="layout" svg:x1="19.2cm" svg:y1="8.592cm" svg:x2="19.2cm" svg:y2="7.804cm">
          <text:p/>
        </draw:line>
        <draw:frame draw:style-name="gr31" draw:text-style-name="P10" draw:layer="layout" svg:width="0.815cm" svg:height="0.831cm" svg:x="19.9cm" svg:y="9.2cm">
          <draw:text-box>
            <text:p xml:id="id40" text:id="id40"><text:span text:style-name="T7">1</text:span></text:p>
          </draw:text-box>
        </draw:frame>
        <draw:frame draw:style-name="gr31" draw:text-style-name="P10" draw:layer="layout" svg:width="0.815cm" svg:height="0.831cm" svg:x="21.185cm" svg:y="9.2cm">
          <draw:text-box>
            <text:p xml:id="id39" text:id="id39"><text:span text:style-name="T7">1</text:span></text:p>
          </draw:text-box>
        </draw:frame>
        <draw:frame draw:style-name="gr33" draw:text-style-name="P10" draw:layer="layout" svg:width="0.917cm" svg:height="0.831cm" svg:x="20.6cm" svg:y="9.201cm">
          <draw:text-box>
            <text:p><text:span text:style-name="T7">+</text:span></text:p>
          </draw:text-box>
        </draw:frame>
        <draw:frame draw:style-name="gr37" draw:text-style-name="P10" draw:layer="layout" svg:width="1.599cm" svg:height="0.831cm" svg:x="21.801cm" svg:y="9.201cm">
          <draw:text-box>
            <text:p xml:id="id41" text:id="id41"><text:span text:style-name="T7">= 2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1cm" svg:x2="18.902cm" svg:y2="6.771cm">
            <text:p/>
          </draw:line>
          <draw:line draw:style-name="gr26" draw:text-style-name="P8" draw:layer="layout" svg:x1="21.902cm" svg:y1="7.571cm" svg:x2="21.902cm" svg:y2="6.771cm">
            <text:p/>
          </draw:line>
          <draw:line draw:style-name="gr26" draw:text-style-name="P8" draw:layer="layout" svg:x1="21.302cm" svg:y1="7.571cm" svg:x2="21.302cm" svg:y2="6.771cm">
            <text:p/>
          </draw:line>
          <draw:line draw:style-name="gr26" draw:text-style-name="P8" draw:layer="layout" svg:x1="20.702cm" svg:y1="7.571cm" svg:x2="20.702cm" svg:y2="6.771cm">
            <text:p/>
          </draw:line>
          <draw:line draw:style-name="gr26" draw:text-style-name="P8" draw:layer="layout" svg:x1="20.102cm" svg:y1="7.571cm" svg:x2="20.102cm" svg:y2="6.771cm">
            <text:p/>
          </draw:line>
          <draw:line draw:style-name="gr26" draw:text-style-name="P8" draw:layer="layout" svg:x1="19.502cm" svg:y1="7.571cm" svg:x2="19.502cm" svg:y2="6.771cm">
            <text:p/>
          </draw:line>
          <draw:line draw:style-name="gr26" draw:text-style-name="P8" draw:layer="layout" svg:x1="22.502cm" svg:y1="7.571cm" svg:x2="22.502cm" svg:y2="6.771cm">
            <text:p/>
          </draw:line>
          <draw:line draw:style-name="gr26" draw:text-style-name="P8" draw:layer="layout" svg:x1="18.302cm" svg:y1="7.571cm" svg:x2="18.302cm" svg:y2="6.771cm">
            <text:p/>
          </draw:line>
          <draw:line draw:style-name="gr29" draw:text-style-name="P8" draw:layer="layout" svg:x1="23.102cm" svg:y1="7.571cm" svg:x2="23.102cm" svg:y2="6.771cm">
            <text:p/>
          </draw:line>
          <draw:line draw:style-name="gr26" draw:text-style-name="P8" draw:layer="layout" svg:x1="23.702cm" svg:y1="7.571cm" svg:x2="23.702cm" svg:y2="6.771cm">
            <text:p/>
          </draw:line>
          <draw:line draw:style-name="gr26" draw:text-style-name="P8" draw:layer="layout" svg:x1="24.302cm" svg:y1="7.571cm" svg:x2="24.302cm" svg:y2="6.771cm">
            <text:p/>
          </draw:line>
          <draw:frame draw:style-name="gr30" draw:text-style-name="P10" draw:layer="layout" svg:width="3.601cm" svg:height="0.831cm" svg:x="18.6cm" svg:y="5.771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1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2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3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2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5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2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2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3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3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1cm" svg:x2="24.902cm" svg:y2="7.571cm">
            <text:p/>
          </draw:line>
          <draw:frame draw:style-name="gr32" draw:text-style-name="P10" draw:layer="layout" svg:width="0.68cm" svg:height="0.831cm" svg:x="24.235cm" svg:y="6.871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2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1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8" draw:text-style-name="P16" xml:id="id42" draw:id="id42" draw:layer="layout" svg:width="4.943cm" svg:height="0.796cm" svg:x="2.157cm" svg:y="8.239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5" draw:text-style-name="P18" draw:layer="layout" svg:x1="19.2cm" svg:y1="8.592cm" svg:x2="19.2cm" svg:y2="7.804cm">
          <text:p/>
        </draw:line>
        <draw:frame draw:style-name="gr31" draw:text-style-name="P10" draw:layer="layout" svg:width="0.815cm" svg:height="0.831cm" svg:x="19.9cm" svg:y="9.2cm">
          <draw:text-box>
            <text:p><text:span text:style-name="T7">1</text:span></text:p>
          </draw:text-box>
        </draw:frame>
        <draw:frame draw:style-name="gr31" draw:text-style-name="P10" draw:layer="layout" svg:width="0.815cm" svg:height="0.831cm" svg:x="21.185cm" svg:y="9.2cm">
          <draw:text-box>
            <text:p><text:span text:style-name="T7">1</text:span></text:p>
          </draw:text-box>
        </draw:frame>
        <draw:frame draw:style-name="gr33" draw:text-style-name="P10" draw:layer="layout" svg:width="0.917cm" svg:height="0.831cm" svg:x="20.6cm" svg:y="9.201cm">
          <draw:text-box>
            <text:p><text:span text:style-name="T7">+</text:span></text:p>
          </draw:text-box>
        </draw:frame>
        <draw:frame draw:style-name="gr37" draw:text-style-name="P10" draw:layer="layout" svg:width="1.599cm" svg:height="0.831cm" svg:x="21.801cm" svg:y="9.201cm">
          <draw:text-box>
            <text:p><text:span text:style-name="T7">= 2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1cm" svg:x2="18.902cm" svg:y2="6.771cm">
            <text:p/>
          </draw:line>
          <draw:line draw:style-name="gr26" draw:text-style-name="P8" draw:layer="layout" svg:x1="21.902cm" svg:y1="7.571cm" svg:x2="21.902cm" svg:y2="6.771cm">
            <text:p/>
          </draw:line>
          <draw:line draw:style-name="gr26" draw:text-style-name="P8" draw:layer="layout" svg:x1="21.302cm" svg:y1="7.571cm" svg:x2="21.302cm" svg:y2="6.771cm">
            <text:p/>
          </draw:line>
          <draw:line draw:style-name="gr26" draw:text-style-name="P8" draw:layer="layout" svg:x1="20.702cm" svg:y1="7.571cm" svg:x2="20.702cm" svg:y2="6.771cm">
            <text:p/>
          </draw:line>
          <draw:line draw:style-name="gr26" draw:text-style-name="P8" draw:layer="layout" svg:x1="20.102cm" svg:y1="7.571cm" svg:x2="20.102cm" svg:y2="6.771cm">
            <text:p/>
          </draw:line>
          <draw:line draw:style-name="gr26" draw:text-style-name="P8" draw:layer="layout" svg:x1="19.502cm" svg:y1="7.571cm" svg:x2="19.502cm" svg:y2="6.771cm">
            <text:p/>
          </draw:line>
          <draw:line draw:style-name="gr26" draw:text-style-name="P8" draw:layer="layout" svg:x1="22.502cm" svg:y1="7.571cm" svg:x2="22.502cm" svg:y2="6.771cm">
            <text:p/>
          </draw:line>
          <draw:line draw:style-name="gr26" draw:text-style-name="P8" draw:layer="layout" svg:x1="18.302cm" svg:y1="7.571cm" svg:x2="18.302cm" svg:y2="6.771cm">
            <text:p/>
          </draw:line>
          <draw:line draw:style-name="gr29" draw:text-style-name="P8" draw:layer="layout" svg:x1="23.102cm" svg:y1="7.571cm" svg:x2="23.102cm" svg:y2="6.771cm">
            <text:p/>
          </draw:line>
          <draw:line draw:style-name="gr26" draw:text-style-name="P8" draw:layer="layout" svg:x1="23.702cm" svg:y1="7.571cm" svg:x2="23.702cm" svg:y2="6.771cm">
            <text:p/>
          </draw:line>
          <draw:line draw:style-name="gr26" draw:text-style-name="P8" draw:layer="layout" svg:x1="24.302cm" svg:y1="7.571cm" svg:x2="24.302cm" svg:y2="6.771cm">
            <text:p/>
          </draw:line>
          <draw:frame draw:style-name="gr30" draw:text-style-name="P10" draw:layer="layout" svg:width="3.601cm" svg:height="0.831cm" svg:x="18.6cm" svg:y="5.771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1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2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3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2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5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2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2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3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3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1cm" svg:x2="24.902cm" svg:y2="7.571cm">
            <text:p/>
          </draw:line>
          <draw:frame draw:style-name="gr32" draw:text-style-name="P10" draw:layer="layout" svg:width="0.68cm" svg:height="0.831cm" svg:x="24.235cm" svg:y="6.871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2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1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187cm" svg:y="9.202cm">
          <draw:text-box>
            <text:p xml:id="id43" text:id="id43"><text:span text:style-name="T7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9" draw:text-style-name="P16" xml:id="id44" draw:id="id44" draw:layer="layout" svg:width="5.543cm" svg:height="0.796cm" svg:x="0.857cm" svg:y="9.1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5" draw:text-style-name="P18" xml:id="id45" draw:id="id45" draw:layer="layout" svg:width="0cm" svg:height="0.787cm" svg:x="19.2cm" svg:y="7.804cm" svg:viewBox="0 0 0 788" draw:points="0,788 0,0">
          <text:p/>
        </draw:polyline>
        <draw:frame draw:style-name="gr31" draw:text-style-name="P10" draw:layer="layout" svg:width="0.815cm" svg:height="0.831cm" svg:x="19.9cm" svg:y="9.2cm">
          <draw:text-box>
            <text:p><text:span text:style-name="T7">1</text:span></text:p>
          </draw:text-box>
        </draw:frame>
        <draw:polyline draw:style-name="gr35" draw:text-style-name="P18" xml:id="id46" draw:id="id46" draw:layer="layout" svg:width="0cm" svg:height="0.787cm" svg:x="19.8cm" svg:y="7.801cm" svg:viewBox="0 0 0 788" draw:points="0,788 0,0">
          <text:p/>
        </draw:polyline>
        <draw:frame draw:style-name="gr31" draw:text-style-name="P10" draw:layer="layout" svg:width="0.815cm" svg:height="0.831cm" svg:x="21.185cm" svg:y="9.2cm">
          <draw:text-box>
            <text:p><text:span text:style-name="T7">1</text:span></text:p>
          </draw:text-box>
        </draw:frame>
        <draw:frame draw:style-name="gr33" draw:text-style-name="P10" draw:layer="layout" svg:width="0.917cm" svg:height="0.831cm" svg:x="20.6cm" svg:y="9.201cm">
          <draw:text-box>
            <text:p><text:span text:style-name="T7">+</text:span></text:p>
          </draw:text-box>
        </draw:frame>
        <draw:frame draw:style-name="gr37" draw:text-style-name="P10" draw:layer="layout" svg:width="1.599cm" svg:height="0.831cm" svg:x="21.801cm" svg:y="9.201cm">
          <draw:text-box>
            <text:p><text:span text:style-name="T7">= 2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1cm" svg:x2="18.902cm" svg:y2="6.771cm">
            <text:p/>
          </draw:line>
          <draw:line draw:style-name="gr26" draw:text-style-name="P8" draw:layer="layout" svg:x1="21.902cm" svg:y1="7.571cm" svg:x2="21.902cm" svg:y2="6.771cm">
            <text:p/>
          </draw:line>
          <draw:line draw:style-name="gr26" draw:text-style-name="P8" draw:layer="layout" svg:x1="21.302cm" svg:y1="7.571cm" svg:x2="21.302cm" svg:y2="6.771cm">
            <text:p/>
          </draw:line>
          <draw:line draw:style-name="gr26" draw:text-style-name="P8" draw:layer="layout" svg:x1="20.702cm" svg:y1="7.571cm" svg:x2="20.702cm" svg:y2="6.771cm">
            <text:p/>
          </draw:line>
          <draw:line draw:style-name="gr26" draw:text-style-name="P8" draw:layer="layout" svg:x1="20.102cm" svg:y1="7.571cm" svg:x2="20.102cm" svg:y2="6.771cm">
            <text:p/>
          </draw:line>
          <draw:line draw:style-name="gr26" draw:text-style-name="P8" draw:layer="layout" svg:x1="19.502cm" svg:y1="7.571cm" svg:x2="19.502cm" svg:y2="6.771cm">
            <text:p/>
          </draw:line>
          <draw:line draw:style-name="gr26" draw:text-style-name="P8" draw:layer="layout" svg:x1="22.502cm" svg:y1="7.571cm" svg:x2="22.502cm" svg:y2="6.771cm">
            <text:p/>
          </draw:line>
          <draw:line draw:style-name="gr26" draw:text-style-name="P8" draw:layer="layout" svg:x1="18.302cm" svg:y1="7.571cm" svg:x2="18.302cm" svg:y2="6.771cm">
            <text:p/>
          </draw:line>
          <draw:line draw:style-name="gr29" draw:text-style-name="P8" draw:layer="layout" svg:x1="23.102cm" svg:y1="7.571cm" svg:x2="23.102cm" svg:y2="6.771cm">
            <text:p/>
          </draw:line>
          <draw:line draw:style-name="gr26" draw:text-style-name="P8" draw:layer="layout" svg:x1="23.702cm" svg:y1="7.571cm" svg:x2="23.702cm" svg:y2="6.771cm">
            <text:p/>
          </draw:line>
          <draw:line draw:style-name="gr26" draw:text-style-name="P8" draw:layer="layout" svg:x1="24.302cm" svg:y1="7.571cm" svg:x2="24.302cm" svg:y2="6.771cm">
            <text:p/>
          </draw:line>
          <draw:frame draw:style-name="gr30" draw:text-style-name="P10" draw:layer="layout" svg:width="3.601cm" svg:height="0.831cm" svg:x="18.6cm" svg:y="5.771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1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2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3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2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5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2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2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3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3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1cm" svg:x2="24.902cm" svg:y2="7.571cm">
            <text:p/>
          </draw:line>
          <draw:frame draw:style-name="gr32" draw:text-style-name="P10" draw:layer="layout" svg:width="0.68cm" svg:height="0.831cm" svg:x="24.235cm" svg:y="6.871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2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1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187cm" svg:y="9.202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4" draw:text-style-name="P16" xml:id="id47" draw:id="id47" draw:layer="layout" svg:width="8cm" svg:height="0.796cm" svg:x="0.9cm" svg:y="5.204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5" draw:text-style-name="P18" xml:id="id48" draw:id="id48" draw:layer="layout" svg:width="0cm" svg:height="0.787cm" svg:x="19.8cm" svg:y="7.802cm" svg:viewBox="0 0 0 788" draw:points="0,788 0,0">
          <text:p/>
        </draw:polyline>
        <draw:g>
          <draw:custom-shape draw:style-name="gr28" draw:text-style-name="P17" draw:layer="layout" svg:width="0.8cm" svg:height="7.8cm" draw:transform="rotate (1.5707963267949) translate (17.702cm 7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1cm" svg:x2="18.902cm" svg:y2="6.771cm">
            <text:p/>
          </draw:line>
          <draw:line draw:style-name="gr26" draw:text-style-name="P8" draw:layer="layout" svg:x1="21.902cm" svg:y1="7.571cm" svg:x2="21.902cm" svg:y2="6.771cm">
            <text:p/>
          </draw:line>
          <draw:line draw:style-name="gr26" draw:text-style-name="P8" draw:layer="layout" svg:x1="21.302cm" svg:y1="7.571cm" svg:x2="21.302cm" svg:y2="6.771cm">
            <text:p/>
          </draw:line>
          <draw:line draw:style-name="gr26" draw:text-style-name="P8" draw:layer="layout" svg:x1="20.702cm" svg:y1="7.571cm" svg:x2="20.702cm" svg:y2="6.771cm">
            <text:p/>
          </draw:line>
          <draw:line draw:style-name="gr26" draw:text-style-name="P8" draw:layer="layout" svg:x1="20.102cm" svg:y1="7.571cm" svg:x2="20.102cm" svg:y2="6.771cm">
            <text:p/>
          </draw:line>
          <draw:line draw:style-name="gr26" draw:text-style-name="P8" draw:layer="layout" svg:x1="19.502cm" svg:y1="7.571cm" svg:x2="19.502cm" svg:y2="6.771cm">
            <text:p/>
          </draw:line>
          <draw:line draw:style-name="gr26" draw:text-style-name="P8" draw:layer="layout" svg:x1="22.502cm" svg:y1="7.571cm" svg:x2="22.502cm" svg:y2="6.771cm">
            <text:p/>
          </draw:line>
          <draw:line draw:style-name="gr26" draw:text-style-name="P8" draw:layer="layout" svg:x1="18.302cm" svg:y1="7.571cm" svg:x2="18.302cm" svg:y2="6.771cm">
            <text:p/>
          </draw:line>
          <draw:line draw:style-name="gr29" draw:text-style-name="P8" draw:layer="layout" svg:x1="23.102cm" svg:y1="7.571cm" svg:x2="23.102cm" svg:y2="6.771cm">
            <text:p/>
          </draw:line>
          <draw:line draw:style-name="gr26" draw:text-style-name="P8" draw:layer="layout" svg:x1="23.702cm" svg:y1="7.571cm" svg:x2="23.702cm" svg:y2="6.771cm">
            <text:p/>
          </draw:line>
          <draw:line draw:style-name="gr26" draw:text-style-name="P8" draw:layer="layout" svg:x1="24.302cm" svg:y1="7.571cm" svg:x2="24.302cm" svg:y2="6.771cm">
            <text:p/>
          </draw:line>
          <draw:frame draw:style-name="gr30" draw:text-style-name="P10" draw:layer="layout" svg:width="3.601cm" svg:height="0.831cm" svg:x="18.6cm" svg:y="5.771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1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2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3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2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5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2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2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3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3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1cm" svg:x2="24.902cm" svg:y2="7.571cm">
            <text:p/>
          </draw:line>
          <draw:frame draw:style-name="gr32" draw:text-style-name="P10" draw:layer="layout" svg:width="0.68cm" svg:height="0.831cm" svg:x="24.235cm" svg:y="6.871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2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1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187cm" svg:y="9.202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48" smil:attributeName="fill-color" smil:to="#333399" anim:color-interpolation="rgb" anim:color-interpolation-direction="clockwise"/>
                  <anim:set smil:dur="2s" smil:fill="hold" smil:targetElement="id48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49" draw:id="id49" draw:layer="layout" svg:width="8cm" svg:height="0.796cm" svg:x="0.9cm" svg:y="6.004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31" draw:text-style-name="P10" draw:layer="layout" svg:width="0.815cm" svg:height="0.831cm" svg:x="15.185cm" svg:y="8.6cm">
          <draw:text-box>
            <text:p xml:id="id50" text:id="id50"><text:span text:style-name="T7">4</text:span></text:p>
          </draw:text-box>
        </draw:frame>
        <draw:line draw:style-name="gr35" draw:text-style-name="P18" draw:layer="layout" svg:x1="19.8cm" svg:y1="8.59cm" svg:x2="19.8cm" svg:y2="7.802cm">
          <text:p/>
        </draw:line>
        <draw:g>
          <draw:custom-shape draw:style-name="gr28" draw:text-style-name="P17" draw:layer="layout" svg:width="0.8cm" svg:height="7.8cm" draw:transform="rotate (1.5707963267949) translate (17.702cm 7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1cm" svg:x2="18.902cm" svg:y2="6.771cm">
            <text:p/>
          </draw:line>
          <draw:line draw:style-name="gr26" draw:text-style-name="P8" draw:layer="layout" svg:x1="21.902cm" svg:y1="7.571cm" svg:x2="21.902cm" svg:y2="6.771cm">
            <text:p/>
          </draw:line>
          <draw:line draw:style-name="gr26" draw:text-style-name="P8" draw:layer="layout" svg:x1="21.302cm" svg:y1="7.571cm" svg:x2="21.302cm" svg:y2="6.771cm">
            <text:p/>
          </draw:line>
          <draw:line draw:style-name="gr26" draw:text-style-name="P8" draw:layer="layout" svg:x1="20.702cm" svg:y1="7.571cm" svg:x2="20.702cm" svg:y2="6.771cm">
            <text:p/>
          </draw:line>
          <draw:line draw:style-name="gr26" draw:text-style-name="P8" draw:layer="layout" svg:x1="20.102cm" svg:y1="7.571cm" svg:x2="20.102cm" svg:y2="6.771cm">
            <text:p/>
          </draw:line>
          <draw:line draw:style-name="gr26" draw:text-style-name="P8" draw:layer="layout" svg:x1="19.502cm" svg:y1="7.571cm" svg:x2="19.502cm" svg:y2="6.771cm">
            <text:p/>
          </draw:line>
          <draw:line draw:style-name="gr26" draw:text-style-name="P8" draw:layer="layout" svg:x1="22.502cm" svg:y1="7.571cm" svg:x2="22.502cm" svg:y2="6.771cm">
            <text:p/>
          </draw:line>
          <draw:line draw:style-name="gr26" draw:text-style-name="P8" draw:layer="layout" svg:x1="18.302cm" svg:y1="7.571cm" svg:x2="18.302cm" svg:y2="6.771cm">
            <text:p/>
          </draw:line>
          <draw:line draw:style-name="gr29" draw:text-style-name="P8" draw:layer="layout" svg:x1="23.102cm" svg:y1="7.571cm" svg:x2="23.102cm" svg:y2="6.771cm">
            <text:p/>
          </draw:line>
          <draw:line draw:style-name="gr26" draw:text-style-name="P8" draw:layer="layout" svg:x1="23.702cm" svg:y1="7.571cm" svg:x2="23.702cm" svg:y2="6.771cm">
            <text:p/>
          </draw:line>
          <draw:line draw:style-name="gr26" draw:text-style-name="P8" draw:layer="layout" svg:x1="24.302cm" svg:y1="7.571cm" svg:x2="24.302cm" svg:y2="6.771cm">
            <text:p/>
          </draw:line>
          <draw:frame draw:style-name="gr30" draw:text-style-name="P10" draw:layer="layout" svg:width="3.601cm" svg:height="0.831cm" svg:x="18.6cm" svg:y="5.771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1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2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3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2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5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2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2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3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3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1cm" svg:x2="24.902cm" svg:y2="7.571cm">
            <text:p/>
          </draw:line>
          <draw:frame draw:style-name="gr32" draw:text-style-name="P10" draw:layer="layout" svg:width="0.68cm" svg:height="0.831cm" svg:x="24.235cm" svg:y="6.871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2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1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187cm" svg:y="9.202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-right" presentation:preset-property="Direction;Accelerate;Decelerate">
                  <anim:set smil:begin="0s" smil:dur="0.002s" smil:fill="hold" smil:targetElement="id50" anim:sub-item="text" smil:attributeName="visibility" smil:to="visible"/>
                  <anim:animate smil:dur="1s" smil:fill="hold" smil:targetElement="id50" anim:sub-item="text" smil:attributeName="x" smil:values="1+width/2;x" smil:keyTimes="0;1"/>
                  <anim:animate smil:dur="1s" smil:fill="hold" smil:targetElement="id50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51" draw:id="id51" draw:layer="layout" svg:width="8cm" svg:height="0.796cm" svg:x="0.735cm" svg:y="9.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5" draw:text-style-name="P18" xml:id="id53" draw:id="id53" draw:layer="layout" svg:width="0cm" svg:height="0.787cm" svg:x="20.4cm" svg:y="7.812cm" svg:viewBox="0 0 0 788" draw:points="0,788 0,0">
          <text:p/>
        </draw:polyline>
        <draw:polyline draw:style-name="gr35" draw:text-style-name="P18" xml:id="id52" draw:id="id52" draw:layer="layout" svg:width="0cm" svg:height="0.787cm" svg:x="19.8cm" svg:y="7.802cm" svg:viewBox="0 0 0 788" draw:points="0,788 0,0">
          <text:p/>
        </draw:polyline>
        <draw:frame draw:style-name="gr31" draw:text-style-name="P10" draw:layer="layout" svg:width="0.815cm" svg:height="0.831cm" svg:x="15.186cm" svg:y="8.601cm">
          <draw:text-box>
            <text:p><text:span text:style-name="T7">4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1cm" svg:x2="18.902cm" svg:y2="6.771cm">
            <text:p/>
          </draw:line>
          <draw:line draw:style-name="gr26" draw:text-style-name="P8" draw:layer="layout" svg:x1="21.902cm" svg:y1="7.571cm" svg:x2="21.902cm" svg:y2="6.771cm">
            <text:p/>
          </draw:line>
          <draw:line draw:style-name="gr26" draw:text-style-name="P8" draw:layer="layout" svg:x1="21.302cm" svg:y1="7.571cm" svg:x2="21.302cm" svg:y2="6.771cm">
            <text:p/>
          </draw:line>
          <draw:line draw:style-name="gr26" draw:text-style-name="P8" draw:layer="layout" svg:x1="20.702cm" svg:y1="7.571cm" svg:x2="20.702cm" svg:y2="6.771cm">
            <text:p/>
          </draw:line>
          <draw:line draw:style-name="gr26" draw:text-style-name="P8" draw:layer="layout" svg:x1="20.102cm" svg:y1="7.571cm" svg:x2="20.102cm" svg:y2="6.771cm">
            <text:p/>
          </draw:line>
          <draw:line draw:style-name="gr26" draw:text-style-name="P8" draw:layer="layout" svg:x1="19.502cm" svg:y1="7.571cm" svg:x2="19.502cm" svg:y2="6.771cm">
            <text:p/>
          </draw:line>
          <draw:line draw:style-name="gr26" draw:text-style-name="P8" draw:layer="layout" svg:x1="22.502cm" svg:y1="7.571cm" svg:x2="22.502cm" svg:y2="6.771cm">
            <text:p/>
          </draw:line>
          <draw:line draw:style-name="gr26" draw:text-style-name="P8" draw:layer="layout" svg:x1="18.302cm" svg:y1="7.571cm" svg:x2="18.302cm" svg:y2="6.771cm">
            <text:p/>
          </draw:line>
          <draw:line draw:style-name="gr29" draw:text-style-name="P8" draw:layer="layout" svg:x1="23.102cm" svg:y1="7.571cm" svg:x2="23.102cm" svg:y2="6.771cm">
            <text:p/>
          </draw:line>
          <draw:line draw:style-name="gr26" draw:text-style-name="P8" draw:layer="layout" svg:x1="23.702cm" svg:y1="7.571cm" svg:x2="23.702cm" svg:y2="6.771cm">
            <text:p/>
          </draw:line>
          <draw:line draw:style-name="gr26" draw:text-style-name="P8" draw:layer="layout" svg:x1="24.302cm" svg:y1="7.571cm" svg:x2="24.302cm" svg:y2="6.771cm">
            <text:p/>
          </draw:line>
          <draw:frame draw:style-name="gr30" draw:text-style-name="P10" draw:layer="layout" svg:width="3.601cm" svg:height="0.831cm" svg:x="18.6cm" svg:y="5.771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1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2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3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2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5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4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2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2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3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3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1cm" svg:x2="24.902cm" svg:y2="7.571cm">
            <text:p/>
          </draw:line>
          <draw:frame draw:style-name="gr32" draw:text-style-name="P10" draw:layer="layout" svg:width="0.68cm" svg:height="0.831cm" svg:x="24.235cm" svg:y="6.871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2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1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187cm" svg:y="9.202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4" draw:text-style-name="P16" xml:id="id54" draw:id="id54" draw:layer="layout" svg:width="8cm" svg:height="0.796cm" svg:x="0.9cm" svg:y="5.204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31" draw:text-style-name="P10" draw:layer="layout" svg:width="0.815cm" svg:height="0.831cm" svg:x="15.186cm" svg:y="9.201cm">
          <draw:text-box>
            <text:p><text:span text:style-name="T7">2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2cm" svg:x2="18.902cm" svg:y2="6.772cm">
            <text:p/>
          </draw:line>
          <draw:line draw:style-name="gr26" draw:text-style-name="P8" draw:layer="layout" svg:x1="21.902cm" svg:y1="7.572cm" svg:x2="21.902cm" svg:y2="6.772cm">
            <text:p/>
          </draw:line>
          <draw:line draw:style-name="gr26" draw:text-style-name="P8" draw:layer="layout" svg:x1="21.302cm" svg:y1="7.572cm" svg:x2="21.302cm" svg:y2="6.772cm">
            <text:p/>
          </draw:line>
          <draw:line draw:style-name="gr26" draw:text-style-name="P8" draw:layer="layout" svg:x1="20.702cm" svg:y1="7.572cm" svg:x2="20.702cm" svg:y2="6.772cm">
            <text:p/>
          </draw:line>
          <draw:line draw:style-name="gr26" draw:text-style-name="P8" draw:layer="layout" svg:x1="20.102cm" svg:y1="7.572cm" svg:x2="20.102cm" svg:y2="6.772cm">
            <text:p/>
          </draw:line>
          <draw:line draw:style-name="gr26" draw:text-style-name="P8" draw:layer="layout" svg:x1="19.502cm" svg:y1="7.572cm" svg:x2="19.502cm" svg:y2="6.772cm">
            <text:p/>
          </draw:line>
          <draw:line draw:style-name="gr26" draw:text-style-name="P8" draw:layer="layout" svg:x1="22.502cm" svg:y1="7.572cm" svg:x2="22.502cm" svg:y2="6.772cm">
            <text:p/>
          </draw:line>
          <draw:line draw:style-name="gr26" draw:text-style-name="P8" draw:layer="layout" svg:x1="18.302cm" svg:y1="7.572cm" svg:x2="18.302cm" svg:y2="6.772cm">
            <text:p/>
          </draw:line>
          <draw:line draw:style-name="gr29" draw:text-style-name="P8" draw:layer="layout" svg:x1="23.102cm" svg:y1="7.572cm" svg:x2="23.102cm" svg:y2="6.772cm">
            <text:p/>
          </draw:line>
          <draw:line draw:style-name="gr26" draw:text-style-name="P8" draw:layer="layout" svg:x1="23.702cm" svg:y1="7.572cm" svg:x2="23.702cm" svg:y2="6.772cm">
            <text:p/>
          </draw:line>
          <draw:line draw:style-name="gr26" draw:text-style-name="P8" draw:layer="layout" svg:x1="24.302cm" svg:y1="7.572cm" svg:x2="24.302cm" svg:y2="6.772cm">
            <text:p/>
          </draw:line>
          <draw:frame draw:style-name="gr30" draw:text-style-name="P10" draw:layer="layout" svg:width="3.601cm" svg:height="0.831cm" svg:x="18.6cm" svg:y="5.772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2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3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4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3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6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5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5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3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3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4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4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2cm" svg:x2="24.902cm" svg:y2="7.572cm">
            <text:p/>
          </draw:line>
          <draw:frame draw:style-name="gr32" draw:text-style-name="P10" draw:layer="layout" svg:width="0.68cm" svg:height="0.831cm" svg:x="24.235cm" svg:y="6.872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3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2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polyline draw:style-name="gr35" draw:text-style-name="P18" xml:id="id55" draw:id="id55" draw:layer="layout" svg:width="0cm" svg:height="0.787cm" svg:x="20.4cm" svg:y="7.813cm" svg:viewBox="0 0 0 788" draw:points="0,788 0,0">
          <text:p/>
        </draw:polyline>
        <draw:frame draw:style-name="gr31" draw:text-style-name="P10" draw:layer="layout" svg:width="0.815cm" svg:height="0.831cm" svg:x="15.187cm" svg:y="8.602cm">
          <draw:text-box>
            <text:p><text:span text:style-name="T7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55" smil:attributeName="fill-color" smil:to="#333399" anim:color-interpolation="rgb" anim:color-interpolation-direction="clockwise"/>
                  <anim:set smil:dur="2s" smil:fill="hold" smil:targetElement="id55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56" draw:id="id56" draw:layer="layout" svg:width="8cm" svg:height="0.796cm" svg:x="0.9cm" svg:y="6.004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31" draw:text-style-name="P10" draw:layer="layout" svg:width="0.815cm" svg:height="0.831cm" svg:x="15.185cm" svg:y="8cm">
          <draw:text-box>
            <text:p xml:id="id57" text:id="id57"><text:span text:style-name="T7">8</text:span></text:p>
          </draw:text-box>
        </draw:frame>
        <draw:frame draw:style-name="gr31" draw:text-style-name="P10" draw:layer="layout" svg:width="0.815cm" svg:height="0.831cm" svg:x="15.186cm" svg:y="9.201cm">
          <draw:text-box>
            <text:p><text:span text:style-name="T7">2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3cm" svg:x2="18.902cm" svg:y2="6.773cm">
            <text:p/>
          </draw:line>
          <draw:line draw:style-name="gr26" draw:text-style-name="P8" draw:layer="layout" svg:x1="21.902cm" svg:y1="7.573cm" svg:x2="21.902cm" svg:y2="6.773cm">
            <text:p/>
          </draw:line>
          <draw:line draw:style-name="gr26" draw:text-style-name="P8" draw:layer="layout" svg:x1="21.302cm" svg:y1="7.573cm" svg:x2="21.302cm" svg:y2="6.773cm">
            <text:p/>
          </draw:line>
          <draw:line draw:style-name="gr26" draw:text-style-name="P8" draw:layer="layout" svg:x1="20.702cm" svg:y1="7.573cm" svg:x2="20.702cm" svg:y2="6.773cm">
            <text:p/>
          </draw:line>
          <draw:line draw:style-name="gr26" draw:text-style-name="P8" draw:layer="layout" svg:x1="20.102cm" svg:y1="7.573cm" svg:x2="20.102cm" svg:y2="6.773cm">
            <text:p/>
          </draw:line>
          <draw:line draw:style-name="gr26" draw:text-style-name="P8" draw:layer="layout" svg:x1="19.502cm" svg:y1="7.573cm" svg:x2="19.502cm" svg:y2="6.773cm">
            <text:p/>
          </draw:line>
          <draw:line draw:style-name="gr26" draw:text-style-name="P8" draw:layer="layout" svg:x1="22.502cm" svg:y1="7.573cm" svg:x2="22.502cm" svg:y2="6.773cm">
            <text:p/>
          </draw:line>
          <draw:line draw:style-name="gr26" draw:text-style-name="P8" draw:layer="layout" svg:x1="18.302cm" svg:y1="7.573cm" svg:x2="18.302cm" svg:y2="6.773cm">
            <text:p/>
          </draw:line>
          <draw:line draw:style-name="gr29" draw:text-style-name="P8" draw:layer="layout" svg:x1="23.102cm" svg:y1="7.573cm" svg:x2="23.102cm" svg:y2="6.773cm">
            <text:p/>
          </draw:line>
          <draw:line draw:style-name="gr26" draw:text-style-name="P8" draw:layer="layout" svg:x1="23.702cm" svg:y1="7.573cm" svg:x2="23.702cm" svg:y2="6.773cm">
            <text:p/>
          </draw:line>
          <draw:line draw:style-name="gr26" draw:text-style-name="P8" draw:layer="layout" svg:x1="24.302cm" svg:y1="7.573cm" svg:x2="24.302cm" svg:y2="6.773cm">
            <text:p/>
          </draw:line>
          <draw:frame draw:style-name="gr30" draw:text-style-name="P10" draw:layer="layout" svg:width="3.601cm" svg:height="0.831cm" svg:x="18.6cm" svg:y="5.773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3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4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5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4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7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6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6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4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4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5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5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3cm" svg:x2="24.902cm" svg:y2="7.573cm">
            <text:p/>
          </draw:line>
          <draw:frame draw:style-name="gr32" draw:text-style-name="P10" draw:layer="layout" svg:width="0.68cm" svg:height="0.831cm" svg:x="24.235cm" svg:y="6.873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4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3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line draw:style-name="gr35" draw:text-style-name="P18" draw:layer="layout" svg:x1="20.4cm" svg:y1="8.602cm" svg:x2="20.4cm" svg:y2="7.814cm">
          <text:p/>
        </draw:line>
        <draw:frame draw:style-name="gr31" draw:text-style-name="P10" draw:layer="layout" svg:width="0.815cm" svg:height="0.831cm" svg:x="15.187cm" svg:y="8.602cm">
          <draw:text-box>
            <text:p><text:span text:style-name="T7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1+width/2;x" smil:keyTimes="0;1"/>
                  <anim:animate smil:dur="0.5s" smil:fill="hold" smil:targetElement="id57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58" draw:id="id58" draw:layer="layout" svg:width="8cm" svg:height="0.796cm" svg:x="0.735cm" svg:y="9.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5" draw:text-style-name="P18" xml:id="id60" draw:id="id60" draw:layer="layout" svg:width="0cm" svg:height="0.787cm" svg:x="21cm" svg:y="7.812cm" svg:viewBox="0 0 0 788" draw:points="0,788 0,0">
          <text:p/>
        </draw:polyline>
        <draw:g>
          <draw:custom-shape draw:style-name="gr28" draw:text-style-name="P17" draw:layer="layout" svg:width="0.8cm" svg:height="7.8cm" draw:transform="rotate (1.5707963267949) translate (17.702cm 7.5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3cm" svg:x2="18.902cm" svg:y2="6.773cm">
            <text:p/>
          </draw:line>
          <draw:line draw:style-name="gr26" draw:text-style-name="P8" draw:layer="layout" svg:x1="21.902cm" svg:y1="7.573cm" svg:x2="21.902cm" svg:y2="6.773cm">
            <text:p/>
          </draw:line>
          <draw:line draw:style-name="gr26" draw:text-style-name="P8" draw:layer="layout" svg:x1="21.302cm" svg:y1="7.573cm" svg:x2="21.302cm" svg:y2="6.773cm">
            <text:p/>
          </draw:line>
          <draw:line draw:style-name="gr26" draw:text-style-name="P8" draw:layer="layout" svg:x1="20.702cm" svg:y1="7.573cm" svg:x2="20.702cm" svg:y2="6.773cm">
            <text:p/>
          </draw:line>
          <draw:line draw:style-name="gr26" draw:text-style-name="P8" draw:layer="layout" svg:x1="20.102cm" svg:y1="7.573cm" svg:x2="20.102cm" svg:y2="6.773cm">
            <text:p/>
          </draw:line>
          <draw:line draw:style-name="gr26" draw:text-style-name="P8" draw:layer="layout" svg:x1="19.502cm" svg:y1="7.573cm" svg:x2="19.502cm" svg:y2="6.773cm">
            <text:p/>
          </draw:line>
          <draw:line draw:style-name="gr26" draw:text-style-name="P8" draw:layer="layout" svg:x1="22.502cm" svg:y1="7.573cm" svg:x2="22.502cm" svg:y2="6.773cm">
            <text:p/>
          </draw:line>
          <draw:line draw:style-name="gr26" draw:text-style-name="P8" draw:layer="layout" svg:x1="18.302cm" svg:y1="7.573cm" svg:x2="18.302cm" svg:y2="6.773cm">
            <text:p/>
          </draw:line>
          <draw:line draw:style-name="gr29" draw:text-style-name="P8" draw:layer="layout" svg:x1="23.102cm" svg:y1="7.573cm" svg:x2="23.102cm" svg:y2="6.773cm">
            <text:p/>
          </draw:line>
          <draw:line draw:style-name="gr26" draw:text-style-name="P8" draw:layer="layout" svg:x1="23.702cm" svg:y1="7.573cm" svg:x2="23.702cm" svg:y2="6.773cm">
            <text:p/>
          </draw:line>
          <draw:line draw:style-name="gr26" draw:text-style-name="P8" draw:layer="layout" svg:x1="24.302cm" svg:y1="7.573cm" svg:x2="24.302cm" svg:y2="6.773cm">
            <text:p/>
          </draw:line>
          <draw:frame draw:style-name="gr30" draw:text-style-name="P10" draw:layer="layout" svg:width="3.601cm" svg:height="0.831cm" svg:x="18.6cm" svg:y="5.773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3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4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5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4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7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6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6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4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4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5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5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3cm" svg:x2="24.902cm" svg:y2="7.573cm">
            <text:p/>
          </draw:line>
          <draw:frame draw:style-name="gr32" draw:text-style-name="P10" draw:layer="layout" svg:width="0.68cm" svg:height="0.831cm" svg:x="24.235cm" svg:y="6.873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4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3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polyline draw:style-name="gr35" draw:text-style-name="P18" xml:id="id59" draw:id="id59" draw:layer="layout" svg:width="0cm" svg:height="0.787cm" svg:x="20.4cm" svg:y="7.814cm" svg:viewBox="0 0 0 788" draw:points="0,788 0,0">
          <text:p/>
        </draw:polyline>
        <draw:frame draw:style-name="gr31" draw:text-style-name="P10" draw:layer="layout" svg:width="0.815cm" svg:height="0.831cm" svg:x="15.187cm" svg:y="8.602cm">
          <draw:text-box>
            <text:p><text:span text:style-name="T7">4</text:span></text:p>
          </draw:text-box>
        </draw:frame>
        <draw:frame draw:style-name="gr31" draw:text-style-name="P10" draw:layer="layout" svg:width="0.815cm" svg:height="0.831cm" svg:x="15.186cm" svg:y="8.001cm">
          <draw:text-box>
            <text:p><text:span text:style-name="T7">8</text:span></text:p>
          </draw:text-box>
        </draw:frame>
        <draw:frame draw:style-name="gr31" draw:text-style-name="P10" draw:layer="layout" svg:width="0.815cm" svg:height="0.831cm" svg:x="15.187cm" svg:y="9.202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62" draw:id="id62" draw:layer="layout" svg:width="8cm" svg:height="0.796cm" svg:x="0.8cm" svg:y="6.8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custom-shape draw:style-name="gr34" draw:text-style-name="P16" xml:id="id61" draw:id="id61" draw:layer="layout" svg:width="8cm" svg:height="0.796cm" svg:x="0.8cm" svg:y="5.2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31" draw:text-style-name="P10" draw:layer="layout" svg:width="0.815cm" svg:height="0.831cm" svg:x="15.186cm" svg:y="8.601cm">
          <draw:text-box>
            <text:p><text:span text:style-name="T7">4</text:span></text:p>
          </draw:text-box>
        </draw:frame>
        <draw:frame draw:style-name="gr31" draw:text-style-name="P10" draw:layer="layout" svg:width="0.815cm" svg:height="0.831cm" svg:x="15.186cm" svg:y="8.001cm">
          <draw:text-box>
            <text:p><text:span text:style-name="T7">8</text:span></text:p>
          </draw:text-box>
        </draw:frame>
        <draw:line draw:style-name="gr35" draw:text-style-name="P18" draw:layer="layout" svg:x1="21cm" svg:y1="8.601cm" svg:x2="21cm" svg:y2="7.813cm">
          <text:p/>
        </draw:line>
        <draw:g>
          <draw:custom-shape draw:style-name="gr28" draw:text-style-name="P17" draw:layer="layout" svg:width="0.8cm" svg:height="7.8cm" draw:transform="rotate (1.5707963267949) translate (17.702cm 7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4cm" svg:x2="18.902cm" svg:y2="6.774cm">
            <text:p/>
          </draw:line>
          <draw:line draw:style-name="gr26" draw:text-style-name="P8" draw:layer="layout" svg:x1="21.902cm" svg:y1="7.574cm" svg:x2="21.902cm" svg:y2="6.774cm">
            <text:p/>
          </draw:line>
          <draw:line draw:style-name="gr26" draw:text-style-name="P8" draw:layer="layout" svg:x1="21.302cm" svg:y1="7.574cm" svg:x2="21.302cm" svg:y2="6.774cm">
            <text:p/>
          </draw:line>
          <draw:line draw:style-name="gr26" draw:text-style-name="P8" draw:layer="layout" svg:x1="20.702cm" svg:y1="7.574cm" svg:x2="20.702cm" svg:y2="6.774cm">
            <text:p/>
          </draw:line>
          <draw:line draw:style-name="gr26" draw:text-style-name="P8" draw:layer="layout" svg:x1="20.102cm" svg:y1="7.574cm" svg:x2="20.102cm" svg:y2="6.774cm">
            <text:p/>
          </draw:line>
          <draw:line draw:style-name="gr26" draw:text-style-name="P8" draw:layer="layout" svg:x1="19.502cm" svg:y1="7.574cm" svg:x2="19.502cm" svg:y2="6.774cm">
            <text:p/>
          </draw:line>
          <draw:line draw:style-name="gr26" draw:text-style-name="P8" draw:layer="layout" svg:x1="22.502cm" svg:y1="7.574cm" svg:x2="22.502cm" svg:y2="6.774cm">
            <text:p/>
          </draw:line>
          <draw:line draw:style-name="gr26" draw:text-style-name="P8" draw:layer="layout" svg:x1="18.302cm" svg:y1="7.574cm" svg:x2="18.302cm" svg:y2="6.774cm">
            <text:p/>
          </draw:line>
          <draw:line draw:style-name="gr29" draw:text-style-name="P8" draw:layer="layout" svg:x1="23.102cm" svg:y1="7.574cm" svg:x2="23.102cm" svg:y2="6.774cm">
            <text:p/>
          </draw:line>
          <draw:line draw:style-name="gr26" draw:text-style-name="P8" draw:layer="layout" svg:x1="23.702cm" svg:y1="7.574cm" svg:x2="23.702cm" svg:y2="6.774cm">
            <text:p/>
          </draw:line>
          <draw:line draw:style-name="gr26" draw:text-style-name="P8" draw:layer="layout" svg:x1="24.302cm" svg:y1="7.574cm" svg:x2="24.302cm" svg:y2="6.774cm">
            <text:p/>
          </draw:line>
          <draw:frame draw:style-name="gr30" draw:text-style-name="P10" draw:layer="layout" svg:width="3.601cm" svg:height="0.831cm" svg:x="18.6cm" svg:y="5.774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4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5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6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5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8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7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7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5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5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6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6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4cm" svg:x2="24.902cm" svg:y2="7.574cm">
            <text:p/>
          </draw:line>
          <draw:frame draw:style-name="gr32" draw:text-style-name="P10" draw:layer="layout" svg:width="0.68cm" svg:height="0.831cm" svg:x="24.235cm" svg:y="6.874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5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4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187cm" svg:y="9.202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6" draw:text-style-name="P16" xml:id="id64" draw:id="id64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32" draw:text-style-name="P10" draw:layer="layout" svg:width="0.68cm" svg:height="0.831cm" svg:x="20.6cm" svg:y="9.2cm">
          <draw:text-box>
            <text:p xml:id="id63" text:id="id63"><text:span text:style-name="T7">/</text:span></text:p>
          </draw:text-box>
        </draw:frame>
        <draw:frame draw:style-name="gr31" draw:text-style-name="P10" draw:layer="layout" svg:width="0.815cm" svg:height="0.831cm" svg:x="15.186cm" svg:y="8.001cm">
          <draw:text-box>
            <text:p><text:span text:style-name="T7">8</text:span></text:p>
          </draw:text-box>
        </draw:frame>
        <draw:line draw:style-name="gr35" draw:text-style-name="P18" draw:layer="layout" svg:x1="21cm" svg:y1="8.601cm" svg:x2="21cm" svg:y2="7.813cm">
          <text:p/>
        </draw:line>
        <draw:g>
          <draw:custom-shape draw:style-name="gr28" draw:text-style-name="P17" draw:layer="layout" svg:width="0.8cm" svg:height="7.8cm" draw:transform="rotate (1.5707963267949) translate (17.702cm 7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4cm" svg:x2="18.902cm" svg:y2="6.774cm">
            <text:p/>
          </draw:line>
          <draw:line draw:style-name="gr26" draw:text-style-name="P8" draw:layer="layout" svg:x1="21.902cm" svg:y1="7.574cm" svg:x2="21.902cm" svg:y2="6.774cm">
            <text:p/>
          </draw:line>
          <draw:line draw:style-name="gr26" draw:text-style-name="P8" draw:layer="layout" svg:x1="21.302cm" svg:y1="7.574cm" svg:x2="21.302cm" svg:y2="6.774cm">
            <text:p/>
          </draw:line>
          <draw:line draw:style-name="gr26" draw:text-style-name="P8" draw:layer="layout" svg:x1="20.702cm" svg:y1="7.574cm" svg:x2="20.702cm" svg:y2="6.774cm">
            <text:p/>
          </draw:line>
          <draw:line draw:style-name="gr26" draw:text-style-name="P8" draw:layer="layout" svg:x1="20.102cm" svg:y1="7.574cm" svg:x2="20.102cm" svg:y2="6.774cm">
            <text:p/>
          </draw:line>
          <draw:line draw:style-name="gr26" draw:text-style-name="P8" draw:layer="layout" svg:x1="19.502cm" svg:y1="7.574cm" svg:x2="19.502cm" svg:y2="6.774cm">
            <text:p/>
          </draw:line>
          <draw:line draw:style-name="gr26" draw:text-style-name="P8" draw:layer="layout" svg:x1="22.502cm" svg:y1="7.574cm" svg:x2="22.502cm" svg:y2="6.774cm">
            <text:p/>
          </draw:line>
          <draw:line draw:style-name="gr26" draw:text-style-name="P8" draw:layer="layout" svg:x1="18.302cm" svg:y1="7.574cm" svg:x2="18.302cm" svg:y2="6.774cm">
            <text:p/>
          </draw:line>
          <draw:line draw:style-name="gr29" draw:text-style-name="P8" draw:layer="layout" svg:x1="23.102cm" svg:y1="7.574cm" svg:x2="23.102cm" svg:y2="6.774cm">
            <text:p/>
          </draw:line>
          <draw:line draw:style-name="gr26" draw:text-style-name="P8" draw:layer="layout" svg:x1="23.702cm" svg:y1="7.574cm" svg:x2="23.702cm" svg:y2="6.774cm">
            <text:p/>
          </draw:line>
          <draw:line draw:style-name="gr26" draw:text-style-name="P8" draw:layer="layout" svg:x1="24.302cm" svg:y1="7.574cm" svg:x2="24.302cm" svg:y2="6.774cm">
            <text:p/>
          </draw:line>
          <draw:frame draw:style-name="gr30" draw:text-style-name="P10" draw:layer="layout" svg:width="3.601cm" svg:height="0.831cm" svg:x="18.6cm" svg:y="5.774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4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5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6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5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8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7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7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5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5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6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6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4cm" svg:x2="24.902cm" svg:y2="7.574cm">
            <text:p/>
          </draw:line>
          <draw:frame draw:style-name="gr32" draw:text-style-name="P10" draw:layer="layout" svg:width="0.68cm" svg:height="0.831cm" svg:x="24.235cm" svg:y="6.874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5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4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186cm" svg:y="8.601cm">
          <draw:text-box>
            <text:p><text:span text:style-name="T7">4</text:span></text:p>
          </draw:text-box>
        </draw:frame>
        <draw:frame draw:style-name="gr31" draw:text-style-name="P10" draw:layer="layout" svg:width="0.815cm" svg:height="0.831cm" svg:x="15.187cm" svg:y="9.202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6" draw:text-style-name="P16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31" draw:text-style-name="P10" draw:layer="layout" svg:width="0.815cm" svg:height="0.831cm" svg:x="19.9cm" svg:y="9.2cm">
          <draw:text-box>
            <text:p xml:id="id66" text:id="id66"><text:span text:style-name="T7">8</text:span></text:p>
          </draw:text-box>
        </draw:frame>
        <draw:frame draw:style-name="gr31" draw:text-style-name="P10" draw:layer="layout" svg:width="0.815cm" svg:height="0.831cm" svg:x="21.185cm" svg:y="9.2cm">
          <draw:text-box>
            <text:p xml:id="id65" text:id="id65"><text:span text:style-name="T7">4</text:span></text:p>
          </draw:text-box>
        </draw:frame>
        <draw:frame draw:style-name="gr32" draw:text-style-name="P10" draw:layer="layout" svg:width="0.68cm" svg:height="0.831cm" svg:x="20.6cm" svg:y="9.201cm">
          <draw:text-box>
            <text:p><text:span text:style-name="T7">/</text:span></text:p>
          </draw:text-box>
        </draw:frame>
        <draw:frame draw:style-name="gr37" draw:text-style-name="P10" draw:layer="layout" svg:width="1.599cm" svg:height="0.831cm" svg:x="21.801cm" svg:y="9.201cm">
          <draw:text-box>
            <text:p xml:id="id67" text:id="id67"><text:span text:style-name="T7">= 2</text:span></text:p>
          </draw:text-box>
        </draw:frame>
        <draw:line draw:style-name="gr35" draw:text-style-name="P18" draw:layer="layout" svg:x1="21cm" svg:y1="8.601cm" svg:x2="21cm" svg:y2="7.813cm">
          <text:p/>
        </draw:line>
        <draw:g>
          <draw:custom-shape draw:style-name="gr28" draw:text-style-name="P17" draw:layer="layout" svg:width="0.8cm" svg:height="7.8cm" draw:transform="rotate (1.5707963267949) translate (17.702cm 7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4cm" svg:x2="18.902cm" svg:y2="6.774cm">
            <text:p/>
          </draw:line>
          <draw:line draw:style-name="gr26" draw:text-style-name="P8" draw:layer="layout" svg:x1="21.902cm" svg:y1="7.574cm" svg:x2="21.902cm" svg:y2="6.774cm">
            <text:p/>
          </draw:line>
          <draw:line draw:style-name="gr26" draw:text-style-name="P8" draw:layer="layout" svg:x1="21.302cm" svg:y1="7.574cm" svg:x2="21.302cm" svg:y2="6.774cm">
            <text:p/>
          </draw:line>
          <draw:line draw:style-name="gr26" draw:text-style-name="P8" draw:layer="layout" svg:x1="20.702cm" svg:y1="7.574cm" svg:x2="20.702cm" svg:y2="6.774cm">
            <text:p/>
          </draw:line>
          <draw:line draw:style-name="gr26" draw:text-style-name="P8" draw:layer="layout" svg:x1="20.102cm" svg:y1="7.574cm" svg:x2="20.102cm" svg:y2="6.774cm">
            <text:p/>
          </draw:line>
          <draw:line draw:style-name="gr26" draw:text-style-name="P8" draw:layer="layout" svg:x1="19.502cm" svg:y1="7.574cm" svg:x2="19.502cm" svg:y2="6.774cm">
            <text:p/>
          </draw:line>
          <draw:line draw:style-name="gr26" draw:text-style-name="P8" draw:layer="layout" svg:x1="22.502cm" svg:y1="7.574cm" svg:x2="22.502cm" svg:y2="6.774cm">
            <text:p/>
          </draw:line>
          <draw:line draw:style-name="gr26" draw:text-style-name="P8" draw:layer="layout" svg:x1="18.302cm" svg:y1="7.574cm" svg:x2="18.302cm" svg:y2="6.774cm">
            <text:p/>
          </draw:line>
          <draw:line draw:style-name="gr29" draw:text-style-name="P8" draw:layer="layout" svg:x1="23.102cm" svg:y1="7.574cm" svg:x2="23.102cm" svg:y2="6.774cm">
            <text:p/>
          </draw:line>
          <draw:line draw:style-name="gr26" draw:text-style-name="P8" draw:layer="layout" svg:x1="23.702cm" svg:y1="7.574cm" svg:x2="23.702cm" svg:y2="6.774cm">
            <text:p/>
          </draw:line>
          <draw:line draw:style-name="gr26" draw:text-style-name="P8" draw:layer="layout" svg:x1="24.302cm" svg:y1="7.574cm" svg:x2="24.302cm" svg:y2="6.774cm">
            <text:p/>
          </draw:line>
          <draw:frame draw:style-name="gr30" draw:text-style-name="P10" draw:layer="layout" svg:width="3.601cm" svg:height="0.831cm" svg:x="18.6cm" svg:y="5.774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4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5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6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5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8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7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7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5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5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6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6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4cm" svg:x2="24.902cm" svg:y2="7.574cm">
            <text:p/>
          </draw:line>
          <draw:frame draw:style-name="gr32" draw:text-style-name="P10" draw:layer="layout" svg:width="0.68cm" svg:height="0.831cm" svg:x="24.235cm" svg:y="6.874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5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4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187cm" svg:y="9.202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8" draw:text-style-name="P16" xml:id="id68" draw:id="id68" draw:layer="layout" svg:width="4.943cm" svg:height="0.796cm" svg:x="2.157cm" svg:y="8.239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01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01cm" svg:x2="16cm" svg:y2="5.701cm">
            <text:p/>
          </draw:line>
          <draw:line draw:style-name="gr26" draw:text-style-name="P8" draw:layer="layout" svg:x1="15.2cm" svg:y1="8.701cm" svg:x2="16cm" svg:y2="8.701cm">
            <text:p/>
          </draw:line>
          <draw:line draw:style-name="gr26" draw:text-style-name="P8" draw:layer="layout" svg:x1="15.2cm" svg:y1="8.101cm" svg:x2="16cm" svg:y2="8.101cm">
            <text:p/>
          </draw:line>
          <draw:line draw:style-name="gr26" draw:text-style-name="P8" draw:layer="layout" svg:x1="15.2cm" svg:y1="7.501cm" svg:x2="16cm" svg:y2="7.501cm">
            <text:p/>
          </draw:line>
          <draw:line draw:style-name="gr26" draw:text-style-name="P8" draw:layer="layout" svg:x1="15.2cm" svg:y1="6.901cm" svg:x2="16cm" svg:y2="6.901cm">
            <text:p/>
          </draw:line>
          <draw:line draw:style-name="gr26" draw:text-style-name="P8" draw:layer="layout" svg:x1="15.2cm" svg:y1="6.301cm" svg:x2="16cm" svg:y2="6.301cm">
            <text:p/>
          </draw:line>
          <draw:line draw:style-name="gr26" draw:text-style-name="P8" draw:layer="layout" svg:x1="15.2cm" svg:y1="9.301cm" svg:x2="16cm" svg:y2="9.301cm">
            <text:p/>
          </draw:line>
          <draw:line draw:style-name="gr26" draw:text-style-name="P8" draw:layer="layout" svg:x1="15.2cm" svg:y1="5.101cm" svg:x2="16cm" svg:y2="5.101cm">
            <text:p/>
          </draw:line>
        </draw:g>
        <draw:frame draw:style-name="gr27" draw:text-style-name="P10" draw:layer="layout" svg:width="1.874cm" svg:height="0.831cm" svg:x="14.7cm" svg:y="9.971cm">
          <draw:text-box>
            <text:p><text:span text:style-name="T7">Stack</text:span></text:p>
          </draw:text-box>
        </draw:frame>
        <draw:frame draw:style-name="gr31" draw:text-style-name="P10" draw:layer="layout" svg:width="0.815cm" svg:height="0.831cm" svg:x="19.9cm" svg:y="9.201cm">
          <draw:text-box>
            <text:p><text:span text:style-name="T7">8</text:span></text:p>
          </draw:text-box>
        </draw:frame>
        <draw:frame draw:style-name="gr31" draw:text-style-name="P10" draw:layer="layout" svg:width="0.815cm" svg:height="0.831cm" svg:x="21.185cm" svg:y="9.201cm">
          <draw:text-box>
            <text:p><text:span text:style-name="T7">4</text:span></text:p>
          </draw:text-box>
        </draw:frame>
        <draw:frame draw:style-name="gr32" draw:text-style-name="P10" draw:layer="layout" svg:width="0.68cm" svg:height="0.831cm" svg:x="20.6cm" svg:y="9.202cm">
          <draw:text-box>
            <text:p><text:span text:style-name="T7">/</text:span></text:p>
          </draw:text-box>
        </draw:frame>
        <draw:frame draw:style-name="gr37" draw:text-style-name="P10" draw:layer="layout" svg:width="1.599cm" svg:height="0.831cm" svg:x="21.801cm" svg:y="9.202cm">
          <draw:text-box>
            <text:p><text:span text:style-name="T7">= 2</text:span></text:p>
          </draw:text-box>
        </draw:frame>
        <draw:line draw:style-name="gr35" draw:text-style-name="P18" draw:layer="layout" svg:x1="21cm" svg:y1="8.602cm" svg:x2="21cm" svg:y2="7.814cm">
          <text:p/>
        </draw:line>
        <draw:g>
          <draw:custom-shape draw:style-name="gr28" draw:text-style-name="P17" draw:layer="layout" svg:width="0.8cm" svg:height="7.8cm" draw:transform="rotate (1.5707963267949) translate (17.702cm 7.5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5cm" svg:x2="18.902cm" svg:y2="6.775cm">
            <text:p/>
          </draw:line>
          <draw:line draw:style-name="gr26" draw:text-style-name="P8" draw:layer="layout" svg:x1="21.902cm" svg:y1="7.575cm" svg:x2="21.902cm" svg:y2="6.775cm">
            <text:p/>
          </draw:line>
          <draw:line draw:style-name="gr26" draw:text-style-name="P8" draw:layer="layout" svg:x1="21.302cm" svg:y1="7.575cm" svg:x2="21.302cm" svg:y2="6.775cm">
            <text:p/>
          </draw:line>
          <draw:line draw:style-name="gr26" draw:text-style-name="P8" draw:layer="layout" svg:x1="20.702cm" svg:y1="7.575cm" svg:x2="20.702cm" svg:y2="6.775cm">
            <text:p/>
          </draw:line>
          <draw:line draw:style-name="gr26" draw:text-style-name="P8" draw:layer="layout" svg:x1="20.102cm" svg:y1="7.575cm" svg:x2="20.102cm" svg:y2="6.775cm">
            <text:p/>
          </draw:line>
          <draw:line draw:style-name="gr26" draw:text-style-name="P8" draw:layer="layout" svg:x1="19.502cm" svg:y1="7.575cm" svg:x2="19.502cm" svg:y2="6.775cm">
            <text:p/>
          </draw:line>
          <draw:line draw:style-name="gr26" draw:text-style-name="P8" draw:layer="layout" svg:x1="22.502cm" svg:y1="7.575cm" svg:x2="22.502cm" svg:y2="6.775cm">
            <text:p/>
          </draw:line>
          <draw:line draw:style-name="gr26" draw:text-style-name="P8" draw:layer="layout" svg:x1="18.302cm" svg:y1="7.575cm" svg:x2="18.302cm" svg:y2="6.775cm">
            <text:p/>
          </draw:line>
          <draw:line draw:style-name="gr29" draw:text-style-name="P8" draw:layer="layout" svg:x1="23.102cm" svg:y1="7.575cm" svg:x2="23.102cm" svg:y2="6.775cm">
            <text:p/>
          </draw:line>
          <draw:line draw:style-name="gr26" draw:text-style-name="P8" draw:layer="layout" svg:x1="23.702cm" svg:y1="7.575cm" svg:x2="23.702cm" svg:y2="6.775cm">
            <text:p/>
          </draw:line>
          <draw:line draw:style-name="gr26" draw:text-style-name="P8" draw:layer="layout" svg:x1="24.302cm" svg:y1="7.575cm" svg:x2="24.302cm" svg:y2="6.775cm">
            <text:p/>
          </draw:line>
          <draw:frame draw:style-name="gr30" draw:text-style-name="P10" draw:layer="layout" svg:width="3.601cm" svg:height="0.831cm" svg:x="18.6cm" svg:y="5.775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5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6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7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6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9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6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6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7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7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5cm" svg:x2="24.902cm" svg:y2="7.575cm">
            <text:p/>
          </draw:line>
          <draw:frame draw:style-name="gr32" draw:text-style-name="P10" draw:layer="layout" svg:width="0.68cm" svg:height="0.831cm" svg:x="24.235cm" svg:y="6.875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6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5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185cm" svg:y="8.67cm">
          <draw:text-box>
            <text:p xml:id="id69" text:id="id69"><text:span text:style-name="T7">2</text:span></text:p>
          </draw:text-box>
        </draw:frame>
        <draw:frame draw:style-name="gr31" draw:text-style-name="P10" draw:layer="layout" svg:width="0.815cm" svg:height="0.831cm" svg:x="15.187cm" svg:y="9.202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2s" smil:fill="hold" smil:targetElement="id69" anim:sub-item="text" smil:attributeName="visibility" smil:to="visible"/>
                  <anim:animate smil:dur="1s" smil:fill="hold" smil:targetElement="id69" anim:sub-item="text" smil:attributeName="x" smil:values="1+width/2;x" smil:keyTimes="0;1"/>
                  <anim:animate smil:dur="1s" smil:fill="hold" smil:targetElement="id69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9" draw:text-style-name="P16" xml:id="id70" draw:id="id70" draw:layer="layout" svg:width="5.543cm" svg:height="0.796cm" svg:x="0.857cm" svg:y="9.1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polyline draw:style-name="gr35" draw:text-style-name="P18" xml:id="id72" draw:id="id72" draw:layer="layout" svg:width="0cm" svg:height="0.787cm" svg:x="21.6cm" svg:y="7.81cm" svg:viewBox="0 0 0 788" draw:points="0,788 0,0">
          <text:p/>
        </draw:polyline>
        <draw:g>
          <draw:custom-shape draw:style-name="gr25" draw:text-style-name="P17" draw:layer="layout" svg:width="0.8cm" svg:height="5.4cm" svg:x="15.2cm" svg:y="4.502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02cm" svg:x2="16cm" svg:y2="5.702cm">
            <text:p/>
          </draw:line>
          <draw:line draw:style-name="gr26" draw:text-style-name="P8" draw:layer="layout" svg:x1="15.2cm" svg:y1="8.702cm" svg:x2="16cm" svg:y2="8.702cm">
            <text:p/>
          </draw:line>
          <draw:line draw:style-name="gr26" draw:text-style-name="P8" draw:layer="layout" svg:x1="15.2cm" svg:y1="8.102cm" svg:x2="16cm" svg:y2="8.102cm">
            <text:p/>
          </draw:line>
          <draw:line draw:style-name="gr26" draw:text-style-name="P8" draw:layer="layout" svg:x1="15.2cm" svg:y1="7.502cm" svg:x2="16cm" svg:y2="7.502cm">
            <text:p/>
          </draw:line>
          <draw:line draw:style-name="gr26" draw:text-style-name="P8" draw:layer="layout" svg:x1="15.2cm" svg:y1="6.902cm" svg:x2="16cm" svg:y2="6.902cm">
            <text:p/>
          </draw:line>
          <draw:line draw:style-name="gr26" draw:text-style-name="P8" draw:layer="layout" svg:x1="15.2cm" svg:y1="6.302cm" svg:x2="16cm" svg:y2="6.302cm">
            <text:p/>
          </draw:line>
          <draw:line draw:style-name="gr26" draw:text-style-name="P8" draw:layer="layout" svg:x1="15.2cm" svg:y1="9.302cm" svg:x2="16cm" svg:y2="9.302cm">
            <text:p/>
          </draw:line>
          <draw:line draw:style-name="gr26" draw:text-style-name="P8" draw:layer="layout" svg:x1="15.2cm" svg:y1="5.102cm" svg:x2="16cm" svg:y2="5.102cm">
            <text:p/>
          </draw:line>
        </draw:g>
        <draw:frame draw:style-name="gr27" draw:text-style-name="P10" draw:layer="layout" svg:width="1.874cm" svg:height="0.831cm" svg:x="14.7cm" svg:y="9.972cm">
          <draw:text-box>
            <text:p><text:span text:style-name="T7">Stack</text:span></text:p>
          </draw:text-box>
        </draw:frame>
        <draw:frame draw:style-name="gr31" draw:text-style-name="P10" draw:layer="layout" svg:width="0.815cm" svg:height="0.831cm" svg:x="19.9cm" svg:y="9.202cm">
          <draw:text-box>
            <text:p><text:span text:style-name="T7">8</text:span></text:p>
          </draw:text-box>
        </draw:frame>
        <draw:frame draw:style-name="gr31" draw:text-style-name="P10" draw:layer="layout" svg:width="0.815cm" svg:height="0.831cm" svg:x="21.185cm" svg:y="9.202cm">
          <draw:text-box>
            <text:p><text:span text:style-name="T7">4</text:span></text:p>
          </draw:text-box>
        </draw:frame>
        <draw:frame draw:style-name="gr32" draw:text-style-name="P10" draw:layer="layout" svg:width="0.68cm" svg:height="0.831cm" svg:x="20.6cm" svg:y="9.203cm">
          <draw:text-box>
            <text:p><text:span text:style-name="T7">/</text:span></text:p>
          </draw:text-box>
        </draw:frame>
        <draw:frame draw:style-name="gr37" draw:text-style-name="P10" draw:layer="layout" svg:width="1.599cm" svg:height="0.831cm" svg:x="21.801cm" svg:y="9.203cm">
          <draw:text-box>
            <text:p><text:span text:style-name="T7">= 2</text:span></text:p>
          </draw:text-box>
        </draw:frame>
        <draw:polyline draw:style-name="gr35" draw:text-style-name="P18" xml:id="id71" draw:id="id71" draw:layer="layout" svg:width="0cm" svg:height="0.787cm" svg:x="21cm" svg:y="7.815cm" svg:viewBox="0 0 0 788" draw:points="0,788 0,0">
          <text:p/>
        </draw:polyline>
        <draw:g>
          <draw:custom-shape draw:style-name="gr28" draw:text-style-name="P17" draw:layer="layout" svg:width="0.8cm" svg:height="7.8cm" draw:transform="rotate (1.5707963267949) translate (17.702cm 7.5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6cm" svg:x2="18.902cm" svg:y2="6.776cm">
            <text:p/>
          </draw:line>
          <draw:line draw:style-name="gr26" draw:text-style-name="P8" draw:layer="layout" svg:x1="21.902cm" svg:y1="7.576cm" svg:x2="21.902cm" svg:y2="6.776cm">
            <text:p/>
          </draw:line>
          <draw:line draw:style-name="gr26" draw:text-style-name="P8" draw:layer="layout" svg:x1="21.302cm" svg:y1="7.576cm" svg:x2="21.302cm" svg:y2="6.776cm">
            <text:p/>
          </draw:line>
          <draw:line draw:style-name="gr26" draw:text-style-name="P8" draw:layer="layout" svg:x1="20.702cm" svg:y1="7.576cm" svg:x2="20.702cm" svg:y2="6.776cm">
            <text:p/>
          </draw:line>
          <draw:line draw:style-name="gr26" draw:text-style-name="P8" draw:layer="layout" svg:x1="20.102cm" svg:y1="7.576cm" svg:x2="20.102cm" svg:y2="6.776cm">
            <text:p/>
          </draw:line>
          <draw:line draw:style-name="gr26" draw:text-style-name="P8" draw:layer="layout" svg:x1="19.502cm" svg:y1="7.576cm" svg:x2="19.502cm" svg:y2="6.776cm">
            <text:p/>
          </draw:line>
          <draw:line draw:style-name="gr26" draw:text-style-name="P8" draw:layer="layout" svg:x1="22.502cm" svg:y1="7.576cm" svg:x2="22.502cm" svg:y2="6.776cm">
            <text:p/>
          </draw:line>
          <draw:line draw:style-name="gr26" draw:text-style-name="P8" draw:layer="layout" svg:x1="18.302cm" svg:y1="7.576cm" svg:x2="18.302cm" svg:y2="6.776cm">
            <text:p/>
          </draw:line>
          <draw:line draw:style-name="gr29" draw:text-style-name="P8" draw:layer="layout" svg:x1="23.102cm" svg:y1="7.576cm" svg:x2="23.102cm" svg:y2="6.776cm">
            <text:p/>
          </draw:line>
          <draw:line draw:style-name="gr26" draw:text-style-name="P8" draw:layer="layout" svg:x1="23.702cm" svg:y1="7.576cm" svg:x2="23.702cm" svg:y2="6.776cm">
            <text:p/>
          </draw:line>
          <draw:line draw:style-name="gr26" draw:text-style-name="P8" draw:layer="layout" svg:x1="24.302cm" svg:y1="7.576cm" svg:x2="24.302cm" svg:y2="6.776cm">
            <text:p/>
          </draw:line>
          <draw:frame draw:style-name="gr30" draw:text-style-name="P10" draw:layer="layout" svg:width="3.601cm" svg:height="0.831cm" svg:x="18.6cm" svg:y="5.776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6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7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8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7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9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9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7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7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8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8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6cm" svg:x2="24.902cm" svg:y2="7.576cm">
            <text:p/>
          </draw:line>
          <draw:frame draw:style-name="gr32" draw:text-style-name="P10" draw:layer="layout" svg:width="0.68cm" svg:height="0.831cm" svg:x="24.235cm" svg:y="6.876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7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6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185cm" svg:y="8.671cm">
          <draw:text-box>
            <text:p><text:span text:style-name="T7">2</text:span></text:p>
          </draw:text-box>
        </draw:frame>
        <draw:frame draw:style-name="gr31" draw:text-style-name="P10" draw:layer="layout" svg:width="0.815cm" svg:height="0.831cm" svg:x="15.187cm" svg:y="9.202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74" draw:id="id74" draw:layer="layout" svg:width="8cm" svg:height="0.796cm" svg:x="0.8cm" svg:y="6.8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custom-shape draw:style-name="gr34" draw:text-style-name="P16" xml:id="id73" draw:id="id73" draw:layer="layout" svg:width="8cm" svg:height="0.796cm" svg:x="0.8cm" svg:y="5.2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4cm" svg:x2="18.902cm" svg:y2="6.774cm">
            <text:p/>
          </draw:line>
          <draw:line draw:style-name="gr26" draw:text-style-name="P8" draw:layer="layout" svg:x1="21.902cm" svg:y1="7.574cm" svg:x2="21.902cm" svg:y2="6.774cm">
            <text:p/>
          </draw:line>
          <draw:line draw:style-name="gr26" draw:text-style-name="P8" draw:layer="layout" svg:x1="21.302cm" svg:y1="7.574cm" svg:x2="21.302cm" svg:y2="6.774cm">
            <text:p/>
          </draw:line>
          <draw:line draw:style-name="gr26" draw:text-style-name="P8" draw:layer="layout" svg:x1="20.702cm" svg:y1="7.574cm" svg:x2="20.702cm" svg:y2="6.774cm">
            <text:p/>
          </draw:line>
          <draw:line draw:style-name="gr26" draw:text-style-name="P8" draw:layer="layout" svg:x1="20.102cm" svg:y1="7.574cm" svg:x2="20.102cm" svg:y2="6.774cm">
            <text:p/>
          </draw:line>
          <draw:line draw:style-name="gr26" draw:text-style-name="P8" draw:layer="layout" svg:x1="19.502cm" svg:y1="7.574cm" svg:x2="19.502cm" svg:y2="6.774cm">
            <text:p/>
          </draw:line>
          <draw:line draw:style-name="gr26" draw:text-style-name="P8" draw:layer="layout" svg:x1="22.502cm" svg:y1="7.574cm" svg:x2="22.502cm" svg:y2="6.774cm">
            <text:p/>
          </draw:line>
          <draw:line draw:style-name="gr26" draw:text-style-name="P8" draw:layer="layout" svg:x1="18.302cm" svg:y1="7.574cm" svg:x2="18.302cm" svg:y2="6.774cm">
            <text:p/>
          </draw:line>
          <draw:line draw:style-name="gr29" draw:text-style-name="P8" draw:layer="layout" svg:x1="23.102cm" svg:y1="7.574cm" svg:x2="23.102cm" svg:y2="6.774cm">
            <text:p/>
          </draw:line>
          <draw:line draw:style-name="gr26" draw:text-style-name="P8" draw:layer="layout" svg:x1="23.702cm" svg:y1="7.574cm" svg:x2="23.702cm" svg:y2="6.774cm">
            <text:p/>
          </draw:line>
          <draw:line draw:style-name="gr26" draw:text-style-name="P8" draw:layer="layout" svg:x1="24.302cm" svg:y1="7.574cm" svg:x2="24.302cm" svg:y2="6.774cm">
            <text:p/>
          </draw:line>
          <draw:frame draw:style-name="gr30" draw:text-style-name="P10" draw:layer="layout" svg:width="3.601cm" svg:height="0.831cm" svg:x="18.6cm" svg:y="5.774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4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5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6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5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8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7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7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5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5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6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6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4cm" svg:x2="24.902cm" svg:y2="7.574cm">
            <text:p/>
          </draw:line>
          <draw:frame draw:style-name="gr32" draw:text-style-name="P10" draw:layer="layout" svg:width="0.68cm" svg:height="0.831cm" svg:x="24.235cm" svg:y="6.874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5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4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line draw:style-name="gr35" draw:text-style-name="P18" draw:layer="layout" svg:x1="21.6cm" svg:y1="8.599cm" svg:x2="21.6cm" svg:y2="7.811cm">
          <text:p/>
        </draw:line>
        <draw:frame draw:style-name="gr31" draw:text-style-name="P10" draw:layer="layout" svg:width="0.815cm" svg:height="0.831cm" svg:x="15.186cm" svg:y="8.671cm">
          <draw:text-box>
            <text:p><text:span text:style-name="T7">2</text:span></text:p>
          </draw:text-box>
        </draw:frame>
        <draw:frame draw:style-name="gr31" draw:text-style-name="P10" draw:layer="layout" svg:width="0.815cm" svg:height="0.831cm" svg:x="15.188cm" svg:y="9.202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6" draw:text-style-name="P16" xml:id="id76" draw:id="id76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32" draw:text-style-name="P10" draw:layer="layout" svg:width="0.68cm" svg:height="0.831cm" svg:x="20.6cm" svg:y="9.2cm">
          <draw:text-box>
            <text:p xml:id="id75" text:id="id75"><text:span text:style-name="T7">/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4cm" svg:x2="18.902cm" svg:y2="6.774cm">
            <text:p/>
          </draw:line>
          <draw:line draw:style-name="gr26" draw:text-style-name="P8" draw:layer="layout" svg:x1="21.902cm" svg:y1="7.574cm" svg:x2="21.902cm" svg:y2="6.774cm">
            <text:p/>
          </draw:line>
          <draw:line draw:style-name="gr26" draw:text-style-name="P8" draw:layer="layout" svg:x1="21.302cm" svg:y1="7.574cm" svg:x2="21.302cm" svg:y2="6.774cm">
            <text:p/>
          </draw:line>
          <draw:line draw:style-name="gr26" draw:text-style-name="P8" draw:layer="layout" svg:x1="20.702cm" svg:y1="7.574cm" svg:x2="20.702cm" svg:y2="6.774cm">
            <text:p/>
          </draw:line>
          <draw:line draw:style-name="gr26" draw:text-style-name="P8" draw:layer="layout" svg:x1="20.102cm" svg:y1="7.574cm" svg:x2="20.102cm" svg:y2="6.774cm">
            <text:p/>
          </draw:line>
          <draw:line draw:style-name="gr26" draw:text-style-name="P8" draw:layer="layout" svg:x1="19.502cm" svg:y1="7.574cm" svg:x2="19.502cm" svg:y2="6.774cm">
            <text:p/>
          </draw:line>
          <draw:line draw:style-name="gr26" draw:text-style-name="P8" draw:layer="layout" svg:x1="22.502cm" svg:y1="7.574cm" svg:x2="22.502cm" svg:y2="6.774cm">
            <text:p/>
          </draw:line>
          <draw:line draw:style-name="gr26" draw:text-style-name="P8" draw:layer="layout" svg:x1="18.302cm" svg:y1="7.574cm" svg:x2="18.302cm" svg:y2="6.774cm">
            <text:p/>
          </draw:line>
          <draw:line draw:style-name="gr29" draw:text-style-name="P8" draw:layer="layout" svg:x1="23.102cm" svg:y1="7.574cm" svg:x2="23.102cm" svg:y2="6.774cm">
            <text:p/>
          </draw:line>
          <draw:line draw:style-name="gr26" draw:text-style-name="P8" draw:layer="layout" svg:x1="23.702cm" svg:y1="7.574cm" svg:x2="23.702cm" svg:y2="6.774cm">
            <text:p/>
          </draw:line>
          <draw:line draw:style-name="gr26" draw:text-style-name="P8" draw:layer="layout" svg:x1="24.302cm" svg:y1="7.574cm" svg:x2="24.302cm" svg:y2="6.774cm">
            <text:p/>
          </draw:line>
          <draw:frame draw:style-name="gr30" draw:text-style-name="P10" draw:layer="layout" svg:width="3.601cm" svg:height="0.831cm" svg:x="18.6cm" svg:y="5.774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4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5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6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5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8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7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7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5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5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6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6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4cm" svg:x2="24.902cm" svg:y2="7.574cm">
            <text:p/>
          </draw:line>
          <draw:frame draw:style-name="gr32" draw:text-style-name="P10" draw:layer="layout" svg:width="0.68cm" svg:height="0.831cm" svg:x="24.235cm" svg:y="6.874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5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4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line draw:style-name="gr35" draw:text-style-name="P18" draw:layer="layout" svg:x1="21.6cm" svg:y1="8.599cm" svg:x2="21.6cm" svg:y2="7.811cm">
          <text:p/>
        </draw:line>
        <draw:frame draw:style-name="gr31" draw:text-style-name="P10" draw:layer="layout" svg:width="0.815cm" svg:height="0.831cm" svg:x="15.186cm" svg:y="8.671cm">
          <draw:text-box>
            <text:p><text:span text:style-name="T7">2</text:span></text:p>
          </draw:text-box>
        </draw:frame>
        <draw:frame draw:style-name="gr31" draw:text-style-name="P10" draw:layer="layout" svg:width="0.815cm" svg:height="0.831cm" svg:x="15.188cm" svg:y="9.202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6" draw:text-style-name="P16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31" draw:text-style-name="P10" draw:layer="layout" svg:width="0.815cm" svg:height="0.831cm" svg:x="19.9cm" svg:y="9.2cm">
          <draw:text-box>
            <text:p xml:id="id78" text:id="id78"><text:span text:style-name="T7">2</text:span></text:p>
          </draw:text-box>
        </draw:frame>
        <draw:frame draw:style-name="gr31" draw:text-style-name="P10" draw:layer="layout" svg:width="0.815cm" svg:height="0.831cm" svg:x="21.185cm" svg:y="9.2cm">
          <draw:text-box>
            <text:p xml:id="id77" text:id="id77"><text:span text:style-name="T7">2</text:span></text:p>
          </draw:text-box>
        </draw:frame>
        <draw:frame draw:style-name="gr32" draw:text-style-name="P10" draw:layer="layout" svg:width="0.68cm" svg:height="0.831cm" svg:x="20.6cm" svg:y="9.201cm">
          <draw:text-box>
            <text:p><text:span text:style-name="T7">/</text:span></text:p>
          </draw:text-box>
        </draw:frame>
        <draw:frame draw:style-name="gr37" draw:text-style-name="P10" draw:layer="layout" svg:width="1.599cm" svg:height="0.831cm" svg:x="21.801cm" svg:y="9.201cm">
          <draw:text-box>
            <text:p xml:id="id79" text:id="id79"><text:span text:style-name="T7">= 1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4cm" svg:x2="18.902cm" svg:y2="6.774cm">
            <text:p/>
          </draw:line>
          <draw:line draw:style-name="gr26" draw:text-style-name="P8" draw:layer="layout" svg:x1="21.902cm" svg:y1="7.574cm" svg:x2="21.902cm" svg:y2="6.774cm">
            <text:p/>
          </draw:line>
          <draw:line draw:style-name="gr26" draw:text-style-name="P8" draw:layer="layout" svg:x1="21.302cm" svg:y1="7.574cm" svg:x2="21.302cm" svg:y2="6.774cm">
            <text:p/>
          </draw:line>
          <draw:line draw:style-name="gr26" draw:text-style-name="P8" draw:layer="layout" svg:x1="20.702cm" svg:y1="7.574cm" svg:x2="20.702cm" svg:y2="6.774cm">
            <text:p/>
          </draw:line>
          <draw:line draw:style-name="gr26" draw:text-style-name="P8" draw:layer="layout" svg:x1="20.102cm" svg:y1="7.574cm" svg:x2="20.102cm" svg:y2="6.774cm">
            <text:p/>
          </draw:line>
          <draw:line draw:style-name="gr26" draw:text-style-name="P8" draw:layer="layout" svg:x1="19.502cm" svg:y1="7.574cm" svg:x2="19.502cm" svg:y2="6.774cm">
            <text:p/>
          </draw:line>
          <draw:line draw:style-name="gr26" draw:text-style-name="P8" draw:layer="layout" svg:x1="22.502cm" svg:y1="7.574cm" svg:x2="22.502cm" svg:y2="6.774cm">
            <text:p/>
          </draw:line>
          <draw:line draw:style-name="gr26" draw:text-style-name="P8" draw:layer="layout" svg:x1="18.302cm" svg:y1="7.574cm" svg:x2="18.302cm" svg:y2="6.774cm">
            <text:p/>
          </draw:line>
          <draw:line draw:style-name="gr29" draw:text-style-name="P8" draw:layer="layout" svg:x1="23.102cm" svg:y1="7.574cm" svg:x2="23.102cm" svg:y2="6.774cm">
            <text:p/>
          </draw:line>
          <draw:line draw:style-name="gr26" draw:text-style-name="P8" draw:layer="layout" svg:x1="23.702cm" svg:y1="7.574cm" svg:x2="23.702cm" svg:y2="6.774cm">
            <text:p/>
          </draw:line>
          <draw:line draw:style-name="gr26" draw:text-style-name="P8" draw:layer="layout" svg:x1="24.302cm" svg:y1="7.574cm" svg:x2="24.302cm" svg:y2="6.774cm">
            <text:p/>
          </draw:line>
          <draw:frame draw:style-name="gr30" draw:text-style-name="P10" draw:layer="layout" svg:width="3.601cm" svg:height="0.831cm" svg:x="18.6cm" svg:y="5.774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4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5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6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5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8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7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7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5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5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6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6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4cm" svg:x2="24.902cm" svg:y2="7.574cm">
            <text:p/>
          </draw:line>
          <draw:frame draw:style-name="gr32" draw:text-style-name="P10" draw:layer="layout" svg:width="0.68cm" svg:height="0.831cm" svg:x="24.235cm" svg:y="6.874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5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4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line draw:style-name="gr35" draw:text-style-name="P18" draw:layer="layout" svg:x1="21.6cm" svg:y1="8.599cm" svg:x2="21.6cm" svg:y2="7.81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8" draw:text-style-name="P16" xml:id="id80" draw:id="id80" draw:layer="layout" svg:width="4.943cm" svg:height="0.796cm" svg:x="2.157cm" svg:y="8.239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01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01cm" svg:x2="16cm" svg:y2="5.701cm">
            <text:p/>
          </draw:line>
          <draw:line draw:style-name="gr26" draw:text-style-name="P8" draw:layer="layout" svg:x1="15.2cm" svg:y1="8.701cm" svg:x2="16cm" svg:y2="8.701cm">
            <text:p/>
          </draw:line>
          <draw:line draw:style-name="gr26" draw:text-style-name="P8" draw:layer="layout" svg:x1="15.2cm" svg:y1="8.101cm" svg:x2="16cm" svg:y2="8.101cm">
            <text:p/>
          </draw:line>
          <draw:line draw:style-name="gr26" draw:text-style-name="P8" draw:layer="layout" svg:x1="15.2cm" svg:y1="7.501cm" svg:x2="16cm" svg:y2="7.501cm">
            <text:p/>
          </draw:line>
          <draw:line draw:style-name="gr26" draw:text-style-name="P8" draw:layer="layout" svg:x1="15.2cm" svg:y1="6.901cm" svg:x2="16cm" svg:y2="6.901cm">
            <text:p/>
          </draw:line>
          <draw:line draw:style-name="gr26" draw:text-style-name="P8" draw:layer="layout" svg:x1="15.2cm" svg:y1="6.301cm" svg:x2="16cm" svg:y2="6.301cm">
            <text:p/>
          </draw:line>
          <draw:line draw:style-name="gr26" draw:text-style-name="P8" draw:layer="layout" svg:x1="15.2cm" svg:y1="9.301cm" svg:x2="16cm" svg:y2="9.301cm">
            <text:p/>
          </draw:line>
          <draw:line draw:style-name="gr26" draw:text-style-name="P8" draw:layer="layout" svg:x1="15.2cm" svg:y1="5.101cm" svg:x2="16cm" svg:y2="5.101cm">
            <text:p/>
          </draw:line>
        </draw:g>
        <draw:frame draw:style-name="gr27" draw:text-style-name="P10" draw:layer="layout" svg:width="1.874cm" svg:height="0.831cm" svg:x="14.7cm" svg:y="9.971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5cm" svg:x2="18.902cm" svg:y2="6.775cm">
            <text:p/>
          </draw:line>
          <draw:line draw:style-name="gr26" draw:text-style-name="P8" draw:layer="layout" svg:x1="21.902cm" svg:y1="7.575cm" svg:x2="21.902cm" svg:y2="6.775cm">
            <text:p/>
          </draw:line>
          <draw:line draw:style-name="gr26" draw:text-style-name="P8" draw:layer="layout" svg:x1="21.302cm" svg:y1="7.575cm" svg:x2="21.302cm" svg:y2="6.775cm">
            <text:p/>
          </draw:line>
          <draw:line draw:style-name="gr26" draw:text-style-name="P8" draw:layer="layout" svg:x1="20.702cm" svg:y1="7.575cm" svg:x2="20.702cm" svg:y2="6.775cm">
            <text:p/>
          </draw:line>
          <draw:line draw:style-name="gr26" draw:text-style-name="P8" draw:layer="layout" svg:x1="20.102cm" svg:y1="7.575cm" svg:x2="20.102cm" svg:y2="6.775cm">
            <text:p/>
          </draw:line>
          <draw:line draw:style-name="gr26" draw:text-style-name="P8" draw:layer="layout" svg:x1="19.502cm" svg:y1="7.575cm" svg:x2="19.502cm" svg:y2="6.775cm">
            <text:p/>
          </draw:line>
          <draw:line draw:style-name="gr26" draw:text-style-name="P8" draw:layer="layout" svg:x1="22.502cm" svg:y1="7.575cm" svg:x2="22.502cm" svg:y2="6.775cm">
            <text:p/>
          </draw:line>
          <draw:line draw:style-name="gr26" draw:text-style-name="P8" draw:layer="layout" svg:x1="18.302cm" svg:y1="7.575cm" svg:x2="18.302cm" svg:y2="6.775cm">
            <text:p/>
          </draw:line>
          <draw:line draw:style-name="gr29" draw:text-style-name="P8" draw:layer="layout" svg:x1="23.102cm" svg:y1="7.575cm" svg:x2="23.102cm" svg:y2="6.775cm">
            <text:p/>
          </draw:line>
          <draw:line draw:style-name="gr26" draw:text-style-name="P8" draw:layer="layout" svg:x1="23.702cm" svg:y1="7.575cm" svg:x2="23.702cm" svg:y2="6.775cm">
            <text:p/>
          </draw:line>
          <draw:line draw:style-name="gr26" draw:text-style-name="P8" draw:layer="layout" svg:x1="24.302cm" svg:y1="7.575cm" svg:x2="24.302cm" svg:y2="6.775cm">
            <text:p/>
          </draw:line>
          <draw:frame draw:style-name="gr30" draw:text-style-name="P10" draw:layer="layout" svg:width="3.601cm" svg:height="0.831cm" svg:x="18.6cm" svg:y="5.775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5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6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7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6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79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6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6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7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7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5cm" svg:x2="24.902cm" svg:y2="7.575cm">
            <text:p/>
          </draw:line>
          <draw:frame draw:style-name="gr32" draw:text-style-name="P10" draw:layer="layout" svg:width="0.68cm" svg:height="0.831cm" svg:x="24.235cm" svg:y="6.875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6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5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2cm" svg:y="9.272cm">
          <draw:text-box>
            <text:p xml:id="id81" text:id="id81"><text:span text:style-name="T7">1</text:span></text:p>
          </draw:text-box>
        </draw:frame>
        <draw:frame draw:style-name="gr31" draw:text-style-name="P10" draw:layer="layout" svg:width="0.815cm" svg:height="0.831cm" svg:x="19.9cm" svg:y="9.201cm">
          <draw:text-box>
            <text:p><text:span text:style-name="T7">2</text:span></text:p>
          </draw:text-box>
        </draw:frame>
        <draw:frame draw:style-name="gr31" draw:text-style-name="P10" draw:layer="layout" svg:width="0.815cm" svg:height="0.831cm" svg:x="21.185cm" svg:y="9.201cm">
          <draw:text-box>
            <text:p><text:span text:style-name="T7">2</text:span></text:p>
          </draw:text-box>
        </draw:frame>
        <draw:frame draw:style-name="gr32" draw:text-style-name="P10" draw:layer="layout" svg:width="0.68cm" svg:height="0.831cm" svg:x="20.6cm" svg:y="9.202cm">
          <draw:text-box>
            <text:p><text:span text:style-name="T7">/</text:span></text:p>
          </draw:text-box>
        </draw:frame>
        <draw:frame draw:style-name="gr37" draw:text-style-name="P10" draw:layer="layout" svg:width="1.599cm" svg:height="0.831cm" svg:x="21.801cm" svg:y="9.202cm">
          <draw:text-box>
            <text:p><text:span text:style-name="T7">= 1</text:span></text:p>
          </draw:text-box>
        </draw:frame>
        <draw:line draw:style-name="gr35" draw:text-style-name="P18" draw:layer="layout" svg:x1="21.6cm" svg:y1="8.6cm" svg:x2="21.6cm" svg:y2="7.812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2s" smil:fill="hold" smil:targetElement="id81" anim:sub-item="text" smil:attributeName="visibility" smil:to="visible"/>
                  <anim:animate smil:dur="1s" smil:fill="hold" smil:targetElement="id81" anim:sub-item="text" smil:attributeName="x" smil:values="1+width/2;x" smil:keyTimes="0;1"/>
                  <anim:animate smil:dur="1s" smil:fill="hold" smil:targetElement="id81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9" draw:text-style-name="P16" xml:id="id82" draw:id="id82" draw:layer="layout" svg:width="5.543cm" svg:height="0.796cm" svg:x="0.857cm" svg:y="9.1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polyline draw:style-name="gr35" draw:text-style-name="P18" xml:id="id84" draw:id="id84" draw:layer="layout" svg:width="0cm" svg:height="0.787cm" svg:x="22.3cm" svg:y="7.812cm" svg:viewBox="0 0 0 788" draw:points="0,788 0,0">
          <text:p/>
        </draw:polyline>
        <draw:g>
          <draw:custom-shape draw:style-name="gr25" draw:text-style-name="P17" draw:layer="layout" svg:width="0.8cm" svg:height="5.4cm" svg:x="15.2cm" svg:y="4.502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02cm" svg:x2="16cm" svg:y2="5.702cm">
            <text:p/>
          </draw:line>
          <draw:line draw:style-name="gr26" draw:text-style-name="P8" draw:layer="layout" svg:x1="15.2cm" svg:y1="8.702cm" svg:x2="16cm" svg:y2="8.702cm">
            <text:p/>
          </draw:line>
          <draw:line draw:style-name="gr26" draw:text-style-name="P8" draw:layer="layout" svg:x1="15.2cm" svg:y1="8.102cm" svg:x2="16cm" svg:y2="8.102cm">
            <text:p/>
          </draw:line>
          <draw:line draw:style-name="gr26" draw:text-style-name="P8" draw:layer="layout" svg:x1="15.2cm" svg:y1="7.502cm" svg:x2="16cm" svg:y2="7.502cm">
            <text:p/>
          </draw:line>
          <draw:line draw:style-name="gr26" draw:text-style-name="P8" draw:layer="layout" svg:x1="15.2cm" svg:y1="6.902cm" svg:x2="16cm" svg:y2="6.902cm">
            <text:p/>
          </draw:line>
          <draw:line draw:style-name="gr26" draw:text-style-name="P8" draw:layer="layout" svg:x1="15.2cm" svg:y1="6.302cm" svg:x2="16cm" svg:y2="6.302cm">
            <text:p/>
          </draw:line>
          <draw:line draw:style-name="gr26" draw:text-style-name="P8" draw:layer="layout" svg:x1="15.2cm" svg:y1="9.302cm" svg:x2="16cm" svg:y2="9.302cm">
            <text:p/>
          </draw:line>
          <draw:line draw:style-name="gr26" draw:text-style-name="P8" draw:layer="layout" svg:x1="15.2cm" svg:y1="5.102cm" svg:x2="16cm" svg:y2="5.102cm">
            <text:p/>
          </draw:line>
        </draw:g>
        <draw:frame draw:style-name="gr27" draw:text-style-name="P10" draw:layer="layout" svg:width="1.874cm" svg:height="0.831cm" svg:x="14.7cm" svg:y="9.972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6cm" svg:x2="18.902cm" svg:y2="6.776cm">
            <text:p/>
          </draw:line>
          <draw:line draw:style-name="gr26" draw:text-style-name="P8" draw:layer="layout" svg:x1="21.902cm" svg:y1="7.576cm" svg:x2="21.902cm" svg:y2="6.776cm">
            <text:p/>
          </draw:line>
          <draw:line draw:style-name="gr26" draw:text-style-name="P8" draw:layer="layout" svg:x1="21.302cm" svg:y1="7.576cm" svg:x2="21.302cm" svg:y2="6.776cm">
            <text:p/>
          </draw:line>
          <draw:line draw:style-name="gr26" draw:text-style-name="P8" draw:layer="layout" svg:x1="20.702cm" svg:y1="7.576cm" svg:x2="20.702cm" svg:y2="6.776cm">
            <text:p/>
          </draw:line>
          <draw:line draw:style-name="gr26" draw:text-style-name="P8" draw:layer="layout" svg:x1="20.102cm" svg:y1="7.576cm" svg:x2="20.102cm" svg:y2="6.776cm">
            <text:p/>
          </draw:line>
          <draw:line draw:style-name="gr26" draw:text-style-name="P8" draw:layer="layout" svg:x1="19.502cm" svg:y1="7.576cm" svg:x2="19.502cm" svg:y2="6.776cm">
            <text:p/>
          </draw:line>
          <draw:line draw:style-name="gr26" draw:text-style-name="P8" draw:layer="layout" svg:x1="22.502cm" svg:y1="7.576cm" svg:x2="22.502cm" svg:y2="6.776cm">
            <text:p/>
          </draw:line>
          <draw:line draw:style-name="gr26" draw:text-style-name="P8" draw:layer="layout" svg:x1="18.302cm" svg:y1="7.576cm" svg:x2="18.302cm" svg:y2="6.776cm">
            <text:p/>
          </draw:line>
          <draw:line draw:style-name="gr29" draw:text-style-name="P8" draw:layer="layout" svg:x1="23.102cm" svg:y1="7.576cm" svg:x2="23.102cm" svg:y2="6.776cm">
            <text:p/>
          </draw:line>
          <draw:line draw:style-name="gr26" draw:text-style-name="P8" draw:layer="layout" svg:x1="23.702cm" svg:y1="7.576cm" svg:x2="23.702cm" svg:y2="6.776cm">
            <text:p/>
          </draw:line>
          <draw:line draw:style-name="gr26" draw:text-style-name="P8" draw:layer="layout" svg:x1="24.302cm" svg:y1="7.576cm" svg:x2="24.302cm" svg:y2="6.776cm">
            <text:p/>
          </draw:line>
          <draw:frame draw:style-name="gr30" draw:text-style-name="P10" draw:layer="layout" svg:width="3.601cm" svg:height="0.831cm" svg:x="18.6cm" svg:y="5.776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6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7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8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7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79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79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7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7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8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8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6cm" svg:x2="24.902cm" svg:y2="7.576cm">
            <text:p/>
          </draw:line>
          <draw:frame draw:style-name="gr32" draw:text-style-name="P10" draw:layer="layout" svg:width="0.68cm" svg:height="0.831cm" svg:x="24.235cm" svg:y="6.876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7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6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2cm" svg:y="9.273cm">
          <draw:text-box>
            <text:p><text:span text:style-name="T7">1</text:span></text:p>
          </draw:text-box>
        </draw:frame>
        <draw:frame draw:style-name="gr31" draw:text-style-name="P10" draw:layer="layout" svg:width="0.815cm" svg:height="0.831cm" svg:x="19.9cm" svg:y="9.202cm">
          <draw:text-box>
            <text:p><text:span text:style-name="T7">2</text:span></text:p>
          </draw:text-box>
        </draw:frame>
        <draw:frame draw:style-name="gr31" draw:text-style-name="P10" draw:layer="layout" svg:width="0.815cm" svg:height="0.831cm" svg:x="21.185cm" svg:y="9.202cm">
          <draw:text-box>
            <text:p><text:span text:style-name="T7">2</text:span></text:p>
          </draw:text-box>
        </draw:frame>
        <draw:frame draw:style-name="gr32" draw:text-style-name="P10" draw:layer="layout" svg:width="0.68cm" svg:height="0.831cm" svg:x="20.6cm" svg:y="9.203cm">
          <draw:text-box>
            <text:p><text:span text:style-name="T7">/</text:span></text:p>
          </draw:text-box>
        </draw:frame>
        <draw:frame draw:style-name="gr37" draw:text-style-name="P10" draw:layer="layout" svg:width="1.599cm" svg:height="0.831cm" svg:x="21.801cm" svg:y="9.203cm">
          <draw:text-box>
            <text:p><text:span text:style-name="T7">= 1</text:span></text:p>
          </draw:text-box>
        </draw:frame>
        <draw:polyline draw:style-name="gr35" draw:text-style-name="P18" xml:id="id83" draw:id="id83" draw:layer="layout" svg:width="0cm" svg:height="0.787cm" svg:x="21.6cm" svg:y="7.813cm" svg:viewBox="0 0 0 788" draw:points="0,788 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4" draw:text-style-name="P16" xml:id="id85" draw:id="id85" draw:layer="layout" svg:width="8cm" svg:height="0.796cm" svg:x="0.9cm" svg:y="5.204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5" draw:text-style-name="P18" xml:id="id86" draw:id="id86" draw:layer="layout" svg:width="0cm" svg:height="0.787cm" svg:x="22.3cm" svg:y="7.813cm" svg:viewBox="0 0 0 788" draw:points="0,788 0,0">
          <text:p/>
        </draw:polylin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86" smil:attributeName="fill-color" smil:to="#333399" anim:color-interpolation="rgb" anim:color-interpolation-direction="clockwise"/>
                  <anim:set smil:dur="2s" smil:fill="hold" smil:targetElement="id86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87" draw:id="id87" draw:layer="layout" svg:width="8cm" svg:height="0.796cm" svg:x="0.9cm" svg:y="6.004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31" draw:text-style-name="P10" draw:layer="layout" svg:width="0.815cm" svg:height="0.831cm" svg:x="15.2cm" svg:y="8.569cm">
          <draw:text-box>
            <text:p xml:id="id88" text:id="id88"><text:span text:style-name="T7">3</text:span></text:p>
          </draw:text-box>
        </draw:frame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5" draw:text-style-name="P18" draw:layer="layout" svg:x1="22.3cm" svg:y1="8.601cm" svg:x2="22.3cm" svg:y2="7.813cm">
          <text:p/>
        </draw:lin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1+width/2;x" smil:keyTimes="0;1"/>
                  <anim:animate smil:dur="0.5s" smil:fill="hold" smil:targetElement="id88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89" draw:id="id89" draw:layer="layout" svg:width="8cm" svg:height="0.796cm" svg:x="0.735cm" svg:y="9.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polyline draw:style-name="gr35" draw:text-style-name="P18" xml:id="id91" draw:id="id91" draw:layer="layout" svg:width="0cm" svg:height="0.787cm" svg:x="22.8cm" svg:y="7.812cm" svg:viewBox="0 0 0 788" draw:points="0,788 0,0">
          <text:p/>
        </draw:polylin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5" draw:text-style-name="P18" xml:id="id90" draw:id="id90" draw:layer="layout" svg:width="0cm" svg:height="0.787cm" svg:x="22.3cm" svg:y="7.813cm" svg:viewBox="0 0 0 788" draw:points="0,788 0,0">
          <text:p/>
        </draw:polylin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frame draw:style-name="gr31" draw:text-style-name="P10" draw:layer="layout" svg:width="0.815cm" svg:height="0.831cm" svg:x="15.201cm" svg:y="8.57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4" draw:text-style-name="P16" xml:id="id92" draw:id="id92" draw:layer="layout" svg:width="8cm" svg:height="0.796cm" svg:x="0.9cm" svg:y="5.204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polyline draw:style-name="gr35" draw:text-style-name="P18" xml:id="id93" draw:id="id93" draw:layer="layout" svg:width="0cm" svg:height="0.787cm" svg:x="22.8cm" svg:y="7.813cm" svg:viewBox="0 0 0 788" draw:points="0,788 0,0">
          <text:p/>
        </draw:polyline>
        <draw:frame draw:style-name="gr31" draw:text-style-name="P10" draw:layer="layout" svg:width="0.815cm" svg:height="0.831cm" svg:x="15.201cm" svg:y="8.57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93" smil:attributeName="fill-color" smil:to="#333399" anim:color-interpolation="rgb" anim:color-interpolation-direction="clockwise"/>
                  <anim:set smil:dur="2s" smil:fill="hold" smil:targetElement="id93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94" draw:id="id94" draw:layer="layout" svg:width="8cm" svg:height="0.796cm" svg:x="0.9cm" svg:y="6.004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31" draw:text-style-name="P10" draw:layer="layout" svg:width="0.815cm" svg:height="0.831cm" svg:x="15.201cm" svg:y="8cm">
          <draw:text-box>
            <text:p xml:id="id95" text:id="id95"><text:span text:style-name="T7">3</text:span></text:p>
          </draw:text-box>
        </draw:frame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line draw:style-name="gr35" draw:text-style-name="P18" draw:layer="layout" svg:x1="22.8cm" svg:y1="8.601cm" svg:x2="22.8cm" svg:y2="7.813cm">
          <text:p/>
        </draw:line>
        <draw:frame draw:style-name="gr31" draw:text-style-name="P10" draw:layer="layout" svg:width="0.815cm" svg:height="0.831cm" svg:x="15.201cm" svg:y="8.57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1+width/2;x" smil:keyTimes="0;1"/>
                  <anim:animate smil:dur="0.5s" smil:fill="hold" smil:targetElement="id95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96" draw:id="id96" draw:layer="layout" svg:width="8cm" svg:height="0.796cm" svg:x="0.735cm" svg:y="9.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polyline draw:style-name="gr35" draw:text-style-name="P18" xml:id="id98" draw:id="id98" draw:layer="layout" svg:width="0cm" svg:height="0.787cm" svg:x="23.4cm" svg:y="7.812cm" svg:viewBox="0 0 0 788" draw:points="0,788 0,0">
          <text:p/>
        </draw:polylin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31" draw:text-style-name="P10" draw:layer="layout" svg:width="0.815cm" svg:height="0.831cm" svg:x="15.201cm" svg:y="8cm">
          <draw:text-box>
            <text:p><text:span text:style-name="T7">3</text:span></text:p>
          </draw:text-box>
        </draw:frame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polyline draw:style-name="gr35" draw:text-style-name="P18" xml:id="id97" draw:id="id97" draw:layer="layout" svg:width="0cm" svg:height="0.787cm" svg:x="22.8cm" svg:y="7.813cm" svg:viewBox="0 0 0 788" draw:points="0,788 0,0">
          <text:p/>
        </draw:polyline>
        <draw:frame draw:style-name="gr31" draw:text-style-name="P10" draw:layer="layout" svg:width="0.815cm" svg:height="0.831cm" svg:x="15.201cm" svg:y="8.57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4" draw:text-style-name="P16" xml:id="id99" draw:id="id99" draw:layer="layout" svg:width="8cm" svg:height="0.796cm" svg:x="0.9cm" svg:y="5.204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frame draw:style-name="gr31" draw:text-style-name="P10" draw:layer="layout" svg:width="0.815cm" svg:height="0.831cm" svg:x="15.201cm" svg:y="8.57cm">
          <draw:text-box>
            <text:p><text:span text:style-name="T7">3</text:span></text:p>
          </draw:text-box>
        </draw:frame>
        <draw:polyline draw:style-name="gr35" draw:text-style-name="P18" xml:id="id100" draw:id="id100" draw:layer="layout" svg:width="0cm" svg:height="0.787cm" svg:x="23.4cm" svg:y="7.813cm" svg:viewBox="0 0 0 788" draw:points="0,788 0,0">
          <text:p/>
        </draw:polyline>
        <draw:frame draw:style-name="gr31" draw:text-style-name="P10" draw:layer="layout" svg:width="0.815cm" svg:height="0.831cm" svg:x="15.202cm" svg:y="8.001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100" smil:attributeName="fill-color" smil:to="#333399" anim:color-interpolation="rgb" anim:color-interpolation-direction="clockwise"/>
                  <anim:set smil:dur="2s" smil:fill="hold" smil:targetElement="id100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101" draw:id="id101" draw:layer="layout" svg:width="8cm" svg:height="0.796cm" svg:x="0.9cm" svg:y="6.004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31" draw:text-style-name="P10" draw:layer="layout" svg:width="0.815cm" svg:height="0.831cm" svg:x="15.202cm" svg:y="7.4cm">
          <draw:text-box>
            <text:p xml:id="id102" text:id="id102"><text:span text:style-name="T7">2</text:span></text:p>
          </draw:text-box>
        </draw:frame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frame draw:style-name="gr31" draw:text-style-name="P10" draw:layer="layout" svg:width="0.815cm" svg:height="0.831cm" svg:x="15.201cm" svg:y="8.57cm">
          <draw:text-box>
            <text:p><text:span text:style-name="T7">3</text:span></text:p>
          </draw:text-box>
        </draw:frame>
        <draw:line draw:style-name="gr35" draw:text-style-name="P18" draw:layer="layout" svg:x1="23.4cm" svg:y1="8.601cm" svg:x2="23.4cm" svg:y2="7.813cm">
          <text:p/>
        </draw:line>
        <draw:frame draw:style-name="gr31" draw:text-style-name="P10" draw:layer="layout" svg:width="0.815cm" svg:height="0.831cm" svg:x="15.202cm" svg:y="8.001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102" anim:sub-item="text" smil:attributeName="visibility" smil:to="visible"/>
                  <anim:animate smil:dur="0.5s" smil:fill="hold" smil:targetElement="id102" anim:sub-item="text" smil:attributeName="x" smil:values="1+width/2;x" smil:keyTimes="0;1"/>
                  <anim:animate smil:dur="0.5s" smil:fill="hold" smil:targetElement="id102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103" draw:id="id103" draw:layer="layout" svg:width="8cm" svg:height="0.796cm" svg:x="0.735cm" svg:y="9.1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polyline draw:style-name="gr35" draw:text-style-name="P18" xml:id="id104" draw:id="id104" draw:layer="layout" svg:width="0cm" svg:height="0.787cm" svg:x="23.4cm" svg:y="7.812cm" svg:viewBox="0 0 0 788" draw:points="0,788 0,0">
          <text:p/>
        </draw:polylin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31" draw:text-style-name="P10" draw:layer="layout" svg:width="0.815cm" svg:height="0.831cm" svg:x="15.201cm" svg:y="8cm">
          <draw:text-box>
            <text:p><text:span text:style-name="T7">3</text:span></text:p>
          </draw:text-box>
        </draw:frame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polyline draw:style-name="gr35" draw:text-style-name="P18" xml:id="id105" draw:id="id105" draw:layer="layout" svg:width="0cm" svg:height="0.787cm" svg:x="24cm" svg:y="7.812cm" svg:viewBox="0 0 0 788" draw:points="0,788 0,0">
          <text:p/>
        </draw:polyline>
        <draw:frame draw:style-name="gr31" draw:text-style-name="P10" draw:layer="layout" svg:width="0.815cm" svg:height="0.831cm" svg:x="15.201cm" svg:y="8.57cm">
          <draw:text-box>
            <text:p><text:span text:style-name="T7">3</text:span></text:p>
          </draw:text-box>
        </draw:frame>
        <draw:frame draw:style-name="gr31" draw:text-style-name="P10" draw:layer="layout" svg:width="0.815cm" svg:height="0.831cm" svg:x="15.203cm" svg:y="7.401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107" draw:id="id107" draw:layer="layout" svg:width="8cm" svg:height="0.796cm" svg:x="0.8cm" svg:y="6.8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custom-shape draw:style-name="gr34" draw:text-style-name="P16" xml:id="id106" draw:id="id106" draw:layer="layout" svg:width="8cm" svg:height="0.796cm" svg:x="0.8cm" svg:y="5.2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31" draw:text-style-name="P10" draw:layer="layout" svg:width="0.815cm" svg:height="0.831cm" svg:x="15.201cm" svg:y="8cm">
          <draw:text-box>
            <text:p><text:span text:style-name="T7">3</text:span></text:p>
          </draw:text-box>
        </draw:frame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line draw:style-name="gr35" draw:text-style-name="P18" draw:layer="layout" svg:x1="24cm" svg:y1="8.6cm" svg:x2="24cm" svg:y2="7.812cm">
          <text:p/>
        </draw:line>
        <draw:frame draw:style-name="gr31" draw:text-style-name="P10" draw:layer="layout" svg:width="0.815cm" svg:height="0.831cm" svg:x="15.201cm" svg:y="8.57cm">
          <draw:text-box>
            <text:p><text:span text:style-name="T7">3</text:span></text:p>
          </draw:text-box>
        </draw:frame>
        <draw:frame draw:style-name="gr31" draw:text-style-name="P10" draw:layer="layout" svg:width="0.815cm" svg:height="0.831cm" svg:x="15.203cm" svg:y="7.401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6" draw:text-style-name="P16" xml:id="id109" draw:id="id109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frame draw:style-name="gr40" draw:text-style-name="P10" draw:layer="layout" svg:width="0.752cm" svg:height="0.831cm" svg:x="20.6cm" svg:y="9.2cm">
          <draw:text-box>
            <text:p xml:id="id108" text:id="id108"><text:span text:style-name="T7">*</text:span></text:p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31" draw:text-style-name="P10" draw:layer="layout" svg:width="0.815cm" svg:height="0.831cm" svg:x="15.201cm" svg:y="8cm">
          <draw:text-box>
            <text:p><text:span text:style-name="T7">3</text:span></text:p>
          </draw:text-box>
        </draw:frame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line draw:style-name="gr35" draw:text-style-name="P18" draw:layer="layout" svg:x1="24cm" svg:y1="8.6cm" svg:x2="24cm" svg:y2="7.812cm">
          <text:p/>
        </draw:line>
        <draw:frame draw:style-name="gr31" draw:text-style-name="P10" draw:layer="layout" svg:width="0.815cm" svg:height="0.831cm" svg:x="15.201cm" svg:y="8.57cm">
          <draw:text-box>
            <text:p><text:span text:style-name="T7">3</text:span></text:p>
          </draw:text-box>
        </draw:frame>
        <draw:frame draw:style-name="gr31" draw:text-style-name="P10" draw:layer="layout" svg:width="0.815cm" svg:height="0.831cm" svg:x="15.203cm" svg:y="7.401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6" draw:text-style-name="P16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frame draw:style-name="gr31" draw:text-style-name="P10" draw:layer="layout" svg:width="0.815cm" svg:height="0.831cm" svg:x="19.9cm" svg:y="9.2cm">
          <draw:text-box>
            <text:p xml:id="id111" text:id="id111"><text:span text:style-name="T7">2</text:span></text:p>
          </draw:text-box>
        </draw:frame>
        <draw:frame draw:style-name="gr31" draw:text-style-name="P10" draw:layer="layout" svg:width="0.815cm" svg:height="0.831cm" svg:x="21.185cm" svg:y="9.2cm">
          <draw:text-box>
            <text:p xml:id="id110" text:id="id110"><text:span text:style-name="T7">3</text:span></text:p>
          </draw:text-box>
        </draw:frame>
        <draw:frame draw:style-name="gr40" draw:text-style-name="P10" draw:layer="layout" svg:width="0.752cm" svg:height="0.831cm" svg:x="20.6cm" svg:y="9.201cm">
          <draw:text-box>
            <text:p><text:span text:style-name="T7">*</text:span></text:p>
          </draw:text-box>
        </draw:frame>
        <draw:frame draw:style-name="gr37" draw:text-style-name="P10" draw:layer="layout" svg:width="1.599cm" svg:height="0.831cm" svg:x="21.801cm" svg:y="9.201cm">
          <draw:text-box>
            <text:p xml:id="id112" text:id="id112"><text:span text:style-name="T7">= 6</text:span></text:p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line draw:style-name="gr35" draw:text-style-name="P18" draw:layer="layout" svg:x1="24cm" svg:y1="8.6cm" svg:x2="24cm" svg:y2="7.812cm">
          <text:p/>
        </draw:line>
        <draw:frame draw:style-name="gr31" draw:text-style-name="P10" draw:layer="layout" svg:width="0.815cm" svg:height="0.831cm" svg:x="15.201cm" svg:y="8.57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8" draw:text-style-name="P16" xml:id="id113" draw:id="id113" draw:layer="layout" svg:width="4.943cm" svg:height="0.796cm" svg:x="2.157cm" svg:y="8.239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frame draw:style-name="gr31" draw:text-style-name="P10" draw:layer="layout" svg:width="0.815cm" svg:height="0.831cm" svg:x="19.9cm" svg:y="9.2cm">
          <draw:text-box>
            <text:p><text:span text:style-name="T7">2</text:span></text:p>
          </draw:text-box>
        </draw:frame>
        <draw:frame draw:style-name="gr31" draw:text-style-name="P10" draw:layer="layout" svg:width="0.815cm" svg:height="0.831cm" svg:x="21.185cm" svg:y="9.2cm">
          <draw:text-box>
            <text:p><text:span text:style-name="T7">3</text:span></text:p>
          </draw:text-box>
        </draw:frame>
        <draw:frame draw:style-name="gr40" draw:text-style-name="P10" draw:layer="layout" svg:width="0.752cm" svg:height="0.831cm" svg:x="20.6cm" svg:y="9.201cm">
          <draw:text-box>
            <text:p><text:span text:style-name="T7">*</text:span></text:p>
          </draw:text-box>
        </draw:frame>
        <draw:frame draw:style-name="gr37" draw:text-style-name="P10" draw:layer="layout" svg:width="1.599cm" svg:height="0.831cm" svg:x="21.801cm" svg:y="9.201cm">
          <draw:text-box>
            <text:p><text:span text:style-name="T7">= 6</text:span></text:p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31" draw:text-style-name="P10" draw:layer="layout" svg:width="0.815cm" svg:height="0.831cm" svg:x="15.185cm" svg:y="8cm">
          <draw:text-box>
            <text:p xml:id="id114" text:id="id114"><text:span text:style-name="T7">6</text:span></text:p>
          </draw:text-box>
        </draw:frame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line draw:style-name="gr35" draw:text-style-name="P18" draw:layer="layout" svg:x1="24cm" svg:y1="8.6cm" svg:x2="24cm" svg:y2="7.812cm">
          <text:p/>
        </draw:line>
        <draw:frame draw:style-name="gr31" draw:text-style-name="P10" draw:layer="layout" svg:width="0.815cm" svg:height="0.831cm" svg:x="15.201cm" svg:y="8.57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9" draw:text-style-name="P16" xml:id="id115" draw:id="id115" draw:layer="layout" svg:width="5.543cm" svg:height="0.796cm" svg:x="0.857cm" svg:y="9.1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polyline draw:style-name="gr35" draw:text-style-name="P18" xml:id="id117" draw:id="id117" draw:layer="layout" svg:width="0cm" svg:height="0.787cm" svg:x="24.6cm" svg:y="7.812cm" svg:viewBox="0 0 0 788" draw:points="0,788 0,0">
          <text:p/>
        </draw:polyline>
        <draw:frame draw:style-name="gr31" draw:text-style-name="P10" draw:layer="layout" svg:width="0.815cm" svg:height="0.831cm" svg:x="19.9cm" svg:y="9.2cm">
          <draw:text-box>
            <text:p><text:span text:style-name="T7">2</text:span></text:p>
          </draw:text-box>
        </draw:frame>
        <draw:frame draw:style-name="gr31" draw:text-style-name="P10" draw:layer="layout" svg:width="0.815cm" svg:height="0.831cm" svg:x="21.185cm" svg:y="9.2cm">
          <draw:text-box>
            <text:p><text:span text:style-name="T7">3</text:span></text:p>
          </draw:text-box>
        </draw:frame>
        <draw:frame draw:style-name="gr40" draw:text-style-name="P10" draw:layer="layout" svg:width="0.752cm" svg:height="0.831cm" svg:x="20.6cm" svg:y="9.201cm">
          <draw:text-box>
            <text:p><text:span text:style-name="T7">*</text:span></text:p>
          </draw:text-box>
        </draw:frame>
        <draw:frame draw:style-name="gr37" draw:text-style-name="P10" draw:layer="layout" svg:width="1.599cm" svg:height="0.831cm" svg:x="21.801cm" svg:y="9.201cm">
          <draw:text-box>
            <text:p><text:span text:style-name="T7">= 6</text:span></text:p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31" draw:text-style-name="P10" draw:layer="layout" svg:width="0.815cm" svg:height="0.831cm" svg:x="15.185cm" svg:y="8cm">
          <draw:text-box>
            <text:p><text:span text:style-name="T7">6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polyline draw:style-name="gr35" draw:text-style-name="P18" xml:id="id116" draw:id="id116" draw:layer="layout" svg:width="0cm" svg:height="0.787cm" svg:x="24cm" svg:y="7.812cm" svg:viewBox="0 0 0 788" draw:points="0,788 0,0">
          <text:p/>
        </draw:polyline>
        <draw:frame draw:style-name="gr31" draw:text-style-name="P10" draw:layer="layout" svg:width="0.815cm" svg:height="0.831cm" svg:x="15.201cm" svg:y="8.57cm">
          <draw:text-box>
            <text:p><text:span text:style-name="T7">3</text:span></text:p>
          </draw:text-box>
        </draw:frame>
        <draw:frame draw:style-name="gr27" draw:text-style-name="P10" draw:layer="layout" svg:width="1.874cm" svg:height="0.831cm" svg:x="14.7cm" svg:y="9.971cm">
          <draw:text-box>
            <text:p><text:span text:style-name="T7">Stack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119" draw:id="id119" draw:layer="layout" svg:width="8cm" svg:height="0.796cm" svg:x="0.8cm" svg:y="6.8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custom-shape draw:style-name="gr34" draw:text-style-name="P16" xml:id="id118" draw:id="id118" draw:layer="layout" svg:width="8cm" svg:height="0.796cm" svg:x="0.8cm" svg:y="5.2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frame draw:style-name="gr31" draw:text-style-name="P10" draw:layer="layout" svg:width="0.815cm" svg:height="0.831cm" svg:x="15.201cm" svg:y="8.57cm">
          <draw:text-box>
            <text:p><text:span text:style-name="T7">3</text:span></text:p>
          </draw:text-box>
        </draw:frame>
        <draw:line draw:style-name="gr35" draw:text-style-name="P18" draw:layer="layout" svg:x1="24.6cm" svg:y1="8.601cm" svg:x2="24.6cm" svg:y2="7.813cm">
          <text:p/>
        </draw:line>
        <draw:frame draw:style-name="gr31" draw:text-style-name="P10" draw:layer="layout" svg:width="0.815cm" svg:height="0.831cm" svg:x="15.186cm" svg:y="8.001cm">
          <draw:text-box>
            <text:p><text:span text:style-name="T7">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6" draw:text-style-name="P16" xml:id="id121" draw:id="id121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frame draw:style-name="gr32" draw:text-style-name="P10" draw:layer="layout" svg:width="0.68cm" svg:height="0.831cm" svg:x="20.6cm" svg:y="9.2cm">
          <draw:text-box>
            <text:p xml:id="id120" text:id="id120"><text:span text:style-name="T7">-</text:span></text:p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frame draw:style-name="gr31" draw:text-style-name="P10" draw:layer="layout" svg:width="0.815cm" svg:height="0.831cm" svg:x="15.201cm" svg:y="8.57cm">
          <draw:text-box>
            <text:p><text:span text:style-name="T7">3</text:span></text:p>
          </draw:text-box>
        </draw:frame>
        <draw:line draw:style-name="gr35" draw:text-style-name="P18" draw:layer="layout" svg:x1="24.6cm" svg:y1="8.601cm" svg:x2="24.6cm" svg:y2="7.813cm">
          <text:p/>
        </draw:line>
        <draw:frame draw:style-name="gr31" draw:text-style-name="P10" draw:layer="layout" svg:width="0.815cm" svg:height="0.831cm" svg:x="15.186cm" svg:y="8.001cm">
          <draw:text-box>
            <text:p><text:span text:style-name="T7">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6" draw:text-style-name="P16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frame draw:style-name="gr31" draw:text-style-name="P10" draw:layer="layout" svg:width="0.815cm" svg:height="0.831cm" svg:x="19.9cm" svg:y="9.2cm">
          <draw:text-box>
            <text:p xml:id="id123" text:id="id123"><text:span text:style-name="T7">6</text:span></text:p>
          </draw:text-box>
        </draw:frame>
        <draw:frame draw:style-name="gr31" draw:text-style-name="P10" draw:layer="layout" svg:width="0.815cm" svg:height="0.831cm" svg:x="21.185cm" svg:y="9.2cm">
          <draw:text-box>
            <text:p xml:id="id122" text:id="id122"><text:span text:style-name="T7">3</text:span></text:p>
          </draw:text-box>
        </draw:frame>
        <draw:frame draw:style-name="gr32" draw:text-style-name="P10" draw:layer="layout" svg:width="0.68cm" svg:height="0.831cm" svg:x="20.6cm" svg:y="9.201cm">
          <draw:text-box>
            <text:p><text:span text:style-name="T7">-</text:span></text:p>
          </draw:text-box>
        </draw:frame>
        <draw:frame draw:style-name="gr37" draw:text-style-name="P10" draw:layer="layout" svg:width="1.599cm" svg:height="0.831cm" svg:x="21.801cm" svg:y="9.201cm">
          <draw:text-box>
            <text:p xml:id="id124" text:id="id124"><text:span text:style-name="T7">= 3</text:span></text:p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line draw:style-name="gr35" draw:text-style-name="P18" draw:layer="layout" svg:x1="24.6cm" svg:y1="8.601cm" svg:x2="24.6cm" svg:y2="7.81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8" draw:text-style-name="P16" xml:id="id125" draw:id="id125" draw:layer="layout" svg:width="4.943cm" svg:height="0.796cm" svg:x="2.157cm" svg:y="8.239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frame draw:style-name="gr31" draw:text-style-name="P10" draw:layer="layout" svg:width="0.815cm" svg:height="0.831cm" svg:x="19.9cm" svg:y="9.2cm">
          <draw:text-box>
            <text:p><text:span text:style-name="T7">6</text:span></text:p>
          </draw:text-box>
        </draw:frame>
        <draw:frame draw:style-name="gr31" draw:text-style-name="P10" draw:layer="layout" svg:width="0.815cm" svg:height="0.831cm" svg:x="21.185cm" svg:y="9.2cm">
          <draw:text-box>
            <text:p><text:span text:style-name="T7">3</text:span></text:p>
          </draw:text-box>
        </draw:frame>
        <draw:frame draw:style-name="gr32" draw:text-style-name="P10" draw:layer="layout" svg:width="0.68cm" svg:height="0.831cm" svg:x="20.6cm" svg:y="9.201cm">
          <draw:text-box>
            <text:p><text:span text:style-name="T7">-</text:span></text:p>
          </draw:text-box>
        </draw:frame>
        <draw:frame draw:style-name="gr37" draw:text-style-name="P10" draw:layer="layout" svg:width="1.599cm" svg:height="0.831cm" svg:x="21.801cm" svg:y="9.201cm">
          <draw:text-box>
            <text:p><text:span text:style-name="T7">= 3</text:span></text:p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31" draw:text-style-name="P10" draw:layer="layout" svg:width="0.815cm" svg:height="0.831cm" svg:x="15.203cm" svg:y="8.6cm">
          <draw:text-box>
            <text:p xml:id="id126" text:id="id126"><text:span text:style-name="T7">3</text:span></text:p>
          </draw:text-box>
        </draw:frame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line draw:style-name="gr35" draw:text-style-name="P18" draw:layer="layout" svg:x1="24.6cm" svg:y1="8.601cm" svg:x2="24.6cm" svg:y2="7.81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9" draw:text-style-name="P16" xml:id="id127" draw:id="id127" draw:layer="layout" svg:width="5.543cm" svg:height="0.796cm" svg:x="0.857cm" svg:y="9.1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polyline draw:style-name="gr35" draw:text-style-name="P18" xml:id="id128" draw:id="id128" draw:layer="layout" svg:width="0cm" svg:height="0.787cm" svg:x="24.6cm" svg:y="7.813cm" svg:viewBox="0 0 0 788" draw:points="0,788 0,0">
          <text:p/>
        </draw:polyline>
        <draw:frame draw:style-name="gr31" draw:text-style-name="P10" draw:layer="layout" svg:width="0.815cm" svg:height="0.831cm" svg:x="19.9cm" svg:y="9.2cm">
          <draw:text-box>
            <text:p><text:span text:style-name="T7">6</text:span></text:p>
          </draw:text-box>
        </draw:frame>
        <draw:frame draw:style-name="gr31" draw:text-style-name="P10" draw:layer="layout" svg:width="0.815cm" svg:height="0.831cm" svg:x="21.185cm" svg:y="9.2cm">
          <draw:text-box>
            <text:p><text:span text:style-name="T7">3</text:span></text:p>
          </draw:text-box>
        </draw:frame>
        <draw:frame draw:style-name="gr32" draw:text-style-name="P10" draw:layer="layout" svg:width="0.68cm" svg:height="0.831cm" svg:x="20.6cm" svg:y="9.201cm">
          <draw:text-box>
            <text:p><text:span text:style-name="T7">-</text:span></text:p>
          </draw:text-box>
        </draw:frame>
        <draw:frame draw:style-name="gr37" draw:text-style-name="P10" draw:layer="layout" svg:width="1.599cm" svg:height="0.831cm" svg:x="21.801cm" svg:y="9.201cm">
          <draw:text-box>
            <text:p><text:span text:style-name="T7">= 3</text:span></text:p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31" draw:text-style-name="P10" draw:layer="layout" svg:width="0.815cm" svg:height="0.831cm" svg:x="15.203cm" svg:y="8.6cm">
          <draw:text-box>
            <text:p><text:span text:style-name="T7">3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polyline draw:style-name="gr35" draw:text-style-name="P18" xml:id="id129" draw:id="id129" draw:layer="layout" svg:width="0cm" svg:height="0.787cm" svg:x="25.2cm" svg:y="7.8cm" svg:viewBox="0 0 0 788" draw:points="0,788 0,0">
          <text:p/>
        </draw:polyline>
        <draw:frame draw:style-name="gr27" draw:text-style-name="P10" draw:layer="layout" svg:width="1.874cm" svg:height="0.831cm" svg:x="14.7cm" svg:y="9.971cm">
          <draw:text-box>
            <text:p><text:span text:style-name="T7">Stack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28" smil:attributeName="visibility" smil:to="hidden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4" draw:text-style-name="P16" xml:id="id131" draw:id="id131" draw:layer="layout" svg:width="8cm" svg:height="0.796cm" svg:x="0.8cm" svg:y="6.8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custom-shape draw:style-name="gr34" draw:text-style-name="P16" xml:id="id130" draw:id="id130" draw:layer="layout" svg:width="8cm" svg:height="0.796cm" svg:x="0.8cm" svg:y="5.2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line draw:style-name="gr35" draw:text-style-name="P18" draw:layer="layout" svg:x1="25.2cm" svg:y1="8.589cm" svg:x2="25.2cm" svg:y2="7.801cm">
          <text:p/>
        </draw:line>
        <draw:frame draw:style-name="gr31" draw:text-style-name="P10" draw:layer="layout" svg:width="0.815cm" svg:height="0.831cm" svg:x="15.204cm" svg:y="8.601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6" draw:text-style-name="P16" xml:id="id133" draw:id="id133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frame draw:style-name="gr33" draw:text-style-name="P10" draw:layer="layout" svg:width="0.917cm" svg:height="0.831cm" svg:x="20.6cm" svg:y="9.2cm">
          <draw:text-box>
            <text:p xml:id="id132" text:id="id132"><text:span text:style-name="T7">+</text:span></text:p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2cm 7.5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2cm" svg:y1="7.577cm" svg:x2="18.902cm" svg:y2="6.777cm">
            <text:p/>
          </draw:line>
          <draw:line draw:style-name="gr26" draw:text-style-name="P8" draw:layer="layout" svg:x1="21.902cm" svg:y1="7.577cm" svg:x2="21.902cm" svg:y2="6.777cm">
            <text:p/>
          </draw:line>
          <draw:line draw:style-name="gr26" draw:text-style-name="P8" draw:layer="layout" svg:x1="21.302cm" svg:y1="7.577cm" svg:x2="21.302cm" svg:y2="6.777cm">
            <text:p/>
          </draw:line>
          <draw:line draw:style-name="gr26" draw:text-style-name="P8" draw:layer="layout" svg:x1="20.702cm" svg:y1="7.577cm" svg:x2="20.702cm" svg:y2="6.777cm">
            <text:p/>
          </draw:line>
          <draw:line draw:style-name="gr26" draw:text-style-name="P8" draw:layer="layout" svg:x1="20.102cm" svg:y1="7.577cm" svg:x2="20.102cm" svg:y2="6.777cm">
            <text:p/>
          </draw:line>
          <draw:line draw:style-name="gr26" draw:text-style-name="P8" draw:layer="layout" svg:x1="19.502cm" svg:y1="7.577cm" svg:x2="19.502cm" svg:y2="6.777cm">
            <text:p/>
          </draw:line>
          <draw:line draw:style-name="gr26" draw:text-style-name="P8" draw:layer="layout" svg:x1="22.502cm" svg:y1="7.577cm" svg:x2="22.502cm" svg:y2="6.777cm">
            <text:p/>
          </draw:line>
          <draw:line draw:style-name="gr26" draw:text-style-name="P8" draw:layer="layout" svg:x1="18.302cm" svg:y1="7.577cm" svg:x2="18.302cm" svg:y2="6.777cm">
            <text:p/>
          </draw:line>
          <draw:line draw:style-name="gr29" draw:text-style-name="P8" draw:layer="layout" svg:x1="23.102cm" svg:y1="7.577cm" svg:x2="23.102cm" svg:y2="6.777cm">
            <text:p/>
          </draw:line>
          <draw:line draw:style-name="gr26" draw:text-style-name="P8" draw:layer="layout" svg:x1="23.702cm" svg:y1="7.577cm" svg:x2="23.702cm" svg:y2="6.777cm">
            <text:p/>
          </draw:line>
          <draw:line draw:style-name="gr26" draw:text-style-name="P8" draw:layer="layout" svg:x1="24.302cm" svg:y1="7.577cm" svg:x2="24.302cm" svg:y2="6.777cm">
            <text:p/>
          </draw:line>
          <draw:frame draw:style-name="gr30" draw:text-style-name="P10" draw:layer="layout" svg:width="3.601cm" svg:height="0.831cm" svg:x="18.6cm" svg:y="5.777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7cm" svg:y="6.877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3cm" svg:y="6.878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4cm" svg:y="6.879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3cm" svg:y="6.878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cm" svg:y="6.881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89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3cm" svg:y="6.88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7cm" svg:y="6.878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2cm" svg:y="6.878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5cm" svg:y="6.879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cm" svg:y="6.879cm">
            <draw:text-box>
              <text:p><text:span text:style-name="T7">3</text:span></text:p>
            </draw:text-box>
          </draw:frame>
          <draw:line draw:style-name="gr26" draw:text-style-name="P8" draw:layer="layout" svg:x1="24.902cm" svg:y1="6.777cm" svg:x2="24.902cm" svg:y2="7.577cm">
            <text:p/>
          </draw:line>
          <draw:frame draw:style-name="gr32" draw:text-style-name="P10" draw:layer="layout" svg:width="0.68cm" svg:height="0.831cm" svg:x="24.235cm" svg:y="6.877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5cm" svg:y="6.808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74cm">
          <draw:text-box>
            <text:p><text:span text:style-name="T7">1</text:span></text:p>
          </draw:text-box>
        </draw:frame>
        <draw:line draw:style-name="gr35" draw:text-style-name="P18" draw:layer="layout" svg:x1="25.2cm" svg:y1="8.589cm" svg:x2="25.2cm" svg:y2="7.801cm">
          <text:p/>
        </draw:line>
        <draw:frame draw:style-name="gr31" draw:text-style-name="P10" draw:layer="layout" svg:width="0.815cm" svg:height="0.831cm" svg:x="15.204cm" svg:y="8.601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6" draw:text-style-name="P16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frame draw:style-name="gr31" draw:text-style-name="P10" draw:layer="layout" svg:width="0.815cm" svg:height="0.831cm" svg:x="19.9cm" svg:y="9.2cm">
          <draw:text-box>
            <text:p xml:id="id135" text:id="id135"><text:span text:style-name="T7">3</text:span></text:p>
          </draw:text-box>
        </draw:frame>
        <draw:frame draw:style-name="gr31" draw:text-style-name="P10" draw:layer="layout" svg:width="0.815cm" svg:height="0.831cm" svg:x="21.185cm" svg:y="9.2cm">
          <draw:text-box>
            <text:p xml:id="id134" text:id="id134"><text:span text:style-name="T7">1</text:span></text:p>
          </draw:text-box>
        </draw:frame>
        <draw:frame draw:style-name="gr33" draw:text-style-name="P10" draw:layer="layout" svg:width="0.917cm" svg:height="0.831cm" svg:x="20.6cm" svg:y="9.201cm">
          <draw:text-box>
            <text:p><text:span text:style-name="T7">+</text:span></text:p>
          </draw:text-box>
        </draw:frame>
        <draw:frame draw:style-name="gr37" draw:text-style-name="P10" draw:layer="layout" svg:width="1.599cm" svg:height="0.831cm" svg:x="21.801cm" svg:y="9.201cm">
          <draw:text-box>
            <text:p xml:id="id136" text:id="id136"><text:span text:style-name="T7">= 4</text:span></text:p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3cm 7.5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3cm" svg:y1="7.578cm" svg:x2="18.903cm" svg:y2="6.778cm">
            <text:p/>
          </draw:line>
          <draw:line draw:style-name="gr26" draw:text-style-name="P8" draw:layer="layout" svg:x1="21.903cm" svg:y1="7.578cm" svg:x2="21.903cm" svg:y2="6.778cm">
            <text:p/>
          </draw:line>
          <draw:line draw:style-name="gr26" draw:text-style-name="P8" draw:layer="layout" svg:x1="21.303cm" svg:y1="7.578cm" svg:x2="21.303cm" svg:y2="6.778cm">
            <text:p/>
          </draw:line>
          <draw:line draw:style-name="gr26" draw:text-style-name="P8" draw:layer="layout" svg:x1="20.703cm" svg:y1="7.578cm" svg:x2="20.703cm" svg:y2="6.778cm">
            <text:p/>
          </draw:line>
          <draw:line draw:style-name="gr26" draw:text-style-name="P8" draw:layer="layout" svg:x1="20.103cm" svg:y1="7.578cm" svg:x2="20.103cm" svg:y2="6.778cm">
            <text:p/>
          </draw:line>
          <draw:line draw:style-name="gr26" draw:text-style-name="P8" draw:layer="layout" svg:x1="19.503cm" svg:y1="7.578cm" svg:x2="19.503cm" svg:y2="6.778cm">
            <text:p/>
          </draw:line>
          <draw:line draw:style-name="gr26" draw:text-style-name="P8" draw:layer="layout" svg:x1="22.503cm" svg:y1="7.578cm" svg:x2="22.503cm" svg:y2="6.778cm">
            <text:p/>
          </draw:line>
          <draw:line draw:style-name="gr26" draw:text-style-name="P8" draw:layer="layout" svg:x1="18.303cm" svg:y1="7.578cm" svg:x2="18.303cm" svg:y2="6.778cm">
            <text:p/>
          </draw:line>
          <draw:line draw:style-name="gr29" draw:text-style-name="P8" draw:layer="layout" svg:x1="23.103cm" svg:y1="7.578cm" svg:x2="23.103cm" svg:y2="6.778cm">
            <text:p/>
          </draw:line>
          <draw:line draw:style-name="gr26" draw:text-style-name="P8" draw:layer="layout" svg:x1="23.703cm" svg:y1="7.578cm" svg:x2="23.703cm" svg:y2="6.778cm">
            <text:p/>
          </draw:line>
          <draw:line draw:style-name="gr26" draw:text-style-name="P8" draw:layer="layout" svg:x1="24.303cm" svg:y1="7.578cm" svg:x2="24.303cm" svg:y2="6.778cm">
            <text:p/>
          </draw:line>
          <draw:frame draw:style-name="gr30" draw:text-style-name="P10" draw:layer="layout" svg:width="3.601cm" svg:height="0.831cm" svg:x="18.601cm" svg:y="5.778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8cm" svg:y="6.878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4cm" svg:y="6.879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5cm" svg:y="6.88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4cm" svg:y="6.879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1cm" svg:y="6.882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9cm" svg:y="6.881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4cm" svg:y="6.881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8cm" svg:y="6.879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3cm" svg:y="6.879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6cm" svg:y="6.88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1cm" svg:y="6.88cm">
            <draw:text-box>
              <text:p><text:span text:style-name="T7">3</text:span></text:p>
            </draw:text-box>
          </draw:frame>
          <draw:line draw:style-name="gr26" draw:text-style-name="P8" draw:layer="layout" svg:x1="24.903cm" svg:y1="6.778cm" svg:x2="24.903cm" svg:y2="7.578cm">
            <text:p/>
          </draw:line>
          <draw:frame draw:style-name="gr32" draw:text-style-name="P10" draw:layer="layout" svg:width="0.68cm" svg:height="0.831cm" svg:x="24.236cm" svg:y="6.878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6cm" svg:y="6.809cm">
            <draw:text-box>
              <text:p><text:span text:style-name="T7">+</text:span></text:p>
            </draw:text-box>
          </draw:frame>
        </draw:g>
        <draw:line draw:style-name="gr35" draw:text-style-name="P18" draw:layer="layout" svg:x1="25.201cm" svg:y1="8.59cm" svg:x2="25.201cm" svg:y2="7.802cm">
          <text:p/>
        </draw:line>
        <draw:frame draw:style-name="gr15" draw:text-style-name="P11" draw:layer="layout" svg:width="9.912cm" svg:height="1cm" svg:x="13.4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8" draw:text-style-name="P16" xml:id="id137" draw:id="id137" draw:layer="layout" svg:width="4.943cm" svg:height="0.796cm" svg:x="2.157cm" svg:y="8.239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frame draw:style-name="gr31" draw:text-style-name="P10" draw:layer="layout" svg:width="0.815cm" svg:height="0.831cm" svg:x="19.901cm" svg:y="9.2cm">
          <draw:text-box>
            <text:p><text:span text:style-name="T7">3</text:span></text:p>
          </draw:text-box>
        </draw:frame>
        <draw:frame draw:style-name="gr31" draw:text-style-name="P10" draw:layer="layout" svg:width="0.815cm" svg:height="0.831cm" svg:x="21.186cm" svg:y="9.2cm">
          <draw:text-box>
            <text:p><text:span text:style-name="T7">1</text:span></text:p>
          </draw:text-box>
        </draw:frame>
        <draw:frame draw:style-name="gr33" draw:text-style-name="P10" draw:layer="layout" svg:width="0.917cm" svg:height="0.831cm" svg:x="20.601cm" svg:y="9.201cm">
          <draw:text-box>
            <text:p><text:span text:style-name="T7">+</text:span></text:p>
          </draw:text-box>
        </draw:frame>
        <draw:frame draw:style-name="gr37" draw:text-style-name="P10" draw:layer="layout" svg:width="1.599cm" svg:height="0.831cm" svg:x="21.802cm" svg:y="9.201cm">
          <draw:text-box>
            <text:p><text:span text:style-name="T7">= 4</text:span></text:p>
          </draw:text-box>
        </draw:frame>
        <draw:g>
          <draw:custom-shape draw:style-name="gr25" draw:text-style-name="P17" draw:layer="layout" svg:width="0.8cm" svg:height="5.4cm" svg:x="15.201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01cm" svg:y1="5.7cm" svg:x2="16.001cm" svg:y2="5.7cm">
            <text:p/>
          </draw:line>
          <draw:line draw:style-name="gr26" draw:text-style-name="P8" draw:layer="layout" svg:x1="15.201cm" svg:y1="8.7cm" svg:x2="16.001cm" svg:y2="8.7cm">
            <text:p/>
          </draw:line>
          <draw:line draw:style-name="gr26" draw:text-style-name="P8" draw:layer="layout" svg:x1="15.201cm" svg:y1="8.1cm" svg:x2="16.001cm" svg:y2="8.1cm">
            <text:p/>
          </draw:line>
          <draw:line draw:style-name="gr26" draw:text-style-name="P8" draw:layer="layout" svg:x1="15.201cm" svg:y1="7.5cm" svg:x2="16.001cm" svg:y2="7.5cm">
            <text:p/>
          </draw:line>
          <draw:line draw:style-name="gr26" draw:text-style-name="P8" draw:layer="layout" svg:x1="15.201cm" svg:y1="6.9cm" svg:x2="16.001cm" svg:y2="6.9cm">
            <text:p/>
          </draw:line>
          <draw:line draw:style-name="gr26" draw:text-style-name="P8" draw:layer="layout" svg:x1="15.201cm" svg:y1="6.3cm" svg:x2="16.001cm" svg:y2="6.3cm">
            <text:p/>
          </draw:line>
          <draw:line draw:style-name="gr26" draw:text-style-name="P8" draw:layer="layout" svg:x1="15.201cm" svg:y1="9.3cm" svg:x2="16.001cm" svg:y2="9.3cm">
            <text:p/>
          </draw:line>
          <draw:line draw:style-name="gr26" draw:text-style-name="P8" draw:layer="layout" svg:x1="15.201cm" svg:y1="5.1cm" svg:x2="16.001cm" svg:y2="5.1cm">
            <text:p/>
          </draw:line>
        </draw:g>
        <draw:frame draw:style-name="gr31" draw:text-style-name="P10" draw:layer="layout" svg:width="0.815cm" svg:height="0.831cm" svg:x="15.201cm" svg:y="9.2cm">
          <draw:text-box>
            <text:p xml:id="id138" text:id="id138"><text:span text:style-name="T7">4</text:span></text:p>
          </draw:text-box>
        </draw:frame>
        <draw:frame draw:style-name="gr27" draw:text-style-name="P10" draw:layer="layout" svg:width="1.874cm" svg:height="0.831cm" svg:x="14.701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4cm 7.5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4cm" svg:y1="7.578cm" svg:x2="18.904cm" svg:y2="6.778cm">
            <text:p/>
          </draw:line>
          <draw:line draw:style-name="gr26" draw:text-style-name="P8" draw:layer="layout" svg:x1="21.904cm" svg:y1="7.578cm" svg:x2="21.904cm" svg:y2="6.778cm">
            <text:p/>
          </draw:line>
          <draw:line draw:style-name="gr26" draw:text-style-name="P8" draw:layer="layout" svg:x1="21.304cm" svg:y1="7.578cm" svg:x2="21.304cm" svg:y2="6.778cm">
            <text:p/>
          </draw:line>
          <draw:line draw:style-name="gr26" draw:text-style-name="P8" draw:layer="layout" svg:x1="20.704cm" svg:y1="7.578cm" svg:x2="20.704cm" svg:y2="6.778cm">
            <text:p/>
          </draw:line>
          <draw:line draw:style-name="gr26" draw:text-style-name="P8" draw:layer="layout" svg:x1="20.104cm" svg:y1="7.578cm" svg:x2="20.104cm" svg:y2="6.778cm">
            <text:p/>
          </draw:line>
          <draw:line draw:style-name="gr26" draw:text-style-name="P8" draw:layer="layout" svg:x1="19.504cm" svg:y1="7.578cm" svg:x2="19.504cm" svg:y2="6.778cm">
            <text:p/>
          </draw:line>
          <draw:line draw:style-name="gr26" draw:text-style-name="P8" draw:layer="layout" svg:x1="22.504cm" svg:y1="7.578cm" svg:x2="22.504cm" svg:y2="6.778cm">
            <text:p/>
          </draw:line>
          <draw:line draw:style-name="gr26" draw:text-style-name="P8" draw:layer="layout" svg:x1="18.304cm" svg:y1="7.578cm" svg:x2="18.304cm" svg:y2="6.778cm">
            <text:p/>
          </draw:line>
          <draw:line draw:style-name="gr29" draw:text-style-name="P8" draw:layer="layout" svg:x1="23.104cm" svg:y1="7.578cm" svg:x2="23.104cm" svg:y2="6.778cm">
            <text:p/>
          </draw:line>
          <draw:line draw:style-name="gr26" draw:text-style-name="P8" draw:layer="layout" svg:x1="23.704cm" svg:y1="7.578cm" svg:x2="23.704cm" svg:y2="6.778cm">
            <text:p/>
          </draw:line>
          <draw:line draw:style-name="gr26" draw:text-style-name="P8" draw:layer="layout" svg:x1="24.304cm" svg:y1="7.578cm" svg:x2="24.304cm" svg:y2="6.778cm">
            <text:p/>
          </draw:line>
          <draw:frame draw:style-name="gr30" draw:text-style-name="P10" draw:layer="layout" svg:width="3.601cm" svg:height="0.831cm" svg:x="18.602cm" svg:y="5.778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89cm" svg:y="6.878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5cm" svg:y="6.879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6cm" svg:y="6.88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5cm" svg:y="6.879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2cm" svg:y="6.882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91cm" svg:y="6.881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5cm" svg:y="6.881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89cm" svg:y="6.879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4cm" svg:y="6.879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7cm" svg:y="6.88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2cm" svg:y="6.88cm">
            <draw:text-box>
              <text:p><text:span text:style-name="T7">3</text:span></text:p>
            </draw:text-box>
          </draw:frame>
          <draw:line draw:style-name="gr26" draw:text-style-name="P8" draw:layer="layout" svg:x1="24.904cm" svg:y1="6.778cm" svg:x2="24.904cm" svg:y2="7.578cm">
            <text:p/>
          </draw:line>
          <draw:frame draw:style-name="gr32" draw:text-style-name="P10" draw:layer="layout" svg:width="0.68cm" svg:height="0.831cm" svg:x="24.237cm" svg:y="6.878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7cm" svg:y="6.809cm">
            <draw:text-box>
              <text:p><text:span text:style-name="T7">+</text:span></text:p>
            </draw:text-box>
          </draw:frame>
        </draw:g>
        <draw:line draw:style-name="gr35" draw:text-style-name="P18" draw:layer="layout" svg:x1="25.202cm" svg:y1="8.59cm" svg:x2="25.202cm" svg:y2="7.802cm">
          <text:p/>
        </draw:line>
        <draw:frame draw:style-name="gr15" draw:text-style-name="P11" draw:layer="layout" svg:width="9.912cm" svg:height="1cm" svg:x="13.401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9" draw:text-style-name="P16" xml:id="id139" draw:id="id139" draw:layer="layout" svg:width="5.543cm" svg:height="0.796cm" svg:x="0.857cm" svg:y="9.1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frame draw:style-name="gr31" draw:text-style-name="P10" draw:layer="layout" svg:width="0.815cm" svg:height="0.831cm" svg:x="19.902cm" svg:y="9.2cm">
          <draw:text-box>
            <text:p><text:span text:style-name="T7">3</text:span></text:p>
          </draw:text-box>
        </draw:frame>
        <draw:frame draw:style-name="gr31" draw:text-style-name="P10" draw:layer="layout" svg:width="0.815cm" svg:height="0.831cm" svg:x="21.187cm" svg:y="9.2cm">
          <draw:text-box>
            <text:p><text:span text:style-name="T7">1</text:span></text:p>
          </draw:text-box>
        </draw:frame>
        <draw:frame draw:style-name="gr33" draw:text-style-name="P10" draw:layer="layout" svg:width="0.917cm" svg:height="0.831cm" svg:x="20.602cm" svg:y="9.201cm">
          <draw:text-box>
            <text:p><text:span text:style-name="T7">+</text:span></text:p>
          </draw:text-box>
        </draw:frame>
        <draw:frame draw:style-name="gr37" draw:text-style-name="P10" draw:layer="layout" svg:width="1.599cm" svg:height="0.831cm" svg:x="21.803cm" svg:y="9.201cm">
          <draw:text-box>
            <text:p><text:span text:style-name="T7">= 4</text:span></text:p>
          </draw:text-box>
        </draw:frame>
        <draw:g>
          <draw:custom-shape draw:style-name="gr25" draw:text-style-name="P17" draw:layer="layout" svg:width="0.8cm" svg:height="5.4cm" svg:x="15.20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02cm" svg:y1="5.7cm" svg:x2="16.002cm" svg:y2="5.7cm">
            <text:p/>
          </draw:line>
          <draw:line draw:style-name="gr26" draw:text-style-name="P8" draw:layer="layout" svg:x1="15.202cm" svg:y1="8.7cm" svg:x2="16.002cm" svg:y2="8.7cm">
            <text:p/>
          </draw:line>
          <draw:line draw:style-name="gr26" draw:text-style-name="P8" draw:layer="layout" svg:x1="15.202cm" svg:y1="8.1cm" svg:x2="16.002cm" svg:y2="8.1cm">
            <text:p/>
          </draw:line>
          <draw:line draw:style-name="gr26" draw:text-style-name="P8" draw:layer="layout" svg:x1="15.202cm" svg:y1="7.5cm" svg:x2="16.002cm" svg:y2="7.5cm">
            <text:p/>
          </draw:line>
          <draw:line draw:style-name="gr26" draw:text-style-name="P8" draw:layer="layout" svg:x1="15.202cm" svg:y1="6.9cm" svg:x2="16.002cm" svg:y2="6.9cm">
            <text:p/>
          </draw:line>
          <draw:line draw:style-name="gr26" draw:text-style-name="P8" draw:layer="layout" svg:x1="15.202cm" svg:y1="6.3cm" svg:x2="16.002cm" svg:y2="6.3cm">
            <text:p/>
          </draw:line>
          <draw:line draw:style-name="gr26" draw:text-style-name="P8" draw:layer="layout" svg:x1="15.202cm" svg:y1="9.3cm" svg:x2="16.002cm" svg:y2="9.3cm">
            <text:p/>
          </draw:line>
          <draw:line draw:style-name="gr26" draw:text-style-name="P8" draw:layer="layout" svg:x1="15.202cm" svg:y1="5.1cm" svg:x2="16.002cm" svg:y2="5.1cm">
            <text:p/>
          </draw:line>
        </draw:g>
        <draw:frame draw:style-name="gr31" draw:text-style-name="P10" draw:layer="layout" svg:width="0.815cm" svg:height="0.831cm" svg:x="15.202cm" svg:y="9.2cm">
          <draw:text-box>
            <text:p><text:span text:style-name="T7">4</text:span></text:p>
          </draw:text-box>
        </draw:frame>
        <draw:frame draw:style-name="gr27" draw:text-style-name="P10" draw:layer="layout" svg:width="1.874cm" svg:height="0.831cm" svg:x="14.702cm" svg:y="9.97cm">
          <draw:text-box>
            <text:p><text:span text:style-name="T7">Stack</text:span></text:p>
          </draw:text-box>
        </draw:frame>
        <draw:g>
          <draw:custom-shape draw:style-name="gr28" draw:text-style-name="P17" draw:layer="layout" svg:width="0.8cm" svg:height="7.8cm" draw:transform="rotate (1.5707963267949) translate (17.705cm 7.5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5cm" svg:y1="7.578cm" svg:x2="18.905cm" svg:y2="6.778cm">
            <text:p/>
          </draw:line>
          <draw:line draw:style-name="gr26" draw:text-style-name="P8" draw:layer="layout" svg:x1="21.905cm" svg:y1="7.578cm" svg:x2="21.905cm" svg:y2="6.778cm">
            <text:p/>
          </draw:line>
          <draw:line draw:style-name="gr26" draw:text-style-name="P8" draw:layer="layout" svg:x1="21.305cm" svg:y1="7.578cm" svg:x2="21.305cm" svg:y2="6.778cm">
            <text:p/>
          </draw:line>
          <draw:line draw:style-name="gr26" draw:text-style-name="P8" draw:layer="layout" svg:x1="20.705cm" svg:y1="7.578cm" svg:x2="20.705cm" svg:y2="6.778cm">
            <text:p/>
          </draw:line>
          <draw:line draw:style-name="gr26" draw:text-style-name="P8" draw:layer="layout" svg:x1="20.105cm" svg:y1="7.578cm" svg:x2="20.105cm" svg:y2="6.778cm">
            <text:p/>
          </draw:line>
          <draw:line draw:style-name="gr26" draw:text-style-name="P8" draw:layer="layout" svg:x1="19.505cm" svg:y1="7.578cm" svg:x2="19.505cm" svg:y2="6.778cm">
            <text:p/>
          </draw:line>
          <draw:line draw:style-name="gr26" draw:text-style-name="P8" draw:layer="layout" svg:x1="22.505cm" svg:y1="7.578cm" svg:x2="22.505cm" svg:y2="6.778cm">
            <text:p/>
          </draw:line>
          <draw:line draw:style-name="gr26" draw:text-style-name="P8" draw:layer="layout" svg:x1="18.305cm" svg:y1="7.578cm" svg:x2="18.305cm" svg:y2="6.778cm">
            <text:p/>
          </draw:line>
          <draw:line draw:style-name="gr29" draw:text-style-name="P8" draw:layer="layout" svg:x1="23.105cm" svg:y1="7.578cm" svg:x2="23.105cm" svg:y2="6.778cm">
            <text:p/>
          </draw:line>
          <draw:line draw:style-name="gr26" draw:text-style-name="P8" draw:layer="layout" svg:x1="23.705cm" svg:y1="7.578cm" svg:x2="23.705cm" svg:y2="6.778cm">
            <text:p/>
          </draw:line>
          <draw:line draw:style-name="gr26" draw:text-style-name="P8" draw:layer="layout" svg:x1="24.305cm" svg:y1="7.578cm" svg:x2="24.305cm" svg:y2="6.778cm">
            <text:p/>
          </draw:line>
          <draw:frame draw:style-name="gr30" draw:text-style-name="P10" draw:layer="layout" svg:width="3.601cm" svg:height="0.831cm" svg:x="18.603cm" svg:y="5.778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9cm" svg:y="6.878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6cm" svg:y="6.879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7cm" svg:y="6.88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6cm" svg:y="6.879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3cm" svg:y="6.882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92cm" svg:y="6.881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6cm" svg:y="6.881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9cm" svg:y="6.879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5cm" svg:y="6.879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8cm" svg:y="6.88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3cm" svg:y="6.88cm">
            <draw:text-box>
              <text:p><text:span text:style-name="T7">3</text:span></text:p>
            </draw:text-box>
          </draw:frame>
          <draw:line draw:style-name="gr26" draw:text-style-name="P8" draw:layer="layout" svg:x1="24.905cm" svg:y1="6.778cm" svg:x2="24.905cm" svg:y2="7.578cm">
            <text:p/>
          </draw:line>
          <draw:frame draw:style-name="gr32" draw:text-style-name="P10" draw:layer="layout" svg:width="0.68cm" svg:height="0.831cm" svg:x="24.238cm" svg:y="6.878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8cm" svg:y="6.809cm">
            <draw:text-box>
              <text:p><text:span text:style-name="T7">+</text:span></text:p>
            </draw:text-box>
          </draw:frame>
        </draw:g>
        <draw:polyline draw:style-name="gr35" draw:text-style-name="P18" xml:id="id140" draw:id="id140" draw:layer="layout" svg:width="0cm" svg:height="0.787cm" svg:x="25.203cm" svg:y="7.802cm" svg:viewBox="0 0 0 788" draw:points="0,788 0,0">
          <text:p/>
        </draw:polyline>
        <draw:polyline draw:style-name="gr35" draw:text-style-name="P18" xml:id="id141" draw:id="id141" draw:layer="layout" svg:width="0cm" svg:height="0.787cm" svg:x="25.9cm" svg:y="7.813cm" svg:viewBox="0 0 0 788" draw:points="0,788 0,0">
          <text:p/>
        </draw:polyline>
        <draw:frame draw:style-name="gr15" draw:text-style-name="P11" draw:layer="layout" svg:width="9.912cm" svg:height="1cm" svg:x="13.401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39" draw:text-style-name="P16" xml:id="id142" draw:id="id142" draw:layer="layout" svg:width="5.543cm" svg:height="0.796cm" svg:x="0.8cm" svg:y="9.964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5" draw:text-style-name="P18" draw:layer="layout" svg:x1="25.9cm" svg:y1="8.6cm" svg:x2="25.9cm" svg:y2="7.812cm">
          <text:p/>
        </draw:line>
        <draw:g>
          <draw:custom-shape draw:style-name="gr28" draw:text-style-name="P17" draw:layer="layout" svg:width="0.8cm" svg:height="7.8cm" draw:transform="rotate (1.5707963267949) translate (17.706cm 7.5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6cm" svg:y1="7.578cm" svg:x2="18.906cm" svg:y2="6.778cm">
            <text:p/>
          </draw:line>
          <draw:line draw:style-name="gr26" draw:text-style-name="P8" draw:layer="layout" svg:x1="21.906cm" svg:y1="7.578cm" svg:x2="21.906cm" svg:y2="6.778cm">
            <text:p/>
          </draw:line>
          <draw:line draw:style-name="gr26" draw:text-style-name="P8" draw:layer="layout" svg:x1="21.306cm" svg:y1="7.578cm" svg:x2="21.306cm" svg:y2="6.778cm">
            <text:p/>
          </draw:line>
          <draw:line draw:style-name="gr26" draw:text-style-name="P8" draw:layer="layout" svg:x1="20.706cm" svg:y1="7.578cm" svg:x2="20.706cm" svg:y2="6.778cm">
            <text:p/>
          </draw:line>
          <draw:line draw:style-name="gr26" draw:text-style-name="P8" draw:layer="layout" svg:x1="20.106cm" svg:y1="7.578cm" svg:x2="20.106cm" svg:y2="6.778cm">
            <text:p/>
          </draw:line>
          <draw:line draw:style-name="gr26" draw:text-style-name="P8" draw:layer="layout" svg:x1="19.506cm" svg:y1="7.578cm" svg:x2="19.506cm" svg:y2="6.778cm">
            <text:p/>
          </draw:line>
          <draw:line draw:style-name="gr26" draw:text-style-name="P8" draw:layer="layout" svg:x1="22.506cm" svg:y1="7.578cm" svg:x2="22.506cm" svg:y2="6.778cm">
            <text:p/>
          </draw:line>
          <draw:line draw:style-name="gr26" draw:text-style-name="P8" draw:layer="layout" svg:x1="18.306cm" svg:y1="7.578cm" svg:x2="18.306cm" svg:y2="6.778cm">
            <text:p/>
          </draw:line>
          <draw:line draw:style-name="gr29" draw:text-style-name="P8" draw:layer="layout" svg:x1="23.106cm" svg:y1="7.578cm" svg:x2="23.106cm" svg:y2="6.778cm">
            <text:p/>
          </draw:line>
          <draw:line draw:style-name="gr26" draw:text-style-name="P8" draw:layer="layout" svg:x1="23.706cm" svg:y1="7.578cm" svg:x2="23.706cm" svg:y2="6.778cm">
            <text:p/>
          </draw:line>
          <draw:line draw:style-name="gr26" draw:text-style-name="P8" draw:layer="layout" svg:x1="24.306cm" svg:y1="7.578cm" svg:x2="24.306cm" svg:y2="6.778cm">
            <text:p/>
          </draw:line>
          <draw:frame draw:style-name="gr30" draw:text-style-name="P10" draw:layer="layout" svg:width="3.601cm" svg:height="0.831cm" svg:x="18.604cm" svg:y="5.778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91cm" svg:y="6.878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7cm" svg:y="6.879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8cm" svg:y="6.88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7cm" svg:y="6.879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4cm" svg:y="6.882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93cm" svg:y="6.881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7cm" svg:y="6.881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91cm" svg:y="6.879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6cm" svg:y="6.879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9cm" svg:y="6.88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4cm" svg:y="6.88cm">
            <draw:text-box>
              <text:p><text:span text:style-name="T7">3</text:span></text:p>
            </draw:text-box>
          </draw:frame>
          <draw:line draw:style-name="gr26" draw:text-style-name="P8" draw:layer="layout" svg:x1="24.906cm" svg:y1="6.778cm" svg:x2="24.906cm" svg:y2="7.578cm">
            <text:p/>
          </draw:line>
          <draw:frame draw:style-name="gr32" draw:text-style-name="P10" draw:layer="layout" svg:width="0.68cm" svg:height="0.831cm" svg:x="24.239cm" svg:y="6.878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9cm" svg:y="6.809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03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01cm">
          <draw:text-box>
            <text:p><text:span text:style-name="T7">4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refix</text:span></text:p>
          </draw:text-box>
        </draw:frame>
        <draw:custom-shape draw:style-name="gr41" draw:text-style-name="P16" xml:id="id143" draw:id="id143" draw:layer="layout" svg:width="6.4cm" svg:height="0.796cm" svg:x="2cm" svg:y="10.7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6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4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7" draw:text-style-name="P15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8" draw:text-style-name="P15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9" draw:text-style-name="P15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20" draw:text-style-name="P15" draw:layer="layout" svg:width="8.235cm" svg:height="1cm" svg:x="0.85cm" svg:y="4.4cm">
          <draw:text-box>
            <text:list text:style-name="L1">
              <text:list-item>
                <text:p><text:span text:style-name="T10">Scan the Prefix Expression <text:s/></text:span></text:p>
              </text:list-item>
            </text:list>
          </draw:text-box>
        </draw:frame>
        <draw:frame draw:style-name="gr21" draw:text-style-name="P15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2" draw:text-style-name="P15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3" draw:text-style-name="P15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5" draw:text-style-name="P17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8" draw:layer="layout" svg:x1="15.2cm" svg:y1="5.7cm" svg:x2="16cm" svg:y2="5.7cm">
            <text:p/>
          </draw:line>
          <draw:line draw:style-name="gr26" draw:text-style-name="P8" draw:layer="layout" svg:x1="15.2cm" svg:y1="8.7cm" svg:x2="16cm" svg:y2="8.7cm">
            <text:p/>
          </draw:line>
          <draw:line draw:style-name="gr26" draw:text-style-name="P8" draw:layer="layout" svg:x1="15.2cm" svg:y1="8.1cm" svg:x2="16cm" svg:y2="8.1cm">
            <text:p/>
          </draw:line>
          <draw:line draw:style-name="gr26" draw:text-style-name="P8" draw:layer="layout" svg:x1="15.2cm" svg:y1="7.5cm" svg:x2="16cm" svg:y2="7.5cm">
            <text:p/>
          </draw:line>
          <draw:line draw:style-name="gr26" draw:text-style-name="P8" draw:layer="layout" svg:x1="15.2cm" svg:y1="6.9cm" svg:x2="16cm" svg:y2="6.9cm">
            <text:p/>
          </draw:line>
          <draw:line draw:style-name="gr26" draw:text-style-name="P8" draw:layer="layout" svg:x1="15.2cm" svg:y1="6.3cm" svg:x2="16cm" svg:y2="6.3cm">
            <text:p/>
          </draw:line>
          <draw:line draw:style-name="gr26" draw:text-style-name="P8" draw:layer="layout" svg:x1="15.2cm" svg:y1="9.3cm" svg:x2="16cm" svg:y2="9.3cm">
            <text:p/>
          </draw:line>
          <draw:line draw:style-name="gr26" draw:text-style-name="P8" draw:layer="layout" svg:x1="15.2cm" svg:y1="5.1cm" svg:x2="16cm" svg:y2="5.1cm">
            <text:p/>
          </draw:line>
        </draw:g>
        <draw:frame draw:style-name="gr27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5" draw:text-style-name="P18" draw:layer="layout" svg:x1="25.9cm" svg:y1="8.6cm" svg:x2="25.9cm" svg:y2="7.812cm">
          <text:p/>
        </draw:line>
        <draw:g>
          <draw:custom-shape draw:style-name="gr28" draw:text-style-name="P17" draw:layer="layout" svg:width="0.8cm" svg:height="7.8cm" draw:transform="rotate (1.5707963267949) translate (17.706cm 7.5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8" draw:layer="layout" svg:x1="18.906cm" svg:y1="7.578cm" svg:x2="18.906cm" svg:y2="6.778cm">
            <text:p/>
          </draw:line>
          <draw:line draw:style-name="gr26" draw:text-style-name="P8" draw:layer="layout" svg:x1="21.906cm" svg:y1="7.578cm" svg:x2="21.906cm" svg:y2="6.778cm">
            <text:p/>
          </draw:line>
          <draw:line draw:style-name="gr26" draw:text-style-name="P8" draw:layer="layout" svg:x1="21.306cm" svg:y1="7.578cm" svg:x2="21.306cm" svg:y2="6.778cm">
            <text:p/>
          </draw:line>
          <draw:line draw:style-name="gr26" draw:text-style-name="P8" draw:layer="layout" svg:x1="20.706cm" svg:y1="7.578cm" svg:x2="20.706cm" svg:y2="6.778cm">
            <text:p/>
          </draw:line>
          <draw:line draw:style-name="gr26" draw:text-style-name="P8" draw:layer="layout" svg:x1="20.106cm" svg:y1="7.578cm" svg:x2="20.106cm" svg:y2="6.778cm">
            <text:p/>
          </draw:line>
          <draw:line draw:style-name="gr26" draw:text-style-name="P8" draw:layer="layout" svg:x1="19.506cm" svg:y1="7.578cm" svg:x2="19.506cm" svg:y2="6.778cm">
            <text:p/>
          </draw:line>
          <draw:line draw:style-name="gr26" draw:text-style-name="P8" draw:layer="layout" svg:x1="22.506cm" svg:y1="7.578cm" svg:x2="22.506cm" svg:y2="6.778cm">
            <text:p/>
          </draw:line>
          <draw:line draw:style-name="gr26" draw:text-style-name="P8" draw:layer="layout" svg:x1="18.306cm" svg:y1="7.578cm" svg:x2="18.306cm" svg:y2="6.778cm">
            <text:p/>
          </draw:line>
          <draw:line draw:style-name="gr29" draw:text-style-name="P8" draw:layer="layout" svg:x1="23.106cm" svg:y1="7.578cm" svg:x2="23.106cm" svg:y2="6.778cm">
            <text:p/>
          </draw:line>
          <draw:line draw:style-name="gr26" draw:text-style-name="P8" draw:layer="layout" svg:x1="23.706cm" svg:y1="7.578cm" svg:x2="23.706cm" svg:y2="6.778cm">
            <text:p/>
          </draw:line>
          <draw:line draw:style-name="gr26" draw:text-style-name="P8" draw:layer="layout" svg:x1="24.306cm" svg:y1="7.578cm" svg:x2="24.306cm" svg:y2="6.778cm">
            <text:p/>
          </draw:line>
          <draw:frame draw:style-name="gr30" draw:text-style-name="P10" draw:layer="layout" svg:width="3.601cm" svg:height="0.831cm" svg:x="18.604cm" svg:y="5.778cm">
            <draw:text-box>
              <text:p><text:span text:style-name="T7">Prefix array</text:span></text:p>
            </draw:text-box>
          </draw:frame>
          <draw:frame draw:style-name="gr16" draw:text-style-name="P10" draw:layer="layout" svg:width="0.815cm" svg:height="0.831cm" svg:x="23.591cm" svg:y="6.878cm">
            <draw:text-box>
              <text:p><text:span text:style-name="T7">*</text:span></text:p>
            </draw:text-box>
          </draw:frame>
          <draw:frame draw:style-name="gr31" draw:text-style-name="P10" draw:layer="layout" svg:width="0.815cm" svg:height="0.831cm" svg:x="17.607cm" svg:y="6.879cm">
            <draw:text-box>
              <text:p><text:span text:style-name="T7">1</text:span></text:p>
            </draw:text-box>
          </draw:frame>
          <draw:frame draw:style-name="gr16" draw:text-style-name="P10" draw:layer="layout" svg:width="0.815cm" svg:height="0.831cm" svg:x="18.808cm" svg:y="6.88cm">
            <draw:text-box>
              <text:p><text:span text:style-name="T7">+</text:span></text:p>
            </draw:text-box>
          </draw:frame>
          <draw:frame draw:style-name="gr31" draw:text-style-name="P10" draw:layer="layout" svg:width="0.815cm" svg:height="0.831cm" svg:x="19.407cm" svg:y="6.879cm">
            <draw:text-box>
              <text:p><text:span text:style-name="T7">4</text:span></text:p>
            </draw:text-box>
          </draw:frame>
          <draw:frame draw:style-name="gr16" draw:text-style-name="P10" draw:layer="layout" svg:width="0.815cm" svg:height="0.831cm" svg:x="18.194cm" svg:y="6.882cm">
            <draw:text-box>
              <text:p><text:span text:style-name="T7">1</text:span></text:p>
            </draw:text-box>
          </draw:frame>
          <draw:frame draw:style-name="gr31" draw:text-style-name="P10" draw:layer="layout" svg:width="0.815cm" svg:height="0.831cm" svg:x="20.593cm" svg:y="6.881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21.207cm" svg:y="6.881cm">
            <draw:text-box>
              <text:p><text:span text:style-name="T7">/</text:span></text:p>
            </draw:text-box>
          </draw:frame>
          <draw:frame draw:style-name="gr16" draw:text-style-name="P10" draw:layer="layout" svg:width="0.815cm" svg:height="0.831cm" svg:x="19.991cm" svg:y="6.879cm">
            <draw:text-box>
              <text:p><text:span text:style-name="T7">8</text:span></text:p>
            </draw:text-box>
          </draw:frame>
          <draw:frame draw:style-name="gr16" draw:text-style-name="P10" draw:layer="layout" svg:width="0.815cm" svg:height="0.831cm" svg:x="23.006cm" svg:y="6.879cm">
            <draw:text-box>
              <text:p><text:span text:style-name="T7">2</text:span></text:p>
            </draw:text-box>
          </draw:frame>
          <draw:frame draw:style-name="gr16" draw:text-style-name="P10" draw:layer="layout" svg:width="0.815cm" svg:height="0.831cm" svg:x="22.409cm" svg:y="6.88cm">
            <draw:text-box>
              <text:p><text:span text:style-name="T7">3</text:span></text:p>
            </draw:text-box>
          </draw:frame>
          <draw:frame draw:style-name="gr16" draw:text-style-name="P10" draw:layer="layout" svg:width="0.815cm" svg:height="0.831cm" svg:x="21.894cm" svg:y="6.88cm">
            <draw:text-box>
              <text:p><text:span text:style-name="T7">3</text:span></text:p>
            </draw:text-box>
          </draw:frame>
          <draw:line draw:style-name="gr26" draw:text-style-name="P8" draw:layer="layout" svg:x1="24.906cm" svg:y1="6.778cm" svg:x2="24.906cm" svg:y2="7.578cm">
            <text:p/>
          </draw:line>
          <draw:frame draw:style-name="gr32" draw:text-style-name="P10" draw:layer="layout" svg:width="0.68cm" svg:height="0.831cm" svg:x="24.239cm" svg:y="6.878cm">
            <draw:text-box>
              <text:p><text:span text:style-name="T7">-</text:span></text:p>
            </draw:text-box>
          </draw:frame>
          <draw:frame draw:style-name="gr33" draw:text-style-name="P10" draw:layer="layout" svg:width="0.917cm" svg:height="0.831cm" svg:x="24.789cm" svg:y="6.809cm">
            <draw:text-box>
              <text:p><text:span text:style-name="T7">+</text:span></text:p>
            </draw:text-box>
          </draw:frame>
        </draw:g>
        <draw:frame draw:style-name="gr15" draw:text-style-name="P11" draw:layer="layout" svg:width="9.912cm" svg:height="1cm" svg:x="13.403cm" svg:y="2.807cm">
          <draw:text-box>
            <text:list text:style-name="L1">
              <text:list-item>
                <text:p><text:span text:style-name="T8">1 1 + 4 8 / / 3 3 2 * - + $ </text:span></text:p>
              </text:list-item>
            </text:list>
          </draw:text-box>
        </draw:frame>
        <draw:frame draw:style-name="gr31" draw:text-style-name="P10" draw:layer="layout" svg:width="0.815cm" svg:height="0.831cm" svg:x="15.203cm" svg:y="9.201cm">
          <draw:text-box>
            <text:p xml:id="id144" text:id="id144"><text:span text:style-name="T7">4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144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 xml:id="id145" text:id="id145"><text:span text:style-name="T4">Data Structure –Stack Application <text:s/></text:span><text:span text:style-name="T5"><text:line-break/></text:span><text:span text:style-name="T5">Summary</text:span></text:p>
          </draw:text-box>
        </draw:frame>
        <draw:frame draw:style-name="gr42" draw:text-style-name="P19" xml:id="id151" draw:id="id151" draw:layer="layout" svg:width="7.355cm" svg:height="1cm" svg:x="1.9cm" svg:y="9.4cm">
          <draw:text-box>
            <text:list text:style-name="L1">
              <text:list-item>
                <text:p><text:span text:style-name="T12">Infix to Postfix</text:span></text:p>
              </text:list-item>
            </text:list>
          </draw:text-box>
        </draw:frame>
        <draw:frame draw:style-name="gr43" draw:text-style-name="P19" xml:id="id152" draw:id="id152" draw:layer="layout" svg:width="5.293cm" svg:height="0.988cm" svg:x="2cm" svg:y="10.7cm">
          <draw:text-box>
            <text:list text:style-name="L1">
              <text:list-item>
                <text:p><text:span text:style-name="T12">Infix to Prefix</text:span></text:p>
              </text:list-item>
            </text:list>
          </draw:text-box>
        </draw:frame>
        <draw:frame draw:style-name="gr44" draw:text-style-name="P19" xml:id="id153" draw:id="id153" draw:layer="layout" svg:width="14.7cm" svg:height="1.568cm" svg:x="2cm" svg:y="11.832cm">
          <draw:text-box>
            <text:list text:style-name="L1">
              <text:list-item>
                <text:p><text:span text:style-name="T13">Time complexity is O(n) </text:span><text:span text:style-name="T14"><text:s text:c="2"/></text:span></text:p>
              </text:list-item>
            </text:list>
          </draw:text-box>
        </draw:frame>
        <draw:frame draw:style-name="gr45" draw:text-style-name="P11" xml:id="id146" draw:id="id146" draw:layer="layout" svg:width="12.93cm" svg:height="1cm" svg:x="1.2cm" svg:y="3.1cm">
          <draw:text-box>
            <text:list text:style-name="L1">
              <text:list-item>
                <text:p><text:span text:style-name="T8">An expression can be represented in </text:span></text:p>
              </text:list-item>
            </text:list>
          </draw:text-box>
        </draw:frame>
        <draw:frame draw:style-name="gr46" draw:text-style-name="P11" xml:id="id147" draw:id="id147" draw:layer="layout" svg:width="5.6cm" svg:height="1cm" svg:x="2.2cm" svg:y="4.4cm">
          <draw:text-box>
            <text:list text:style-name="L1">
              <text:list-item>
                <text:p><text:span text:style-name="T8">Infix</text:span></text:p>
              </text:list-item>
            </text:list>
          </draw:text-box>
        </draw:frame>
        <draw:frame draw:style-name="gr46" draw:text-style-name="P11" xml:id="id148" draw:id="id148" draw:layer="layout" svg:width="5.6cm" svg:height="1cm" svg:x="2.147cm" svg:y="5.797cm">
          <draw:text-box>
            <text:list text:style-name="L1">
              <text:list-item>
                <text:p><text:span text:style-name="T8">Postfix</text:span></text:p>
              </text:list-item>
            </text:list>
          </draw:text-box>
        </draw:frame>
        <draw:frame draw:style-name="gr46" draw:text-style-name="P11" xml:id="id149" draw:id="id149" draw:layer="layout" svg:width="5.6cm" svg:height="1cm" svg:x="2.2cm" svg:y="7.2cm">
          <draw:text-box>
            <text:list text:style-name="L1">
              <text:list-item>
                <text:p><text:span text:style-name="T8">Prefix</text:span></text:p>
              </text:list-item>
            </text:list>
          </draw:text-box>
        </draw:frame>
        <draw:frame draw:style-name="gr47" draw:text-style-name="P19" xml:id="id150" draw:id="id150" draw:layer="layout" svg:width="9.624cm" svg:height="1cm" svg:x="1.145cm" svg:y="8.3cm">
          <draw:text-box>
            <text:list text:style-name="L1">
              <text:list-item>
                <text:p><text:span text:style-name="T12">Conversion and Evalu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45" anim:sub-item="text" smil:attributeName="visibility" smil:to="visible"/>
                  <anim:animate smil:dur="0.5s" smil:fill="hold" smil:targetElement="id145" anim:sub-item="text" smil:attributeName="width" smil:values="0;width" smil:keyTimes="0;1"/>
                  <anim:animate smil:dur="0.5s" smil:fill="hold" smil:targetElement="id145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46" smil:attributeName="visibility" smil:to="visible"/>
                  <anim:transitionFilter smil:dur="0.5s" smil:targetElement="id146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147" smil:attributeName="visibility" smil:to="visible"/>
                  <anim:transitionFilter smil:dur="0.5s" smil:targetElement="id147" smil:type="barWipe" smil:subtype="leftToRight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148" smil:attributeName="visibility" smil:to="visible"/>
                  <anim:transitionFilter smil:dur="0.5s" smil:targetElement="id148" smil:type="barWipe" smil:subtype="leftToRight"/>
                </anim:par>
              </anim:par>
              <anim:par smil:begin="1.5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149" smil:attributeName="visibility" smil:to="visible"/>
                  <anim:transitionFilter smil:dur="0.5s" smil:targetElement="id14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151" smil:attributeName="visibility" smil:to="visible"/>
                  <anim:transitionFilter smil:dur="0.5s" smil:targetElement="id151" smil:type="barWipe" smil:subtype="leftToRight"/>
                </anim:par>
              </anim:par>
              <anim:par smil:begin="0.501s">
                <anim:par smil:begin="0s" smil:fill="hold" presentation:node-type="after-previous" presentation:preset-class="entrance" presentation:preset-id="ooo-entrance-wipe" presentation:preset-sub-type="from-left" presentation:preset-property="Direction">
                  <anim:set smil:begin="0s" smil:dur="0.001s" smil:fill="hold" smil:targetElement="id152" smil:attributeName="visibility" smil:to="visible"/>
                  <anim:transitionFilter smil:dur="0.5s" smil:targetElement="id15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ub_5f_header_5f_" presentation:presentation-page-layout-name="AL2T1"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Queu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47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4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4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4DT44M28S</meta:editing-duration>
    <meta:editing-cycles>140</meta:editing-cycles>
    <meta:generator>LibreOffice/7.3.2.2$Windows_X86_64 LibreOffice_project/49f2b1bff42cfccbd8f788c8dc32c1c309559be0</meta:generator>
    <dc:title>Bright Blue</dc:title>
    <dc:date>2022-05-18T06:36:29.716000000</dc:date>
    <meta:document-statistic meta:object-count="3368"/>
    <meta:template xlink:type="simple" xlink:actuate="onRequest" xlink:title="Bright Blue" xlink:href="../R05_Flowchart.odp" meta:date="2020-04-08T20:36:48.497255069"/>
  </office:meta>
</office:document-meta>
</file>